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91pt"/>
    </style:style>
    <style:style style:name="co3" style:family="table-column">
      <style:table-column-properties fo:break-before="auto" style:column-width="75.26pt"/>
    </style:style>
    <style:style style:name="co4" style:family="table-column">
      <style:table-column-properties fo:break-before="auto" style:column-width="3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94.89pt" svg:height="443.23pt" svg:x="241.71pt" svg:y="36.28pt">
            <loext:p draw:notify-on-update-of-ranges="Sheet1.A1:Sheet1.A950 Sheet1.C1:Sheet1.C9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ime (fs)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Log(Population)</text:p>
          </table:table-cell>
          <table:table-cell table:number-columns-repeated="1021"/>
        </table:table-row>
        <table:table-row table:style-name="ro1">
          <table:table-cell office:value-type="float" office:value="0.9675537306" calcext:value-type="float">
            <text:p>0.9675537306</text:p>
          </table:table-cell>
          <table:table-cell office:value-type="float" office:value="1" calcext:value-type="float">
            <text:p>1</text:p>
          </table:table-cell>
          <table:table-cell table:formula="of:=LOG([.B2];1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.9351074612" calcext:value-type="float">
            <text:p>1.9351074612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3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2.9026611918" calcext:value-type="float">
            <text:p>2.9026611918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4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3.8702149224" calcext:value-type="float">
            <text:p>3.8702149224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5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4.837768653" calcext:value-type="float">
            <text:p>4.837768653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6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5.8053223836" calcext:value-type="float">
            <text:p>5.8053223836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7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6.7728761142" calcext:value-type="float">
            <text:p>6.7728761142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8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7.7404298448" calcext:value-type="float">
            <text:p>7.7404298448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9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8.7079835754" calcext:value-type="float">
            <text:p>8.7079835754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10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9.675537306" calcext:value-type="float">
            <text:p>9.675537306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11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10.6430910366" calcext:value-type="float">
            <text:p>10.6430910366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12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11.6106447672" calcext:value-type="float">
            <text:p>11.6106447672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13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12.5781984978" calcext:value-type="float">
            <text:p>12.5781984978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14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13.5457522284" calcext:value-type="float">
            <text:p>13.5457522284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15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14.513305959" calcext:value-type="float">
            <text:p>14.513305959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16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15.4808596896" calcext:value-type="float">
            <text:p>15.4808596896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17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16.4484134202" calcext:value-type="float">
            <text:p>16.4484134202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18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17.4159671508" calcext:value-type="float">
            <text:p>17.4159671508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19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18.3835208814" calcext:value-type="float">
            <text:p>18.3835208814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20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19.351074612" calcext:value-type="float">
            <text:p>19.351074612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21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20.3186283426" calcext:value-type="float">
            <text:p>20.3186283426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22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21.2861820732" calcext:value-type="float">
            <text:p>21.2861820732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23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22.2537358038" calcext:value-type="float">
            <text:p>22.2537358038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24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23.2212895344" calcext:value-type="float">
            <text:p>23.2212895344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25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24.188843265" calcext:value-type="float">
            <text:p>24.188843265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26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25.1563969956" calcext:value-type="float">
            <text:p>25.1563969956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27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26.1239507262" calcext:value-type="float">
            <text:p>26.1239507262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28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27.0915044568" calcext:value-type="float">
            <text:p>27.0915044568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29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28.0590581874" calcext:value-type="float">
            <text:p>28.0590581874</text:p>
          </table:table-cell>
          <table:table-cell office:value-type="float" office:value="0.983333333333333" calcext:value-type="float">
            <text:p>0.9833333333</text:p>
          </table:table-cell>
          <table:table-cell table:formula="of:=LN([.B30])" office:value-type="float" office:value="-0.0168071183163815" calcext:value-type="float">
            <text:p>-0.0168071183</text:p>
          </table:table-cell>
          <table:table-cell table:number-columns-repeated="1021"/>
        </table:table-row>
        <table:table-row table:style-name="ro1">
          <table:table-cell office:value-type="float" office:value="29.026611918" calcext:value-type="float">
            <text:p>29.026611918</text:p>
          </table:table-cell>
          <table:table-cell office:value-type="float" office:value="0.966666666666667" calcext:value-type="float">
            <text:p>0.9666666667</text:p>
          </table:table-cell>
          <table:table-cell table:formula="of:=LN([.B31])" office:value-type="float" office:value="-0.0339015516756809" calcext:value-type="float">
            <text:p>-0.0339015517</text:p>
          </table:table-cell>
          <table:table-cell table:number-columns-repeated="1021"/>
        </table:table-row>
        <table:table-row table:style-name="ro1">
          <table:table-cell office:value-type="float" office:value="29.9941656486" calcext:value-type="float">
            <text:p>29.9941656486</text:p>
          </table:table-cell>
          <table:table-cell office:value-type="float" office:value="0.966666666666667" calcext:value-type="float">
            <text:p>0.9666666667</text:p>
          </table:table-cell>
          <table:table-cell table:formula="of:=LN([.B32])" office:value-type="float" office:value="-0.0339015516756809" calcext:value-type="float">
            <text:p>-0.0339015517</text:p>
          </table:table-cell>
          <table:table-cell table:number-columns-repeated="1021"/>
        </table:table-row>
        <table:table-row table:style-name="ro1">
          <table:table-cell office:value-type="float" office:value="30.9617193792" calcext:value-type="float">
            <text:p>30.9617193792</text:p>
          </table:table-cell>
          <table:table-cell office:value-type="float" office:value="0.966666666666667" calcext:value-type="float">
            <text:p>0.9666666667</text:p>
          </table:table-cell>
          <table:table-cell table:formula="of:=LN([.B33])" office:value-type="float" office:value="-0.0339015516756809" calcext:value-type="float">
            <text:p>-0.0339015517</text:p>
          </table:table-cell>
          <table:table-cell table:number-columns-repeated="1021"/>
        </table:table-row>
        <table:table-row table:style-name="ro1">
          <table:table-cell office:value-type="float" office:value="31.9292731098" calcext:value-type="float">
            <text:p>31.9292731098</text:p>
          </table:table-cell>
          <table:table-cell office:value-type="float" office:value="0.966666666666667" calcext:value-type="float">
            <text:p>0.9666666667</text:p>
          </table:table-cell>
          <table:table-cell table:formula="of:=LN([.B34])" office:value-type="float" office:value="-0.0339015516756809" calcext:value-type="float">
            <text:p>-0.0339015517</text:p>
          </table:table-cell>
          <table:table-cell table:number-columns-repeated="1021"/>
        </table:table-row>
        <table:table-row table:style-name="ro1">
          <table:table-cell office:value-type="float" office:value="32.8968268404" calcext:value-type="float">
            <text:p>32.8968268404</text:p>
          </table:table-cell>
          <table:table-cell office:value-type="float" office:value="0.966666666666667" calcext:value-type="float">
            <text:p>0.9666666667</text:p>
          </table:table-cell>
          <table:table-cell table:formula="of:=LN([.B35])" office:value-type="float" office:value="-0.0339015516756809" calcext:value-type="float">
            <text:p>-0.0339015517</text:p>
          </table:table-cell>
          <table:table-cell table:number-columns-repeated="1021"/>
        </table:table-row>
        <table:table-row table:style-name="ro1">
          <table:table-cell office:value-type="float" office:value="33.864380571" calcext:value-type="float">
            <text:p>33.864380571</text:p>
          </table:table-cell>
          <table:table-cell office:value-type="float" office:value="0.966666666666667" calcext:value-type="float">
            <text:p>0.9666666667</text:p>
          </table:table-cell>
          <table:table-cell table:formula="of:=LN([.B36])" office:value-type="float" office:value="-0.0339015516756809" calcext:value-type="float">
            <text:p>-0.0339015517</text:p>
          </table:table-cell>
          <table:table-cell table:number-columns-repeated="1021"/>
        </table:table-row>
        <table:table-row table:style-name="ro1">
          <table:table-cell office:value-type="float" office:value="34.8319343016" calcext:value-type="float">
            <text:p>34.8319343016</text:p>
          </table:table-cell>
          <table:table-cell office:value-type="float" office:value="0.966666666666667" calcext:value-type="float">
            <text:p>0.9666666667</text:p>
          </table:table-cell>
          <table:table-cell table:formula="of:=LN([.B37])" office:value-type="float" office:value="-0.0339015516756809" calcext:value-type="float">
            <text:p>-0.0339015517</text:p>
          </table:table-cell>
          <table:table-cell table:number-columns-repeated="1021"/>
        </table:table-row>
        <table:table-row table:style-name="ro1">
          <table:table-cell office:value-type="float" office:value="35.7994880322" calcext:value-type="float">
            <text:p>35.7994880322</text:p>
          </table:table-cell>
          <table:table-cell office:value-type="float" office:value="0.966666666666667" calcext:value-type="float">
            <text:p>0.9666666667</text:p>
          </table:table-cell>
          <table:table-cell table:formula="of:=LN([.B38])" office:value-type="float" office:value="-0.0339015516756809" calcext:value-type="float">
            <text:p>-0.0339015517</text:p>
          </table:table-cell>
          <table:table-cell table:number-columns-repeated="1021"/>
        </table:table-row>
        <table:table-row table:style-name="ro1">
          <table:table-cell office:value-type="float" office:value="36.7670417628" calcext:value-type="float">
            <text:p>36.7670417628</text:p>
          </table:table-cell>
          <table:table-cell office:value-type="float" office:value="0.966666666666667" calcext:value-type="float">
            <text:p>0.9666666667</text:p>
          </table:table-cell>
          <table:table-cell table:formula="of:=LN([.B39])" office:value-type="float" office:value="-0.0339015516756809" calcext:value-type="float">
            <text:p>-0.0339015517</text:p>
          </table:table-cell>
          <table:table-cell table:number-columns-repeated="1021"/>
        </table:table-row>
        <table:table-row table:style-name="ro1">
          <table:table-cell office:value-type="float" office:value="37.7345954934" calcext:value-type="float">
            <text:p>37.7345954934</text:p>
          </table:table-cell>
          <table:table-cell office:value-type="float" office:value="0.95" calcext:value-type="float">
            <text:p>0.95</text:p>
          </table:table-cell>
          <table:table-cell table:formula="of:=LN([.B40])" office:value-type="float" office:value="-0.0512932943875505" calcext:value-type="float">
            <text:p>-0.0512932944</text:p>
          </table:table-cell>
          <table:table-cell table:number-columns-repeated="1021"/>
        </table:table-row>
        <table:table-row table:style-name="ro1">
          <table:table-cell office:value-type="float" office:value="38.702149224" calcext:value-type="float">
            <text:p>38.702149224</text:p>
          </table:table-cell>
          <table:table-cell office:value-type="float" office:value="0.95" calcext:value-type="float">
            <text:p>0.95</text:p>
          </table:table-cell>
          <table:table-cell table:formula="of:=LN([.B41])" office:value-type="float" office:value="-0.0512932943875505" calcext:value-type="float">
            <text:p>-0.0512932944</text:p>
          </table:table-cell>
          <table:table-cell table:number-columns-repeated="6"/>
          <table:table-cell table:style-name="ce1" office:value-type="string" calcext:value-type="string">
            <text:p>Decay lifetime</text:p>
          </table:table-cell>
          <table:table-cell table:formula="of:=1/0.0048227885" office:value-type="float" office:value="207.348922723856" calcext:value-type="float">
            <text:p>207.3489227239</text:p>
          </table:table-cell>
          <table:table-cell table:number-columns-repeated="1013"/>
        </table:table-row>
        <table:table-row table:style-name="ro1">
          <table:table-cell office:value-type="float" office:value="39.6697029546" calcext:value-type="float">
            <text:p>39.6697029546</text:p>
          </table:table-cell>
          <table:table-cell office:value-type="float" office:value="0.95" calcext:value-type="float">
            <text:p>0.95</text:p>
          </table:table-cell>
          <table:table-cell table:formula="of:=LN([.B42])" office:value-type="float" office:value="-0.0512932943875505" calcext:value-type="float">
            <text:p>-0.0512932944</text:p>
          </table:table-cell>
          <table:table-cell table:number-columns-repeated="1021"/>
        </table:table-row>
        <table:table-row table:style-name="ro1">
          <table:table-cell office:value-type="float" office:value="40.6372566852" calcext:value-type="float">
            <text:p>40.6372566852</text:p>
          </table:table-cell>
          <table:table-cell office:value-type="float" office:value="0.933333333333333" calcext:value-type="float">
            <text:p>0.9333333333</text:p>
          </table:table-cell>
          <table:table-cell table:formula="of:=LN([.B43])" office:value-type="float" office:value="-0.0689928714869517" calcext:value-type="float">
            <text:p>-0.0689928715</text:p>
          </table:table-cell>
          <table:table-cell table:number-columns-repeated="1021"/>
        </table:table-row>
        <table:table-row table:style-name="ro1">
          <table:table-cell office:value-type="float" office:value="41.6048104158" calcext:value-type="float">
            <text:p>41.6048104158</text:p>
          </table:table-cell>
          <table:table-cell office:value-type="float" office:value="0.916666666666667" calcext:value-type="float">
            <text:p>0.9166666667</text:p>
          </table:table-cell>
          <table:table-cell table:formula="of:=LN([.B44])" office:value-type="float" office:value="-0.0870113769896293" calcext:value-type="float">
            <text:p>-0.087011377</text:p>
          </table:table-cell>
          <table:table-cell table:number-columns-repeated="1021"/>
        </table:table-row>
        <table:table-row table:style-name="ro1">
          <table:table-cell office:value-type="float" office:value="42.5723641464" calcext:value-type="float">
            <text:p>42.5723641464</text:p>
          </table:table-cell>
          <table:table-cell office:value-type="float" office:value="0.9" calcext:value-type="float">
            <text:p>0.9</text:p>
          </table:table-cell>
          <table:table-cell table:formula="of:=LN([.B45])" office:value-type="float" office:value="-0.105360515657826" calcext:value-type="float">
            <text:p>-0.1053605157</text:p>
          </table:table-cell>
          <table:table-cell table:number-columns-repeated="1021"/>
        </table:table-row>
        <table:table-row table:style-name="ro1">
          <table:table-cell office:value-type="float" office:value="43.539917877" calcext:value-type="float">
            <text:p>43.539917877</text:p>
          </table:table-cell>
          <table:table-cell office:value-type="float" office:value="0.9" calcext:value-type="float">
            <text:p>0.9</text:p>
          </table:table-cell>
          <table:table-cell table:formula="of:=LN([.B46])" office:value-type="float" office:value="-0.105360515657826" calcext:value-type="float">
            <text:p>-0.1053605157</text:p>
          </table:table-cell>
          <table:table-cell table:number-columns-repeated="1021"/>
        </table:table-row>
        <table:table-row table:style-name="ro1">
          <table:table-cell office:value-type="float" office:value="44.5074716076" calcext:value-type="float">
            <text:p>44.5074716076</text:p>
          </table:table-cell>
          <table:table-cell office:value-type="float" office:value="0.9" calcext:value-type="float">
            <text:p>0.9</text:p>
          </table:table-cell>
          <table:table-cell table:formula="of:=LN([.B47])" office:value-type="float" office:value="-0.105360515657826" calcext:value-type="float">
            <text:p>-0.1053605157</text:p>
          </table:table-cell>
          <table:table-cell table:number-columns-repeated="1021"/>
        </table:table-row>
        <table:table-row table:style-name="ro1">
          <table:table-cell office:value-type="float" office:value="45.4750253382" calcext:value-type="float">
            <text:p>45.4750253382</text:p>
          </table:table-cell>
          <table:table-cell office:value-type="float" office:value="0.833333333333333" calcext:value-type="float">
            <text:p>0.8333333333</text:p>
          </table:table-cell>
          <table:table-cell table:formula="of:=LN([.B48])" office:value-type="float" office:value="-0.182321556793955" calcext:value-type="float">
            <text:p>-0.1823215568</text:p>
          </table:table-cell>
          <table:table-cell table:number-columns-repeated="1021"/>
        </table:table-row>
        <table:table-row table:style-name="ro1">
          <table:table-cell office:value-type="float" office:value="46.4425790688" calcext:value-type="float">
            <text:p>46.4425790688</text:p>
          </table:table-cell>
          <table:table-cell office:value-type="float" office:value="0.833333333333333" calcext:value-type="float">
            <text:p>0.8333333333</text:p>
          </table:table-cell>
          <table:table-cell table:formula="of:=LN([.B49])" office:value-type="float" office:value="-0.182321556793955" calcext:value-type="float">
            <text:p>-0.1823215568</text:p>
          </table:table-cell>
          <table:table-cell table:number-columns-repeated="1021"/>
        </table:table-row>
        <table:table-row table:style-name="ro1">
          <table:table-cell office:value-type="float" office:value="47.4101327994" calcext:value-type="float">
            <text:p>47.4101327994</text:p>
          </table:table-cell>
          <table:table-cell office:value-type="float" office:value="0.833333333333333" calcext:value-type="float">
            <text:p>0.8333333333</text:p>
          </table:table-cell>
          <table:table-cell table:formula="of:=LN([.B50])" office:value-type="float" office:value="-0.182321556793955" calcext:value-type="float">
            <text:p>-0.1823215568</text:p>
          </table:table-cell>
          <table:table-cell table:number-columns-repeated="1021"/>
        </table:table-row>
        <table:table-row table:style-name="ro1">
          <table:table-cell office:value-type="float" office:value="48.37768653" calcext:value-type="float">
            <text:p>48.37768653</text:p>
          </table:table-cell>
          <table:table-cell office:value-type="float" office:value="0.816666666666667" calcext:value-type="float">
            <text:p>0.8166666667</text:p>
          </table:table-cell>
          <table:table-cell table:formula="of:=LN([.B51])" office:value-type="float" office:value="-0.202524264111474" calcext:value-type="float">
            <text:p>-0.2025242641</text:p>
          </table:table-cell>
          <table:table-cell table:number-columns-repeated="1021"/>
        </table:table-row>
        <table:table-row table:style-name="ro1">
          <table:table-cell office:value-type="float" office:value="49.3452402606" calcext:value-type="float">
            <text:p>49.3452402606</text:p>
          </table:table-cell>
          <table:table-cell office:value-type="float" office:value="0.8" calcext:value-type="float">
            <text:p>0.8</text:p>
          </table:table-cell>
          <table:table-cell table:formula="of:=LN([.B52])" office:value-type="float" office:value="-0.22314355131421" calcext:value-type="float">
            <text:p>-0.2231435513</text:p>
          </table:table-cell>
          <table:table-cell table:number-columns-repeated="1021"/>
        </table:table-row>
        <table:table-row table:style-name="ro1">
          <table:table-cell office:value-type="float" office:value="50.3127939912" calcext:value-type="float">
            <text:p>50.3127939912</text:p>
          </table:table-cell>
          <table:table-cell office:value-type="float" office:value="0.8" calcext:value-type="float">
            <text:p>0.8</text:p>
          </table:table-cell>
          <table:table-cell table:formula="of:=LN([.B53])" office:value-type="float" office:value="-0.22314355131421" calcext:value-type="float">
            <text:p>-0.2231435513</text:p>
          </table:table-cell>
          <table:table-cell table:number-columns-repeated="1021"/>
        </table:table-row>
        <table:table-row table:style-name="ro1">
          <table:table-cell office:value-type="float" office:value="51.2803477218" calcext:value-type="float">
            <text:p>51.2803477218</text:p>
          </table:table-cell>
          <table:table-cell office:value-type="float" office:value="0.8" calcext:value-type="float">
            <text:p>0.8</text:p>
          </table:table-cell>
          <table:table-cell table:formula="of:=LN([.B54])" office:value-type="float" office:value="-0.22314355131421" calcext:value-type="float">
            <text:p>-0.2231435513</text:p>
          </table:table-cell>
          <table:table-cell table:number-columns-repeated="1021"/>
        </table:table-row>
        <table:table-row table:style-name="ro1">
          <table:table-cell office:value-type="float" office:value="52.2479014524" calcext:value-type="float">
            <text:p>52.2479014524</text:p>
          </table:table-cell>
          <table:table-cell office:value-type="float" office:value="0.783333333333333" calcext:value-type="float">
            <text:p>0.7833333333</text:p>
          </table:table-cell>
          <table:table-cell table:formula="of:=LN([.B55])" office:value-type="float" office:value="-0.244196960512042" calcext:value-type="float">
            <text:p>-0.2441969605</text:p>
          </table:table-cell>
          <table:table-cell table:number-columns-repeated="1021"/>
        </table:table-row>
        <table:table-row table:style-name="ro1">
          <table:table-cell office:value-type="float" office:value="53.215455183" calcext:value-type="float">
            <text:p>53.215455183</text:p>
          </table:table-cell>
          <table:table-cell office:value-type="float" office:value="0.766666666666667" calcext:value-type="float">
            <text:p>0.7666666667</text:p>
          </table:table-cell>
          <table:table-cell table:formula="of:=LN([.B56])" office:value-type="float" office:value="-0.265703165733005" calcext:value-type="float">
            <text:p>-0.2657031657</text:p>
          </table:table-cell>
          <table:table-cell table:number-columns-repeated="1021"/>
        </table:table-row>
        <table:table-row table:style-name="ro1">
          <table:table-cell office:value-type="float" office:value="54.1830089136" calcext:value-type="float">
            <text:p>54.1830089136</text:p>
          </table:table-cell>
          <table:table-cell office:value-type="float" office:value="0.766666666666667" calcext:value-type="float">
            <text:p>0.7666666667</text:p>
          </table:table-cell>
          <table:table-cell table:formula="of:=LN([.B57])" office:value-type="float" office:value="-0.265703165733005" calcext:value-type="float">
            <text:p>-0.2657031657</text:p>
          </table:table-cell>
          <table:table-cell table:number-columns-repeated="1021"/>
        </table:table-row>
        <table:table-row table:style-name="ro1">
          <table:table-cell office:value-type="float" office:value="55.1505626442" calcext:value-type="float">
            <text:p>55.1505626442</text:p>
          </table:table-cell>
          <table:table-cell office:value-type="float" office:value="0.75" calcext:value-type="float">
            <text:p>0.75</text:p>
          </table:table-cell>
          <table:table-cell table:formula="of:=LN([.B58])" office:value-type="float" office:value="-0.287682072451781" calcext:value-type="float">
            <text:p>-0.2876820725</text:p>
          </table:table-cell>
          <table:table-cell table:number-columns-repeated="1021"/>
        </table:table-row>
        <table:table-row table:style-name="ro1">
          <table:table-cell office:value-type="float" office:value="56.1181163748" calcext:value-type="float">
            <text:p>56.1181163748</text:p>
          </table:table-cell>
          <table:table-cell office:value-type="float" office:value="0.733333333333333" calcext:value-type="float">
            <text:p>0.7333333333</text:p>
          </table:table-cell>
          <table:table-cell table:formula="of:=LN([.B59])" office:value-type="float" office:value="-0.31015492830384" calcext:value-type="float">
            <text:p>-0.3101549283</text:p>
          </table:table-cell>
          <table:table-cell table:number-columns-repeated="1021"/>
        </table:table-row>
        <table:table-row table:style-name="ro1">
          <table:table-cell office:value-type="float" office:value="57.0856701054" calcext:value-type="float">
            <text:p>57.0856701054</text:p>
          </table:table-cell>
          <table:table-cell office:value-type="float" office:value="0.733333333333333" calcext:value-type="float">
            <text:p>0.7333333333</text:p>
          </table:table-cell>
          <table:table-cell table:formula="of:=LN([.B60])" office:value-type="float" office:value="-0.31015492830384" calcext:value-type="float">
            <text:p>-0.3101549283</text:p>
          </table:table-cell>
          <table:table-cell table:number-columns-repeated="1021"/>
        </table:table-row>
        <table:table-row table:style-name="ro1">
          <table:table-cell office:value-type="float" office:value="58.053223836" calcext:value-type="float">
            <text:p>58.053223836</text:p>
          </table:table-cell>
          <table:table-cell office:value-type="float" office:value="0.733333333333333" calcext:value-type="float">
            <text:p>0.7333333333</text:p>
          </table:table-cell>
          <table:table-cell table:formula="of:=LN([.B61])" office:value-type="float" office:value="-0.31015492830384" calcext:value-type="float">
            <text:p>-0.3101549283</text:p>
          </table:table-cell>
          <table:table-cell table:number-columns-repeated="1021"/>
        </table:table-row>
        <table:table-row table:style-name="ro1">
          <table:table-cell office:value-type="float" office:value="59.0207775666" calcext:value-type="float">
            <text:p>59.0207775666</text:p>
          </table:table-cell>
          <table:table-cell office:value-type="float" office:value="0.716666666666667" calcext:value-type="float">
            <text:p>0.7166666667</text:p>
          </table:table-cell>
          <table:table-cell table:formula="of:=LN([.B62])" office:value-type="float" office:value="-0.333144446528538" calcext:value-type="float">
            <text:p>-0.3331444465</text:p>
          </table:table-cell>
          <table:table-cell table:number-columns-repeated="1021"/>
        </table:table-row>
        <table:table-row table:style-name="ro1">
          <table:table-cell office:value-type="float" office:value="59.9883312972" calcext:value-type="float">
            <text:p>59.9883312972</text:p>
          </table:table-cell>
          <table:table-cell office:value-type="float" office:value="0.7" calcext:value-type="float">
            <text:p>0.7</text:p>
          </table:table-cell>
          <table:table-cell table:formula="of:=LN([.B63])" office:value-type="float" office:value="-0.356674943938732" calcext:value-type="float">
            <text:p>-0.3566749439</text:p>
          </table:table-cell>
          <table:table-cell table:number-columns-repeated="1021"/>
        </table:table-row>
        <table:table-row table:style-name="ro1">
          <table:table-cell office:value-type="float" office:value="60.9558850278" calcext:value-type="float">
            <text:p>60.9558850278</text:p>
          </table:table-cell>
          <table:table-cell office:value-type="float" office:value="0.65" calcext:value-type="float">
            <text:p>0.65</text:p>
          </table:table-cell>
          <table:table-cell table:formula="of:=LN([.B64])" office:value-type="float" office:value="-0.430782916092454" calcext:value-type="float">
            <text:p>-0.4307829161</text:p>
          </table:table-cell>
          <table:table-cell table:number-columns-repeated="1021"/>
        </table:table-row>
        <table:table-row table:style-name="ro1">
          <table:table-cell office:value-type="float" office:value="61.9234387584" calcext:value-type="float">
            <text:p>61.9234387584</text:p>
          </table:table-cell>
          <table:table-cell office:value-type="float" office:value="0.65" calcext:value-type="float">
            <text:p>0.65</text:p>
          </table:table-cell>
          <table:table-cell table:formula="of:=LN([.B65])" office:value-type="float" office:value="-0.430782916092454" calcext:value-type="float">
            <text:p>-0.4307829161</text:p>
          </table:table-cell>
          <table:table-cell table:number-columns-repeated="1021"/>
        </table:table-row>
        <table:table-row table:style-name="ro1">
          <table:table-cell office:value-type="float" office:value="62.890992489" calcext:value-type="float">
            <text:p>62.890992489</text:p>
          </table:table-cell>
          <table:table-cell office:value-type="float" office:value="0.633333333333333" calcext:value-type="float">
            <text:p>0.6333333333</text:p>
          </table:table-cell>
          <table:table-cell table:formula="of:=LN([.B66])" office:value-type="float" office:value="-0.456758402495715" calcext:value-type="float">
            <text:p>-0.4567584025</text:p>
          </table:table-cell>
          <table:table-cell table:number-columns-repeated="1021"/>
        </table:table-row>
        <table:table-row table:style-name="ro1">
          <table:table-cell office:value-type="float" office:value="63.8585462196" calcext:value-type="float">
            <text:p>63.8585462196</text:p>
          </table:table-cell>
          <table:table-cell office:value-type="float" office:value="0.616666666666667" calcext:value-type="float">
            <text:p>0.6166666667</text:p>
          </table:table-cell>
          <table:table-cell table:formula="of:=LN([.B67])" office:value-type="float" office:value="-0.483426649577876" calcext:value-type="float">
            <text:p>-0.4834266496</text:p>
          </table:table-cell>
          <table:table-cell table:number-columns-repeated="1021"/>
        </table:table-row>
        <table:table-row table:style-name="ro1">
          <table:table-cell office:value-type="float" office:value="64.8260999502" calcext:value-type="float">
            <text:p>64.8260999502</text:p>
          </table:table-cell>
          <table:table-cell office:value-type="float" office:value="0.583333333333333" calcext:value-type="float">
            <text:p>0.5833333333</text:p>
          </table:table-cell>
          <table:table-cell table:formula="of:=LN([.B68])" office:value-type="float" office:value="-0.538996500732688" calcext:value-type="float">
            <text:p>-0.5389965007</text:p>
          </table:table-cell>
          <table:table-cell table:number-columns-repeated="1021"/>
        </table:table-row>
        <table:table-row table:style-name="ro1">
          <table:table-cell office:value-type="float" office:value="65.7936536808" calcext:value-type="float">
            <text:p>65.7936536808</text:p>
          </table:table-cell>
          <table:table-cell office:value-type="float" office:value="0.566666666666667" calcext:value-type="float">
            <text:p>0.5666666667</text:p>
          </table:table-cell>
          <table:table-cell table:formula="of:=LN([.B69])" office:value-type="float" office:value="-0.567984037605939" calcext:value-type="float">
            <text:p>-0.5679840376</text:p>
          </table:table-cell>
          <table:table-cell table:number-columns-repeated="1021"/>
        </table:table-row>
        <table:table-row table:style-name="ro1">
          <table:table-cell office:value-type="float" office:value="66.7612074114" calcext:value-type="float">
            <text:p>66.7612074114</text:p>
          </table:table-cell>
          <table:table-cell office:value-type="float" office:value="0.55" calcext:value-type="float">
            <text:p>0.55</text:p>
          </table:table-cell>
          <table:table-cell table:formula="of:=LN([.B70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67.728761142" calcext:value-type="float">
            <text:p>67.728761142</text:p>
          </table:table-cell>
          <table:table-cell office:value-type="float" office:value="0.55" calcext:value-type="float">
            <text:p>0.55</text:p>
          </table:table-cell>
          <table:table-cell table:formula="of:=LN([.B71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68.6963148726" calcext:value-type="float">
            <text:p>68.6963148726</text:p>
          </table:table-cell>
          <table:table-cell office:value-type="float" office:value="0.55" calcext:value-type="float">
            <text:p>0.55</text:p>
          </table:table-cell>
          <table:table-cell table:formula="of:=LN([.B72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69.6638686032" calcext:value-type="float">
            <text:p>69.6638686032</text:p>
          </table:table-cell>
          <table:table-cell office:value-type="float" office:value="0.55" calcext:value-type="float">
            <text:p>0.55</text:p>
          </table:table-cell>
          <table:table-cell table:formula="of:=LN([.B73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70.6314223338" calcext:value-type="float">
            <text:p>70.6314223338</text:p>
          </table:table-cell>
          <table:table-cell office:value-type="float" office:value="0.55" calcext:value-type="float">
            <text:p>0.55</text:p>
          </table:table-cell>
          <table:table-cell table:formula="of:=LN([.B74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71.5989760644" calcext:value-type="float">
            <text:p>71.5989760644</text:p>
          </table:table-cell>
          <table:table-cell office:value-type="float" office:value="0.55" calcext:value-type="float">
            <text:p>0.55</text:p>
          </table:table-cell>
          <table:table-cell table:formula="of:=LN([.B75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72.566529795" calcext:value-type="float">
            <text:p>72.566529795</text:p>
          </table:table-cell>
          <table:table-cell office:value-type="float" office:value="0.55" calcext:value-type="float">
            <text:p>0.55</text:p>
          </table:table-cell>
          <table:table-cell table:formula="of:=LN([.B76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73.5340835256" calcext:value-type="float">
            <text:p>73.5340835256</text:p>
          </table:table-cell>
          <table:table-cell office:value-type="float" office:value="0.55" calcext:value-type="float">
            <text:p>0.55</text:p>
          </table:table-cell>
          <table:table-cell table:formula="of:=LN([.B77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74.5016372562" calcext:value-type="float">
            <text:p>74.5016372562</text:p>
          </table:table-cell>
          <table:table-cell office:value-type="float" office:value="0.55" calcext:value-type="float">
            <text:p>0.55</text:p>
          </table:table-cell>
          <table:table-cell table:formula="of:=LN([.B78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75.4691909868" calcext:value-type="float">
            <text:p>75.4691909868</text:p>
          </table:table-cell>
          <table:table-cell office:value-type="float" office:value="0.55" calcext:value-type="float">
            <text:p>0.55</text:p>
          </table:table-cell>
          <table:table-cell table:formula="of:=LN([.B79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76.4367447174" calcext:value-type="float">
            <text:p>76.4367447174</text:p>
          </table:table-cell>
          <table:table-cell office:value-type="float" office:value="0.55" calcext:value-type="float">
            <text:p>0.55</text:p>
          </table:table-cell>
          <table:table-cell table:formula="of:=LN([.B80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77.404298448" calcext:value-type="float">
            <text:p>77.404298448</text:p>
          </table:table-cell>
          <table:table-cell office:value-type="float" office:value="0.55" calcext:value-type="float">
            <text:p>0.55</text:p>
          </table:table-cell>
          <table:table-cell table:formula="of:=LN([.B81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78.3718521786" calcext:value-type="float">
            <text:p>78.3718521786</text:p>
          </table:table-cell>
          <table:table-cell office:value-type="float" office:value="0.55" calcext:value-type="float">
            <text:p>0.55</text:p>
          </table:table-cell>
          <table:table-cell table:formula="of:=LN([.B82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79.3394059092" calcext:value-type="float">
            <text:p>79.3394059092</text:p>
          </table:table-cell>
          <table:table-cell office:value-type="float" office:value="0.55" calcext:value-type="float">
            <text:p>0.55</text:p>
          </table:table-cell>
          <table:table-cell table:formula="of:=LN([.B83])" office:value-type="float" office:value="-0.59783700075562" calcext:value-type="float">
            <text:p>-0.5978370008</text:p>
          </table:table-cell>
          <table:table-cell table:number-columns-repeated="1021"/>
        </table:table-row>
        <table:table-row table:style-name="ro1">
          <table:table-cell office:value-type="float" office:value="80.3069596398" calcext:value-type="float">
            <text:p>80.3069596398</text:p>
          </table:table-cell>
          <table:table-cell office:value-type="float" office:value="0.533333333333333" calcext:value-type="float">
            <text:p>0.5333333333</text:p>
          </table:table-cell>
          <table:table-cell table:formula="of:=LN([.B84])" office:value-type="float" office:value="-0.628608659422375" calcext:value-type="float">
            <text:p>-0.6286086594</text:p>
          </table:table-cell>
          <table:table-cell table:number-columns-repeated="1021"/>
        </table:table-row>
        <table:table-row table:style-name="ro1">
          <table:table-cell office:value-type="float" office:value="81.2745133704" calcext:value-type="float">
            <text:p>81.2745133704</text:p>
          </table:table-cell>
          <table:table-cell office:value-type="float" office:value="0.533333333333333" calcext:value-type="float">
            <text:p>0.5333333333</text:p>
          </table:table-cell>
          <table:table-cell table:formula="of:=LN([.B85])" office:value-type="float" office:value="-0.628608659422375" calcext:value-type="float">
            <text:p>-0.6286086594</text:p>
          </table:table-cell>
          <table:table-cell table:number-columns-repeated="1021"/>
        </table:table-row>
        <table:table-row table:style-name="ro1">
          <table:table-cell office:value-type="float" office:value="82.242067101" calcext:value-type="float">
            <text:p>82.242067101</text:p>
          </table:table-cell>
          <table:table-cell office:value-type="float" office:value="0.533333333333333" calcext:value-type="float">
            <text:p>0.5333333333</text:p>
          </table:table-cell>
          <table:table-cell table:formula="of:=LN([.B86])" office:value-type="float" office:value="-0.628608659422375" calcext:value-type="float">
            <text:p>-0.6286086594</text:p>
          </table:table-cell>
          <table:table-cell table:number-columns-repeated="1021"/>
        </table:table-row>
        <table:table-row table:style-name="ro1">
          <table:table-cell office:value-type="float" office:value="83.2096208316" calcext:value-type="float">
            <text:p>83.2096208316</text:p>
          </table:table-cell>
          <table:table-cell office:value-type="float" office:value="0.533333333333333" calcext:value-type="float">
            <text:p>0.5333333333</text:p>
          </table:table-cell>
          <table:table-cell table:formula="of:=LN([.B87])" office:value-type="float" office:value="-0.628608659422375" calcext:value-type="float">
            <text:p>-0.6286086594</text:p>
          </table:table-cell>
          <table:table-cell table:number-columns-repeated="1021"/>
        </table:table-row>
        <table:table-row table:style-name="ro1">
          <table:table-cell office:value-type="float" office:value="84.1771745622" calcext:value-type="float">
            <text:p>84.1771745622</text:p>
          </table:table-cell>
          <table:table-cell office:value-type="float" office:value="0.533333333333333" calcext:value-type="float">
            <text:p>0.5333333333</text:p>
          </table:table-cell>
          <table:table-cell table:formula="of:=LN([.B88])" office:value-type="float" office:value="-0.628608659422375" calcext:value-type="float">
            <text:p>-0.6286086594</text:p>
          </table:table-cell>
          <table:table-cell table:number-columns-repeated="1021"/>
        </table:table-row>
        <table:table-row table:style-name="ro1">
          <table:table-cell office:value-type="float" office:value="85.1447282928" calcext:value-type="float">
            <text:p>85.1447282928</text:p>
          </table:table-cell>
          <table:table-cell office:value-type="float" office:value="0.533333333333333" calcext:value-type="float">
            <text:p>0.5333333333</text:p>
          </table:table-cell>
          <table:table-cell table:formula="of:=LN([.B89])" office:value-type="float" office:value="-0.628608659422375" calcext:value-type="float">
            <text:p>-0.6286086594</text:p>
          </table:table-cell>
          <table:table-cell table:number-columns-repeated="1021"/>
        </table:table-row>
        <table:table-row table:style-name="ro1">
          <table:table-cell office:value-type="float" office:value="86.1122820234" calcext:value-type="float">
            <text:p>86.1122820234</text:p>
          </table:table-cell>
          <table:table-cell office:value-type="float" office:value="0.533333333333333" calcext:value-type="float">
            <text:p>0.5333333333</text:p>
          </table:table-cell>
          <table:table-cell table:formula="of:=LN([.B90])" office:value-type="float" office:value="-0.628608659422375" calcext:value-type="float">
            <text:p>-0.6286086594</text:p>
          </table:table-cell>
          <table:table-cell table:number-columns-repeated="1021"/>
        </table:table-row>
        <table:table-row table:style-name="ro1">
          <table:table-cell office:value-type="float" office:value="87.079835754" calcext:value-type="float">
            <text:p>87.079835754</text:p>
          </table:table-cell>
          <table:table-cell office:value-type="float" office:value="0.533333333333333" calcext:value-type="float">
            <text:p>0.5333333333</text:p>
          </table:table-cell>
          <table:table-cell table:formula="of:=LN([.B91])" office:value-type="float" office:value="-0.628608659422375" calcext:value-type="float">
            <text:p>-0.6286086594</text:p>
          </table:table-cell>
          <table:table-cell table:number-columns-repeated="1021"/>
        </table:table-row>
        <table:table-row table:style-name="ro1">
          <table:table-cell office:value-type="float" office:value="88.0473894846" calcext:value-type="float">
            <text:p>88.0473894846</text:p>
          </table:table-cell>
          <table:table-cell office:value-type="float" office:value="0.533333333333333" calcext:value-type="float">
            <text:p>0.5333333333</text:p>
          </table:table-cell>
          <table:table-cell table:formula="of:=LN([.B92])" office:value-type="float" office:value="-0.628608659422375" calcext:value-type="float">
            <text:p>-0.6286086594</text:p>
          </table:table-cell>
          <table:table-cell table:number-columns-repeated="1021"/>
        </table:table-row>
        <table:table-row table:style-name="ro1">
          <table:table-cell office:value-type="float" office:value="89.0149432152" calcext:value-type="float">
            <text:p>89.0149432152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93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89.9824969458" calcext:value-type="float">
            <text:p>89.9824969458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94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90.9500506764" calcext:value-type="float">
            <text:p>90.9500506764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95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91.917604407" calcext:value-type="float">
            <text:p>91.917604407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96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92.8851581376" calcext:value-type="float">
            <text:p>92.8851581376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97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93.8527118682" calcext:value-type="float">
            <text:p>93.8527118682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98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94.8202655988" calcext:value-type="float">
            <text:p>94.8202655988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99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95.7878193294" calcext:value-type="float">
            <text:p>95.7878193294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100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96.75537306" calcext:value-type="float">
            <text:p>96.75537306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101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97.7229267906" calcext:value-type="float">
            <text:p>97.7229267906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102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98.6904805212" calcext:value-type="float">
            <text:p>98.6904805212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103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99.6580342518" calcext:value-type="float">
            <text:p>99.6580342518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104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100.6255879824" calcext:value-type="float">
            <text:p>100.6255879824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105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101.593141713" calcext:value-type="float">
            <text:p>101.593141713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106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102.5606954436" calcext:value-type="float">
            <text:p>102.5606954436</text:p>
          </table:table-cell>
          <table:table-cell office:value-type="float" office:value="0.516666666666667" calcext:value-type="float">
            <text:p>0.5166666667</text:p>
          </table:table-cell>
          <table:table-cell table:formula="of:=LN([.B107])" office:value-type="float" office:value="-0.660357357736954" calcext:value-type="float">
            <text:p>-0.6603573577</text:p>
          </table:table-cell>
          <table:table-cell table:number-columns-repeated="1021"/>
        </table:table-row>
        <table:table-row table:style-name="ro1">
          <table:table-cell office:value-type="float" office:value="103.5282491742" calcext:value-type="float">
            <text:p>103.5282491742</text:p>
          </table:table-cell>
          <table:table-cell office:value-type="float" office:value="0.5" calcext:value-type="float">
            <text:p>0.5</text:p>
          </table:table-cell>
          <table:table-cell table:formula="of:=LN([.B108])" office:value-type="float" office:value="-0.693147180559945" calcext:value-type="float">
            <text:p>-0.6931471806</text:p>
          </table:table-cell>
          <table:table-cell table:number-columns-repeated="1021"/>
        </table:table-row>
        <table:table-row table:style-name="ro1">
          <table:table-cell office:value-type="float" office:value="104.4958029048" calcext:value-type="float">
            <text:p>104.4958029048</text:p>
          </table:table-cell>
          <table:table-cell office:value-type="float" office:value="0.5" calcext:value-type="float">
            <text:p>0.5</text:p>
          </table:table-cell>
          <table:table-cell table:formula="of:=LN([.B109])" office:value-type="float" office:value="-0.693147180559945" calcext:value-type="float">
            <text:p>-0.6931471806</text:p>
          </table:table-cell>
          <table:table-cell table:number-columns-repeated="1021"/>
        </table:table-row>
        <table:table-row table:style-name="ro1">
          <table:table-cell office:value-type="float" office:value="105.4633566354" calcext:value-type="float">
            <text:p>105.4633566354</text:p>
          </table:table-cell>
          <table:table-cell office:value-type="float" office:value="0.5" calcext:value-type="float">
            <text:p>0.5</text:p>
          </table:table-cell>
          <table:table-cell table:formula="of:=LN([.B110])" office:value-type="float" office:value="-0.693147180559945" calcext:value-type="float">
            <text:p>-0.6931471806</text:p>
          </table:table-cell>
          <table:table-cell table:number-columns-repeated="1021"/>
        </table:table-row>
        <table:table-row table:style-name="ro1">
          <table:table-cell office:value-type="float" office:value="106.430910366" calcext:value-type="float">
            <text:p>106.430910366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11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07.3984640966" calcext:value-type="float">
            <text:p>107.3984640966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12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08.3660178272" calcext:value-type="float">
            <text:p>108.3660178272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13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09.3335715578" calcext:value-type="float">
            <text:p>109.3335715578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14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10.3011252884" calcext:value-type="float">
            <text:p>110.3011252884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15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11.268679019" calcext:value-type="float">
            <text:p>111.268679019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16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12.2362327496" calcext:value-type="float">
            <text:p>112.2362327496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17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13.2037864802" calcext:value-type="float">
            <text:p>113.2037864802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18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14.1713402108" calcext:value-type="float">
            <text:p>114.1713402108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19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15.1388939414" calcext:value-type="float">
            <text:p>115.1388939414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20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16.106447672" calcext:value-type="float">
            <text:p>116.106447672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21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17.0740014026" calcext:value-type="float">
            <text:p>117.0740014026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22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18.0415551332" calcext:value-type="float">
            <text:p>118.0415551332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23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19.0091088638" calcext:value-type="float">
            <text:p>119.0091088638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24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19.9766625944" calcext:value-type="float">
            <text:p>119.9766625944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25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20.944216325" calcext:value-type="float">
            <text:p>120.944216325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26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21.9117700556" calcext:value-type="float">
            <text:p>121.9117700556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27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22.8793237862" calcext:value-type="float">
            <text:p>122.8793237862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28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23.8468775168" calcext:value-type="float">
            <text:p>123.8468775168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29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24.8144312474" calcext:value-type="float">
            <text:p>124.8144312474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30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25.781984978" calcext:value-type="float">
            <text:p>125.781984978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31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26.7495387086" calcext:value-type="float">
            <text:p>126.7495387086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32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27.7170924392" calcext:value-type="float">
            <text:p>127.7170924392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33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28.6846461698" calcext:value-type="float">
            <text:p>128.6846461698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34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29.6521999004" calcext:value-type="float">
            <text:p>129.6521999004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35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30.619753631" calcext:value-type="float">
            <text:p>130.619753631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36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31.5873073616" calcext:value-type="float">
            <text:p>131.5873073616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37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32.5548610922" calcext:value-type="float">
            <text:p>132.5548610922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38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33.5224148228" calcext:value-type="float">
            <text:p>133.5224148228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39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34.4899685534" calcext:value-type="float">
            <text:p>134.4899685534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40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35.457522284" calcext:value-type="float">
            <text:p>135.457522284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41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36.4250760146" calcext:value-type="float">
            <text:p>136.4250760146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42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37.3926297452" calcext:value-type="float">
            <text:p>137.3926297452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43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38.3601834758" calcext:value-type="float">
            <text:p>138.3601834758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44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39.3277372064" calcext:value-type="float">
            <text:p>139.3277372064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45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40.295290937" calcext:value-type="float">
            <text:p>140.295290937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46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41.2628446676" calcext:value-type="float">
            <text:p>141.2628446676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47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42.2303983982" calcext:value-type="float">
            <text:p>142.2303983982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48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43.1979521288" calcext:value-type="float">
            <text:p>143.1979521288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49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44.1655058594" calcext:value-type="float">
            <text:p>144.1655058594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50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45.13305959" calcext:value-type="float">
            <text:p>145.13305959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51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46.1006133206" calcext:value-type="float">
            <text:p>146.1006133206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52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47.0681670512" calcext:value-type="float">
            <text:p>147.0681670512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53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48.0357207818" calcext:value-type="float">
            <text:p>148.0357207818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54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49.0032745124" calcext:value-type="float">
            <text:p>149.0032745124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55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49.970828243" calcext:value-type="float">
            <text:p>149.970828243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56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50.9383819736" calcext:value-type="float">
            <text:p>150.9383819736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57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51.9059357042" calcext:value-type="float">
            <text:p>151.9059357042</text:p>
          </table:table-cell>
          <table:table-cell office:value-type="float" office:value="0.466666666666667" calcext:value-type="float">
            <text:p>0.4666666667</text:p>
          </table:table-cell>
          <table:table-cell table:formula="of:=LN([.B158])" office:value-type="float" office:value="-0.762140052046896" calcext:value-type="float">
            <text:p>-0.762140052</text:p>
          </table:table-cell>
          <table:table-cell table:number-columns-repeated="1021"/>
        </table:table-row>
        <table:table-row table:style-name="ro1">
          <table:table-cell office:value-type="float" office:value="152.8734894348" calcext:value-type="float">
            <text:p>152.8734894348</text:p>
          </table:table-cell>
          <table:table-cell office:value-type="float" office:value="0.45" calcext:value-type="float">
            <text:p>0.45</text:p>
          </table:table-cell>
          <table:table-cell table:formula="of:=LN([.B159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53.8410431654" calcext:value-type="float">
            <text:p>153.8410431654</text:p>
          </table:table-cell>
          <table:table-cell office:value-type="float" office:value="0.45" calcext:value-type="float">
            <text:p>0.45</text:p>
          </table:table-cell>
          <table:table-cell table:formula="of:=LN([.B160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54.808596896" calcext:value-type="float">
            <text:p>154.808596896</text:p>
          </table:table-cell>
          <table:table-cell office:value-type="float" office:value="0.45" calcext:value-type="float">
            <text:p>0.45</text:p>
          </table:table-cell>
          <table:table-cell table:formula="of:=LN([.B161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55.7761506266" calcext:value-type="float">
            <text:p>155.7761506266</text:p>
          </table:table-cell>
          <table:table-cell office:value-type="float" office:value="0.45" calcext:value-type="float">
            <text:p>0.45</text:p>
          </table:table-cell>
          <table:table-cell table:formula="of:=LN([.B162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56.7437043572" calcext:value-type="float">
            <text:p>156.7437043572</text:p>
          </table:table-cell>
          <table:table-cell office:value-type="float" office:value="0.45" calcext:value-type="float">
            <text:p>0.45</text:p>
          </table:table-cell>
          <table:table-cell table:formula="of:=LN([.B163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57.7112580878" calcext:value-type="float">
            <text:p>157.7112580878</text:p>
          </table:table-cell>
          <table:table-cell office:value-type="float" office:value="0.45" calcext:value-type="float">
            <text:p>0.45</text:p>
          </table:table-cell>
          <table:table-cell table:formula="of:=LN([.B164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58.6788118184" calcext:value-type="float">
            <text:p>158.6788118184</text:p>
          </table:table-cell>
          <table:table-cell office:value-type="float" office:value="0.45" calcext:value-type="float">
            <text:p>0.45</text:p>
          </table:table-cell>
          <table:table-cell table:formula="of:=LN([.B165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59.646365549" calcext:value-type="float">
            <text:p>159.646365549</text:p>
          </table:table-cell>
          <table:table-cell office:value-type="float" office:value="0.45" calcext:value-type="float">
            <text:p>0.45</text:p>
          </table:table-cell>
          <table:table-cell table:formula="of:=LN([.B166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60.6139192796" calcext:value-type="float">
            <text:p>160.6139192796</text:p>
          </table:table-cell>
          <table:table-cell office:value-type="float" office:value="0.45" calcext:value-type="float">
            <text:p>0.45</text:p>
          </table:table-cell>
          <table:table-cell table:formula="of:=LN([.B167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61.5814730102" calcext:value-type="float">
            <text:p>161.5814730102</text:p>
          </table:table-cell>
          <table:table-cell office:value-type="float" office:value="0.45" calcext:value-type="float">
            <text:p>0.45</text:p>
          </table:table-cell>
          <table:table-cell table:formula="of:=LN([.B168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62.5490267408" calcext:value-type="float">
            <text:p>162.5490267408</text:p>
          </table:table-cell>
          <table:table-cell office:value-type="float" office:value="0.45" calcext:value-type="float">
            <text:p>0.45</text:p>
          </table:table-cell>
          <table:table-cell table:formula="of:=LN([.B169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63.5165804714" calcext:value-type="float">
            <text:p>163.5165804714</text:p>
          </table:table-cell>
          <table:table-cell office:value-type="float" office:value="0.45" calcext:value-type="float">
            <text:p>0.45</text:p>
          </table:table-cell>
          <table:table-cell table:formula="of:=LN([.B170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64.484134202" calcext:value-type="float">
            <text:p>164.484134202</text:p>
          </table:table-cell>
          <table:table-cell office:value-type="float" office:value="0.45" calcext:value-type="float">
            <text:p>0.45</text:p>
          </table:table-cell>
          <table:table-cell table:formula="of:=LN([.B171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65.4516879326" calcext:value-type="float">
            <text:p>165.4516879326</text:p>
          </table:table-cell>
          <table:table-cell office:value-type="float" office:value="0.45" calcext:value-type="float">
            <text:p>0.45</text:p>
          </table:table-cell>
          <table:table-cell table:formula="of:=LN([.B172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66.4192416632" calcext:value-type="float">
            <text:p>166.4192416632</text:p>
          </table:table-cell>
          <table:table-cell office:value-type="float" office:value="0.45" calcext:value-type="float">
            <text:p>0.45</text:p>
          </table:table-cell>
          <table:table-cell table:formula="of:=LN([.B173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67.3867953938" calcext:value-type="float">
            <text:p>167.3867953938</text:p>
          </table:table-cell>
          <table:table-cell office:value-type="float" office:value="0.45" calcext:value-type="float">
            <text:p>0.45</text:p>
          </table:table-cell>
          <table:table-cell table:formula="of:=LN([.B174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68.3543491244" calcext:value-type="float">
            <text:p>168.3543491244</text:p>
          </table:table-cell>
          <table:table-cell office:value-type="float" office:value="0.45" calcext:value-type="float">
            <text:p>0.45</text:p>
          </table:table-cell>
          <table:table-cell table:formula="of:=LN([.B175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69.321902855" calcext:value-type="float">
            <text:p>169.321902855</text:p>
          </table:table-cell>
          <table:table-cell office:value-type="float" office:value="0.45" calcext:value-type="float">
            <text:p>0.45</text:p>
          </table:table-cell>
          <table:table-cell table:formula="of:=LN([.B176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70.2894565856" calcext:value-type="float">
            <text:p>170.2894565856</text:p>
          </table:table-cell>
          <table:table-cell office:value-type="float" office:value="0.45" calcext:value-type="float">
            <text:p>0.45</text:p>
          </table:table-cell>
          <table:table-cell table:formula="of:=LN([.B177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71.2570103162" calcext:value-type="float">
            <text:p>171.2570103162</text:p>
          </table:table-cell>
          <table:table-cell office:value-type="float" office:value="0.45" calcext:value-type="float">
            <text:p>0.45</text:p>
          </table:table-cell>
          <table:table-cell table:formula="of:=LN([.B178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72.2245640468" calcext:value-type="float">
            <text:p>172.2245640468</text:p>
          </table:table-cell>
          <table:table-cell office:value-type="float" office:value="0.45" calcext:value-type="float">
            <text:p>0.45</text:p>
          </table:table-cell>
          <table:table-cell table:formula="of:=LN([.B179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73.1921177774" calcext:value-type="float">
            <text:p>173.1921177774</text:p>
          </table:table-cell>
          <table:table-cell office:value-type="float" office:value="0.45" calcext:value-type="float">
            <text:p>0.45</text:p>
          </table:table-cell>
          <table:table-cell table:formula="of:=LN([.B180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74.159671508" calcext:value-type="float">
            <text:p>174.159671508</text:p>
          </table:table-cell>
          <table:table-cell office:value-type="float" office:value="0.45" calcext:value-type="float">
            <text:p>0.45</text:p>
          </table:table-cell>
          <table:table-cell table:formula="of:=LN([.B181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75.1272252386" calcext:value-type="float">
            <text:p>175.1272252386</text:p>
          </table:table-cell>
          <table:table-cell office:value-type="float" office:value="0.45" calcext:value-type="float">
            <text:p>0.45</text:p>
          </table:table-cell>
          <table:table-cell table:formula="of:=LN([.B182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76.0947789692" calcext:value-type="float">
            <text:p>176.0947789692</text:p>
          </table:table-cell>
          <table:table-cell office:value-type="float" office:value="0.45" calcext:value-type="float">
            <text:p>0.45</text:p>
          </table:table-cell>
          <table:table-cell table:formula="of:=LN([.B183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77.0623326998" calcext:value-type="float">
            <text:p>177.0623326998</text:p>
          </table:table-cell>
          <table:table-cell office:value-type="float" office:value="0.45" calcext:value-type="float">
            <text:p>0.45</text:p>
          </table:table-cell>
          <table:table-cell table:formula="of:=LN([.B184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78.0298864304" calcext:value-type="float">
            <text:p>178.0298864304</text:p>
          </table:table-cell>
          <table:table-cell office:value-type="float" office:value="0.45" calcext:value-type="float">
            <text:p>0.45</text:p>
          </table:table-cell>
          <table:table-cell table:formula="of:=LN([.B185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78.997440161" calcext:value-type="float">
            <text:p>178.997440161</text:p>
          </table:table-cell>
          <table:table-cell office:value-type="float" office:value="0.45" calcext:value-type="float">
            <text:p>0.45</text:p>
          </table:table-cell>
          <table:table-cell table:formula="of:=LN([.B186])" office:value-type="float" office:value="-0.798507696217772" calcext:value-type="float">
            <text:p>-0.7985076962</text:p>
          </table:table-cell>
          <table:table-cell table:number-columns-repeated="1021"/>
        </table:table-row>
        <table:table-row table:style-name="ro1">
          <table:table-cell office:value-type="float" office:value="179.9649938916" calcext:value-type="float">
            <text:p>179.9649938916</text:p>
          </table:table-cell>
          <table:table-cell office:value-type="float" office:value="0.433333333333333" calcext:value-type="float">
            <text:p>0.4333333333</text:p>
          </table:table-cell>
          <table:table-cell table:formula="of:=LN([.B187])" office:value-type="float" office:value="-0.836248024200619" calcext:value-type="float">
            <text:p>-0.8362480242</text:p>
          </table:table-cell>
          <table:table-cell table:number-columns-repeated="1021"/>
        </table:table-row>
        <table:table-row table:style-name="ro1">
          <table:table-cell office:value-type="float" office:value="180.9325476222" calcext:value-type="float">
            <text:p>180.9325476222</text:p>
          </table:table-cell>
          <table:table-cell office:value-type="float" office:value="0.433333333333333" calcext:value-type="float">
            <text:p>0.4333333333</text:p>
          </table:table-cell>
          <table:table-cell table:formula="of:=LN([.B188])" office:value-type="float" office:value="-0.836248024200619" calcext:value-type="float">
            <text:p>-0.8362480242</text:p>
          </table:table-cell>
          <table:table-cell table:number-columns-repeated="1021"/>
        </table:table-row>
        <table:table-row table:style-name="ro1">
          <table:table-cell office:value-type="float" office:value="181.9001013528" calcext:value-type="float">
            <text:p>181.9001013528</text:p>
          </table:table-cell>
          <table:table-cell office:value-type="float" office:value="0.433333333333333" calcext:value-type="float">
            <text:p>0.4333333333</text:p>
          </table:table-cell>
          <table:table-cell table:formula="of:=LN([.B189])" office:value-type="float" office:value="-0.836248024200619" calcext:value-type="float">
            <text:p>-0.8362480242</text:p>
          </table:table-cell>
          <table:table-cell table:number-columns-repeated="1021"/>
        </table:table-row>
        <table:table-row table:style-name="ro1">
          <table:table-cell office:value-type="float" office:value="182.8676550834" calcext:value-type="float">
            <text:p>182.8676550834</text:p>
          </table:table-cell>
          <table:table-cell office:value-type="float" office:value="0.433333333333333" calcext:value-type="float">
            <text:p>0.4333333333</text:p>
          </table:table-cell>
          <table:table-cell table:formula="of:=LN([.B190])" office:value-type="float" office:value="-0.836248024200619" calcext:value-type="float">
            <text:p>-0.8362480242</text:p>
          </table:table-cell>
          <table:table-cell table:number-columns-repeated="1021"/>
        </table:table-row>
        <table:table-row table:style-name="ro1">
          <table:table-cell office:value-type="float" office:value="183.835208814" calcext:value-type="float">
            <text:p>183.835208814</text:p>
          </table:table-cell>
          <table:table-cell office:value-type="float" office:value="0.433333333333333" calcext:value-type="float">
            <text:p>0.4333333333</text:p>
          </table:table-cell>
          <table:table-cell table:formula="of:=LN([.B191])" office:value-type="float" office:value="-0.836248024200619" calcext:value-type="float">
            <text:p>-0.8362480242</text:p>
          </table:table-cell>
          <table:table-cell table:number-columns-repeated="1021"/>
        </table:table-row>
        <table:table-row table:style-name="ro1">
          <table:table-cell office:value-type="float" office:value="184.8027625446" calcext:value-type="float">
            <text:p>184.8027625446</text:p>
          </table:table-cell>
          <table:table-cell office:value-type="float" office:value="0.416666666666667" calcext:value-type="float">
            <text:p>0.4166666667</text:p>
          </table:table-cell>
          <table:table-cell table:formula="of:=LN([.B192])" office:value-type="float" office:value="-0.875468737353899" calcext:value-type="float">
            <text:p>-0.8754687374</text:p>
          </table:table-cell>
          <table:table-cell table:number-columns-repeated="1021"/>
        </table:table-row>
        <table:table-row table:style-name="ro1">
          <table:table-cell office:value-type="float" office:value="185.7703162752" calcext:value-type="float">
            <text:p>185.7703162752</text:p>
          </table:table-cell>
          <table:table-cell office:value-type="float" office:value="0.416666666666667" calcext:value-type="float">
            <text:p>0.4166666667</text:p>
          </table:table-cell>
          <table:table-cell table:formula="of:=LN([.B193])" office:value-type="float" office:value="-0.875468737353899" calcext:value-type="float">
            <text:p>-0.8754687374</text:p>
          </table:table-cell>
          <table:table-cell table:number-columns-repeated="1021"/>
        </table:table-row>
        <table:table-row table:style-name="ro1">
          <table:table-cell office:value-type="float" office:value="186.7378700058" calcext:value-type="float">
            <text:p>186.7378700058</text:p>
          </table:table-cell>
          <table:table-cell office:value-type="float" office:value="0.416666666666667" calcext:value-type="float">
            <text:p>0.4166666667</text:p>
          </table:table-cell>
          <table:table-cell table:formula="of:=LN([.B194])" office:value-type="float" office:value="-0.875468737353899" calcext:value-type="float">
            <text:p>-0.8754687374</text:p>
          </table:table-cell>
          <table:table-cell table:number-columns-repeated="1021"/>
        </table:table-row>
        <table:table-row table:style-name="ro1">
          <table:table-cell office:value-type="float" office:value="187.7054237364" calcext:value-type="float">
            <text:p>187.7054237364</text:p>
          </table:table-cell>
          <table:table-cell office:value-type="float" office:value="0.416666666666667" calcext:value-type="float">
            <text:p>0.4166666667</text:p>
          </table:table-cell>
          <table:table-cell table:formula="of:=LN([.B195])" office:value-type="float" office:value="-0.875468737353899" calcext:value-type="float">
            <text:p>-0.8754687374</text:p>
          </table:table-cell>
          <table:table-cell table:number-columns-repeated="1021"/>
        </table:table-row>
        <table:table-row table:style-name="ro1">
          <table:table-cell office:value-type="float" office:value="188.672977467" calcext:value-type="float">
            <text:p>188.672977467</text:p>
          </table:table-cell>
          <table:table-cell office:value-type="float" office:value="0.416666666666667" calcext:value-type="float">
            <text:p>0.4166666667</text:p>
          </table:table-cell>
          <table:table-cell table:formula="of:=LN([.B196])" office:value-type="float" office:value="-0.875468737353899" calcext:value-type="float">
            <text:p>-0.8754687374</text:p>
          </table:table-cell>
          <table:table-cell table:number-columns-repeated="1021"/>
        </table:table-row>
        <table:table-row table:style-name="ro1">
          <table:table-cell office:value-type="float" office:value="189.6405311976" calcext:value-type="float">
            <text:p>189.6405311976</text:p>
          </table:table-cell>
          <table:table-cell office:value-type="float" office:value="0.416666666666667" calcext:value-type="float">
            <text:p>0.4166666667</text:p>
          </table:table-cell>
          <table:table-cell table:formula="of:=LN([.B197])" office:value-type="float" office:value="-0.875468737353899" calcext:value-type="float">
            <text:p>-0.8754687374</text:p>
          </table:table-cell>
          <table:table-cell table:number-columns-repeated="1021"/>
        </table:table-row>
        <table:table-row table:style-name="ro1">
          <table:table-cell office:value-type="float" office:value="190.6080849282" calcext:value-type="float">
            <text:p>190.6080849282</text:p>
          </table:table-cell>
          <table:table-cell office:value-type="float" office:value="0.416666666666667" calcext:value-type="float">
            <text:p>0.4166666667</text:p>
          </table:table-cell>
          <table:table-cell table:formula="of:=LN([.B198])" office:value-type="float" office:value="-0.875468737353899" calcext:value-type="float">
            <text:p>-0.8754687374</text:p>
          </table:table-cell>
          <table:table-cell table:number-columns-repeated="1021"/>
        </table:table-row>
        <table:table-row table:style-name="ro1">
          <table:table-cell office:value-type="float" office:value="191.5756386588" calcext:value-type="float">
            <text:p>191.5756386588</text:p>
          </table:table-cell>
          <table:table-cell office:value-type="float" office:value="0.416666666666667" calcext:value-type="float">
            <text:p>0.4166666667</text:p>
          </table:table-cell>
          <table:table-cell table:formula="of:=LN([.B199])" office:value-type="float" office:value="-0.875468737353899" calcext:value-type="float">
            <text:p>-0.8754687374</text:p>
          </table:table-cell>
          <table:table-cell table:number-columns-repeated="1021"/>
        </table:table-row>
        <table:table-row table:style-name="ro1">
          <table:table-cell office:value-type="float" office:value="192.5431923894" calcext:value-type="float">
            <text:p>192.5431923894</text:p>
          </table:table-cell>
          <table:table-cell office:value-type="float" office:value="0.416666666666667" calcext:value-type="float">
            <text:p>0.4166666667</text:p>
          </table:table-cell>
          <table:table-cell table:formula="of:=LN([.B200])" office:value-type="float" office:value="-0.875468737353899" calcext:value-type="float">
            <text:p>-0.8754687374</text:p>
          </table:table-cell>
          <table:table-cell table:number-columns-repeated="1021"/>
        </table:table-row>
        <table:table-row table:style-name="ro1">
          <table:table-cell office:value-type="float" office:value="193.51074612" calcext:value-type="float">
            <text:p>193.51074612</text:p>
          </table:table-cell>
          <table:table-cell office:value-type="float" office:value="0.4" calcext:value-type="float">
            <text:p>0.4</text:p>
          </table:table-cell>
          <table:table-cell table:formula="of:=LN([.B201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194.4782998506" calcext:value-type="float">
            <text:p>194.4782998506</text:p>
          </table:table-cell>
          <table:table-cell office:value-type="float" office:value="0.4" calcext:value-type="float">
            <text:p>0.4</text:p>
          </table:table-cell>
          <table:table-cell table:formula="of:=LN([.B202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195.4458535812" calcext:value-type="float">
            <text:p>195.4458535812</text:p>
          </table:table-cell>
          <table:table-cell office:value-type="float" office:value="0.4" calcext:value-type="float">
            <text:p>0.4</text:p>
          </table:table-cell>
          <table:table-cell table:formula="of:=LN([.B203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196.4134073118" calcext:value-type="float">
            <text:p>196.4134073118</text:p>
          </table:table-cell>
          <table:table-cell office:value-type="float" office:value="0.4" calcext:value-type="float">
            <text:p>0.4</text:p>
          </table:table-cell>
          <table:table-cell table:formula="of:=LN([.B204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197.3809610424" calcext:value-type="float">
            <text:p>197.3809610424</text:p>
          </table:table-cell>
          <table:table-cell office:value-type="float" office:value="0.4" calcext:value-type="float">
            <text:p>0.4</text:p>
          </table:table-cell>
          <table:table-cell table:formula="of:=LN([.B205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198.348514773" calcext:value-type="float">
            <text:p>198.348514773</text:p>
          </table:table-cell>
          <table:table-cell office:value-type="float" office:value="0.4" calcext:value-type="float">
            <text:p>0.4</text:p>
          </table:table-cell>
          <table:table-cell table:formula="of:=LN([.B206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199.3160685036" calcext:value-type="float">
            <text:p>199.3160685036</text:p>
          </table:table-cell>
          <table:table-cell office:value-type="float" office:value="0.4" calcext:value-type="float">
            <text:p>0.4</text:p>
          </table:table-cell>
          <table:table-cell table:formula="of:=LN([.B207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200.2836222342" calcext:value-type="float">
            <text:p>200.2836222342</text:p>
          </table:table-cell>
          <table:table-cell office:value-type="float" office:value="0.4" calcext:value-type="float">
            <text:p>0.4</text:p>
          </table:table-cell>
          <table:table-cell table:formula="of:=LN([.B208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201.2511759648" calcext:value-type="float">
            <text:p>201.2511759648</text:p>
          </table:table-cell>
          <table:table-cell office:value-type="float" office:value="0.4" calcext:value-type="float">
            <text:p>0.4</text:p>
          </table:table-cell>
          <table:table-cell table:formula="of:=LN([.B209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202.2187296954" calcext:value-type="float">
            <text:p>202.2187296954</text:p>
          </table:table-cell>
          <table:table-cell office:value-type="float" office:value="0.4" calcext:value-type="float">
            <text:p>0.4</text:p>
          </table:table-cell>
          <table:table-cell table:formula="of:=LN([.B210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203.186283426" calcext:value-type="float">
            <text:p>203.186283426</text:p>
          </table:table-cell>
          <table:table-cell office:value-type="float" office:value="0.4" calcext:value-type="float">
            <text:p>0.4</text:p>
          </table:table-cell>
          <table:table-cell table:formula="of:=LN([.B211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204.1538371566" calcext:value-type="float">
            <text:p>204.1538371566</text:p>
          </table:table-cell>
          <table:table-cell office:value-type="float" office:value="0.4" calcext:value-type="float">
            <text:p>0.4</text:p>
          </table:table-cell>
          <table:table-cell table:formula="of:=LN([.B212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205.1213908872" calcext:value-type="float">
            <text:p>205.1213908872</text:p>
          </table:table-cell>
          <table:table-cell office:value-type="float" office:value="0.4" calcext:value-type="float">
            <text:p>0.4</text:p>
          </table:table-cell>
          <table:table-cell table:formula="of:=LN([.B213])" office:value-type="float" office:value="-0.916290731874155" calcext:value-type="float">
            <text:p>-0.9162907319</text:p>
          </table:table-cell>
          <table:table-cell table:number-columns-repeated="1021"/>
        </table:table-row>
        <table:table-row table:style-name="ro1">
          <table:table-cell office:value-type="float" office:value="206.0889446178" calcext:value-type="float">
            <text:p>206.0889446178</text:p>
          </table:table-cell>
          <table:table-cell office:value-type="float" office:value="0.383333333333333" calcext:value-type="float">
            <text:p>0.3833333333</text:p>
          </table:table-cell>
          <table:table-cell table:formula="of:=LN([.B214])" office:value-type="float" office:value="-0.958850346292952" calcext:value-type="float">
            <text:p>-0.9588503463</text:p>
          </table:table-cell>
          <table:table-cell table:number-columns-repeated="1021"/>
        </table:table-row>
        <table:table-row table:style-name="ro1">
          <table:table-cell office:value-type="float" office:value="207.0564983484" calcext:value-type="float">
            <text:p>207.0564983484</text:p>
          </table:table-cell>
          <table:table-cell office:value-type="float" office:value="0.383333333333333" calcext:value-type="float">
            <text:p>0.3833333333</text:p>
          </table:table-cell>
          <table:table-cell table:formula="of:=LN([.B215])" office:value-type="float" office:value="-0.958850346292952" calcext:value-type="float">
            <text:p>-0.9588503463</text:p>
          </table:table-cell>
          <table:table-cell table:number-columns-repeated="1021"/>
        </table:table-row>
        <table:table-row table:style-name="ro1">
          <table:table-cell office:value-type="float" office:value="208.024052079" calcext:value-type="float">
            <text:p>208.024052079</text:p>
          </table:table-cell>
          <table:table-cell office:value-type="float" office:value="0.383333333333333" calcext:value-type="float">
            <text:p>0.3833333333</text:p>
          </table:table-cell>
          <table:table-cell table:formula="of:=LN([.B216])" office:value-type="float" office:value="-0.958850346292952" calcext:value-type="float">
            <text:p>-0.9588503463</text:p>
          </table:table-cell>
          <table:table-cell table:number-columns-repeated="1021"/>
        </table:table-row>
        <table:table-row table:style-name="ro1">
          <table:table-cell office:value-type="float" office:value="208.9916058096" calcext:value-type="float">
            <text:p>208.9916058096</text:p>
          </table:table-cell>
          <table:table-cell office:value-type="float" office:value="0.383333333333333" calcext:value-type="float">
            <text:p>0.3833333333</text:p>
          </table:table-cell>
          <table:table-cell table:formula="of:=LN([.B217])" office:value-type="float" office:value="-0.958850346292952" calcext:value-type="float">
            <text:p>-0.9588503463</text:p>
          </table:table-cell>
          <table:table-cell table:number-columns-repeated="1021"/>
        </table:table-row>
        <table:table-row table:style-name="ro1">
          <table:table-cell office:value-type="float" office:value="209.9591595402" calcext:value-type="float">
            <text:p>209.9591595402</text:p>
          </table:table-cell>
          <table:table-cell office:value-type="float" office:value="0.383333333333333" calcext:value-type="float">
            <text:p>0.3833333333</text:p>
          </table:table-cell>
          <table:table-cell table:formula="of:=LN([.B218])" office:value-type="float" office:value="-0.958850346292952" calcext:value-type="float">
            <text:p>-0.9588503463</text:p>
          </table:table-cell>
          <table:table-cell table:number-columns-repeated="1021"/>
        </table:table-row>
        <table:table-row table:style-name="ro1">
          <table:table-cell office:value-type="float" office:value="210.9267132708" calcext:value-type="float">
            <text:p>210.9267132708</text:p>
          </table:table-cell>
          <table:table-cell office:value-type="float" office:value="0.383333333333333" calcext:value-type="float">
            <text:p>0.3833333333</text:p>
          </table:table-cell>
          <table:table-cell table:formula="of:=LN([.B219])" office:value-type="float" office:value="-0.958850346292952" calcext:value-type="float">
            <text:p>-0.9588503463</text:p>
          </table:table-cell>
          <table:table-cell table:number-columns-repeated="1021"/>
        </table:table-row>
        <table:table-row table:style-name="ro1">
          <table:table-cell office:value-type="float" office:value="211.8942670014" calcext:value-type="float">
            <text:p>211.8942670014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20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12.861820732" calcext:value-type="float">
            <text:p>212.861820732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21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13.8293744626" calcext:value-type="float">
            <text:p>213.8293744626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22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14.7969281932" calcext:value-type="float">
            <text:p>214.7969281932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23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15.7644819238" calcext:value-type="float">
            <text:p>215.7644819238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24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16.7320356544" calcext:value-type="float">
            <text:p>216.7320356544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25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17.699589385" calcext:value-type="float">
            <text:p>217.699589385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26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18.6671431156" calcext:value-type="float">
            <text:p>218.6671431156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27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19.6346968462" calcext:value-type="float">
            <text:p>219.6346968462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28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20.6022505768" calcext:value-type="float">
            <text:p>220.6022505768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29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21.5698043074" calcext:value-type="float">
            <text:p>221.5698043074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30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22.537358038" calcext:value-type="float">
            <text:p>222.537358038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31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23.5049117686" calcext:value-type="float">
            <text:p>223.5049117686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32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24.4724654992" calcext:value-type="float">
            <text:p>224.4724654992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33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25.4400192298" calcext:value-type="float">
            <text:p>225.4400192298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34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26.4075729604" calcext:value-type="float">
            <text:p>226.4075729604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35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27.375126691" calcext:value-type="float">
            <text:p>227.375126691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36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28.3426804216" calcext:value-type="float">
            <text:p>228.3426804216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37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29.3102341522" calcext:value-type="float">
            <text:p>229.3102341522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38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30.2777878828" calcext:value-type="float">
            <text:p>230.2777878828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39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31.2453416134" calcext:value-type="float">
            <text:p>231.2453416134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40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32.212895344" calcext:value-type="float">
            <text:p>232.212895344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41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33.1804490746" calcext:value-type="float">
            <text:p>233.1804490746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42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34.1480028052" calcext:value-type="float">
            <text:p>234.1480028052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43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35.1155565358" calcext:value-type="float">
            <text:p>235.1155565358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44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36.0831102664" calcext:value-type="float">
            <text:p>236.0831102664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45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37.050663997" calcext:value-type="float">
            <text:p>237.050663997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46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38.0182177276" calcext:value-type="float">
            <text:p>238.0182177276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47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38.9857714582" calcext:value-type="float">
            <text:p>238.9857714582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48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39.9533251888" calcext:value-type="float">
            <text:p>239.9533251888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49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40.9208789194" calcext:value-type="float">
            <text:p>240.9208789194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50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41.88843265" calcext:value-type="float">
            <text:p>241.88843265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51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42.8559863806" calcext:value-type="float">
            <text:p>242.8559863806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52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43.8235401112" calcext:value-type="float">
            <text:p>243.8235401112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53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44.7910938418" calcext:value-type="float">
            <text:p>244.7910938418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54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45.7586475724" calcext:value-type="float">
            <text:p>245.7586475724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55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46.726201303" calcext:value-type="float">
            <text:p>246.726201303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56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47.6937550336" calcext:value-type="float">
            <text:p>247.6937550336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57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48.6613087642" calcext:value-type="float">
            <text:p>248.6613087642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58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49.6288624948" calcext:value-type="float">
            <text:p>249.6288624948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59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50.5964162254" calcext:value-type="float">
            <text:p>250.5964162254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60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51.563969956" calcext:value-type="float">
            <text:p>251.563969956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61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52.5315236866" calcext:value-type="float">
            <text:p>252.5315236866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62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53.4990774172" calcext:value-type="float">
            <text:p>253.4990774172</text:p>
          </table:table-cell>
          <table:table-cell office:value-type="float" office:value="0.366666666666667" calcext:value-type="float">
            <text:p>0.3666666667</text:p>
          </table:table-cell>
          <table:table-cell table:formula="of:=LN([.B263])" office:value-type="float" office:value="-1.00330210886378" calcext:value-type="float">
            <text:p>-1.0033021089</text:p>
          </table:table-cell>
          <table:table-cell table:number-columns-repeated="1021"/>
        </table:table-row>
        <table:table-row table:style-name="ro1">
          <table:table-cell office:value-type="float" office:value="254.4666311478" calcext:value-type="float">
            <text:p>254.4666311478</text:p>
          </table:table-cell>
          <table:table-cell office:value-type="float" office:value="0.35" calcext:value-type="float">
            <text:p>0.35</text:p>
          </table:table-cell>
          <table:table-cell table:formula="of:=LN([.B264])" office:value-type="float" office:value="-1.04982212449868" calcext:value-type="float">
            <text:p>-1.0498221245</text:p>
          </table:table-cell>
          <table:table-cell table:number-columns-repeated="1021"/>
        </table:table-row>
        <table:table-row table:style-name="ro1">
          <table:table-cell office:value-type="float" office:value="255.4341848784" calcext:value-type="float">
            <text:p>255.4341848784</text:p>
          </table:table-cell>
          <table:table-cell office:value-type="float" office:value="0.333333333333333" calcext:value-type="float">
            <text:p>0.3333333333</text:p>
          </table:table-cell>
          <table:table-cell table:formula="of:=LN([.B265])" office:value-type="float" office:value="-1.09861228866811" calcext:value-type="float">
            <text:p>-1.0986122887</text:p>
          </table:table-cell>
          <table:table-cell table:number-columns-repeated="1021"/>
        </table:table-row>
        <table:table-row table:style-name="ro1">
          <table:table-cell office:value-type="float" office:value="256.401738609" calcext:value-type="float">
            <text:p>256.401738609</text:p>
          </table:table-cell>
          <table:table-cell office:value-type="float" office:value="0.333333333333333" calcext:value-type="float">
            <text:p>0.3333333333</text:p>
          </table:table-cell>
          <table:table-cell table:formula="of:=LN([.B266])" office:value-type="float" office:value="-1.09861228866811" calcext:value-type="float">
            <text:p>-1.0986122887</text:p>
          </table:table-cell>
          <table:table-cell table:number-columns-repeated="1021"/>
        </table:table-row>
        <table:table-row table:style-name="ro1">
          <table:table-cell office:value-type="float" office:value="257.3692923396" calcext:value-type="float">
            <text:p>257.3692923396</text:p>
          </table:table-cell>
          <table:table-cell office:value-type="float" office:value="0.333333333333333" calcext:value-type="float">
            <text:p>0.3333333333</text:p>
          </table:table-cell>
          <table:table-cell table:formula="of:=LN([.B267])" office:value-type="float" office:value="-1.09861228866811" calcext:value-type="float">
            <text:p>-1.0986122887</text:p>
          </table:table-cell>
          <table:table-cell table:number-columns-repeated="1021"/>
        </table:table-row>
        <table:table-row table:style-name="ro1">
          <table:table-cell office:value-type="float" office:value="258.3368460702" calcext:value-type="float">
            <text:p>258.3368460702</text:p>
          </table:table-cell>
          <table:table-cell office:value-type="float" office:value="0.333333333333333" calcext:value-type="float">
            <text:p>0.3333333333</text:p>
          </table:table-cell>
          <table:table-cell table:formula="of:=LN([.B268])" office:value-type="float" office:value="-1.09861228866811" calcext:value-type="float">
            <text:p>-1.0986122887</text:p>
          </table:table-cell>
          <table:table-cell table:number-columns-repeated="1021"/>
        </table:table-row>
        <table:table-row table:style-name="ro1">
          <table:table-cell office:value-type="float" office:value="259.3043998008" calcext:value-type="float">
            <text:p>259.3043998008</text:p>
          </table:table-cell>
          <table:table-cell office:value-type="float" office:value="0.333333333333333" calcext:value-type="float">
            <text:p>0.3333333333</text:p>
          </table:table-cell>
          <table:table-cell table:formula="of:=LN([.B269])" office:value-type="float" office:value="-1.09861228866811" calcext:value-type="float">
            <text:p>-1.0986122887</text:p>
          </table:table-cell>
          <table:table-cell table:number-columns-repeated="1021"/>
        </table:table-row>
        <table:table-row table:style-name="ro1">
          <table:table-cell office:value-type="float" office:value="260.2719535314" calcext:value-type="float">
            <text:p>260.2719535314</text:p>
          </table:table-cell>
          <table:table-cell office:value-type="float" office:value="0.333333333333333" calcext:value-type="float">
            <text:p>0.3333333333</text:p>
          </table:table-cell>
          <table:table-cell table:formula="of:=LN([.B270])" office:value-type="float" office:value="-1.09861228866811" calcext:value-type="float">
            <text:p>-1.0986122887</text:p>
          </table:table-cell>
          <table:table-cell table:number-columns-repeated="1021"/>
        </table:table-row>
        <table:table-row table:style-name="ro1">
          <table:table-cell office:value-type="float" office:value="261.239507262" calcext:value-type="float">
            <text:p>261.239507262</text:p>
          </table:table-cell>
          <table:table-cell office:value-type="float" office:value="0.333333333333333" calcext:value-type="float">
            <text:p>0.3333333333</text:p>
          </table:table-cell>
          <table:table-cell table:formula="of:=LN([.B271])" office:value-type="float" office:value="-1.09861228866811" calcext:value-type="float">
            <text:p>-1.0986122887</text:p>
          </table:table-cell>
          <table:table-cell table:number-columns-repeated="1021"/>
        </table:table-row>
        <table:table-row table:style-name="ro1">
          <table:table-cell office:value-type="float" office:value="262.2070609926" calcext:value-type="float">
            <text:p>262.2070609926</text:p>
          </table:table-cell>
          <table:table-cell office:value-type="float" office:value="0.333333333333333" calcext:value-type="float">
            <text:p>0.3333333333</text:p>
          </table:table-cell>
          <table:table-cell table:formula="of:=LN([.B272])" office:value-type="float" office:value="-1.09861228866811" calcext:value-type="float">
            <text:p>-1.0986122887</text:p>
          </table:table-cell>
          <table:table-cell table:number-columns-repeated="1021"/>
        </table:table-row>
        <table:table-row table:style-name="ro1">
          <table:table-cell office:value-type="float" office:value="263.1746147232" calcext:value-type="float">
            <text:p>263.1746147232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73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64.1421684538" calcext:value-type="float">
            <text:p>264.1421684538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74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65.1097221844" calcext:value-type="float">
            <text:p>265.1097221844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75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66.077275915" calcext:value-type="float">
            <text:p>266.077275915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76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67.0448296456" calcext:value-type="float">
            <text:p>267.0448296456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77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68.0123833762" calcext:value-type="float">
            <text:p>268.0123833762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78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68.9799371068" calcext:value-type="float">
            <text:p>268.9799371068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79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69.9474908374" calcext:value-type="float">
            <text:p>269.9474908374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80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70.915044568" calcext:value-type="float">
            <text:p>270.915044568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81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71.8825982986" calcext:value-type="float">
            <text:p>271.8825982986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82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72.8501520292" calcext:value-type="float">
            <text:p>272.8501520292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83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73.8177057598" calcext:value-type="float">
            <text:p>273.8177057598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84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74.7852594904" calcext:value-type="float">
            <text:p>274.7852594904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85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75.752813221" calcext:value-type="float">
            <text:p>275.752813221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86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76.7203669516" calcext:value-type="float">
            <text:p>276.7203669516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87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77.6879206822" calcext:value-type="float">
            <text:p>277.6879206822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88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78.6554744128" calcext:value-type="float">
            <text:p>278.6554744128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89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79.6230281434" calcext:value-type="float">
            <text:p>279.6230281434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90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80.590581874" calcext:value-type="float">
            <text:p>280.590581874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91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81.5581356046" calcext:value-type="float">
            <text:p>281.5581356046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92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82.5256893352" calcext:value-type="float">
            <text:p>282.5256893352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93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83.4932430658" calcext:value-type="float">
            <text:p>283.4932430658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94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84.4607967964" calcext:value-type="float">
            <text:p>284.4607967964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95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85.428350527" calcext:value-type="float">
            <text:p>285.428350527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96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86.3959042576" calcext:value-type="float">
            <text:p>286.3959042576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97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87.3634579882" calcext:value-type="float">
            <text:p>287.3634579882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98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88.3310117188" calcext:value-type="float">
            <text:p>288.3310117188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299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89.2985654494" calcext:value-type="float">
            <text:p>289.2985654494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00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90.26611918" calcext:value-type="float">
            <text:p>290.26611918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01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91.2336729106" calcext:value-type="float">
            <text:p>291.2336729106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02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92.2012266412" calcext:value-type="float">
            <text:p>292.2012266412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03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93.1687803718" calcext:value-type="float">
            <text:p>293.1687803718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04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94.1363341024" calcext:value-type="float">
            <text:p>294.1363341024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05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95.103887833" calcext:value-type="float">
            <text:p>295.103887833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06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96.0714415636" calcext:value-type="float">
            <text:p>296.0714415636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07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97.0389952942" calcext:value-type="float">
            <text:p>297.0389952942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08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98.0065490248" calcext:value-type="float">
            <text:p>298.0065490248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09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98.9741027554" calcext:value-type="float">
            <text:p>298.9741027554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10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299.941656486" calcext:value-type="float">
            <text:p>299.941656486</text:p>
          </table:table-cell>
          <table:table-cell office:value-type="float" office:value="0.316666666666667" calcext:value-type="float">
            <text:p>0.3166666667</text:p>
          </table:table-cell>
          <table:table-cell table:formula="of:=LN([.B311])" office:value-type="float" office:value="-1.14990558305566" calcext:value-type="float">
            <text:p>-1.1499055831</text:p>
          </table:table-cell>
          <table:table-cell table:number-columns-repeated="1021"/>
        </table:table-row>
        <table:table-row table:style-name="ro1">
          <table:table-cell office:value-type="float" office:value="300.9092102166" calcext:value-type="float">
            <text:p>300.9092102166</text:p>
          </table:table-cell>
          <table:table-cell office:value-type="float" office:value="0.3" calcext:value-type="float">
            <text:p>0.3</text:p>
          </table:table-cell>
          <table:table-cell table:formula="of:=LN([.B312])" office:value-type="float" office:value="-1.20397280432594" calcext:value-type="float">
            <text:p>-1.2039728043</text:p>
          </table:table-cell>
          <table:table-cell table:number-columns-repeated="1021"/>
        </table:table-row>
        <table:table-row table:style-name="ro1">
          <table:table-cell office:value-type="float" office:value="301.8767639472" calcext:value-type="float">
            <text:p>301.8767639472</text:p>
          </table:table-cell>
          <table:table-cell office:value-type="float" office:value="0.3" calcext:value-type="float">
            <text:p>0.3</text:p>
          </table:table-cell>
          <table:table-cell table:formula="of:=LN([.B313])" office:value-type="float" office:value="-1.20397280432594" calcext:value-type="float">
            <text:p>-1.2039728043</text:p>
          </table:table-cell>
          <table:table-cell table:number-columns-repeated="1021"/>
        </table:table-row>
        <table:table-row table:style-name="ro1">
          <table:table-cell office:value-type="float" office:value="302.8443176778" calcext:value-type="float">
            <text:p>302.8443176778</text:p>
          </table:table-cell>
          <table:table-cell office:value-type="float" office:value="0.3" calcext:value-type="float">
            <text:p>0.3</text:p>
          </table:table-cell>
          <table:table-cell table:formula="of:=LN([.B314])" office:value-type="float" office:value="-1.20397280432594" calcext:value-type="float">
            <text:p>-1.2039728043</text:p>
          </table:table-cell>
          <table:table-cell table:number-columns-repeated="1021"/>
        </table:table-row>
        <table:table-row table:style-name="ro1">
          <table:table-cell office:value-type="float" office:value="303.8118714084" calcext:value-type="float">
            <text:p>303.8118714084</text:p>
          </table:table-cell>
          <table:table-cell office:value-type="float" office:value="0.3" calcext:value-type="float">
            <text:p>0.3</text:p>
          </table:table-cell>
          <table:table-cell table:formula="of:=LN([.B315])" office:value-type="float" office:value="-1.20397280432594" calcext:value-type="float">
            <text:p>-1.2039728043</text:p>
          </table:table-cell>
          <table:table-cell table:number-columns-repeated="1021"/>
        </table:table-row>
        <table:table-row table:style-name="ro1">
          <table:table-cell office:value-type="float" office:value="304.779425139" calcext:value-type="float">
            <text:p>304.779425139</text:p>
          </table:table-cell>
          <table:table-cell office:value-type="float" office:value="0.283333333333333" calcext:value-type="float">
            <text:p>0.2833333333</text:p>
          </table:table-cell>
          <table:table-cell table:formula="of:=LN([.B316])" office:value-type="float" office:value="-1.26113121816589" calcext:value-type="float">
            <text:p>-1.2611312182</text:p>
          </table:table-cell>
          <table:table-cell table:number-columns-repeated="1021"/>
        </table:table-row>
        <table:table-row table:style-name="ro1">
          <table:table-cell office:value-type="float" office:value="305.7469788696" calcext:value-type="float">
            <text:p>305.7469788696</text:p>
          </table:table-cell>
          <table:table-cell office:value-type="float" office:value="0.283333333333333" calcext:value-type="float">
            <text:p>0.2833333333</text:p>
          </table:table-cell>
          <table:table-cell table:formula="of:=LN([.B317])" office:value-type="float" office:value="-1.26113121816589" calcext:value-type="float">
            <text:p>-1.2611312182</text:p>
          </table:table-cell>
          <table:table-cell table:number-columns-repeated="1021"/>
        </table:table-row>
        <table:table-row table:style-name="ro1">
          <table:table-cell office:value-type="float" office:value="306.7145326002" calcext:value-type="float">
            <text:p>306.7145326002</text:p>
          </table:table-cell>
          <table:table-cell office:value-type="float" office:value="0.283333333333333" calcext:value-type="float">
            <text:p>0.2833333333</text:p>
          </table:table-cell>
          <table:table-cell table:formula="of:=LN([.B318])" office:value-type="float" office:value="-1.26113121816589" calcext:value-type="float">
            <text:p>-1.2611312182</text:p>
          </table:table-cell>
          <table:table-cell table:number-columns-repeated="1021"/>
        </table:table-row>
        <table:table-row table:style-name="ro1">
          <table:table-cell office:value-type="float" office:value="307.6820863308" calcext:value-type="float">
            <text:p>307.6820863308</text:p>
          </table:table-cell>
          <table:table-cell office:value-type="float" office:value="0.283333333333333" calcext:value-type="float">
            <text:p>0.2833333333</text:p>
          </table:table-cell>
          <table:table-cell table:formula="of:=LN([.B319])" office:value-type="float" office:value="-1.26113121816589" calcext:value-type="float">
            <text:p>-1.2611312182</text:p>
          </table:table-cell>
          <table:table-cell table:number-columns-repeated="1021"/>
        </table:table-row>
        <table:table-row table:style-name="ro1">
          <table:table-cell office:value-type="float" office:value="308.6496400614" calcext:value-type="float">
            <text:p>308.6496400614</text:p>
          </table:table-cell>
          <table:table-cell office:value-type="float" office:value="0.283333333333333" calcext:value-type="float">
            <text:p>0.2833333333</text:p>
          </table:table-cell>
          <table:table-cell table:formula="of:=LN([.B320])" office:value-type="float" office:value="-1.26113121816589" calcext:value-type="float">
            <text:p>-1.2611312182</text:p>
          </table:table-cell>
          <table:table-cell table:number-columns-repeated="1021"/>
        </table:table-row>
        <table:table-row table:style-name="ro1">
          <table:table-cell office:value-type="float" office:value="309.617193792" calcext:value-type="float">
            <text:p>309.617193792</text:p>
          </table:table-cell>
          <table:table-cell office:value-type="float" office:value="0.283333333333333" calcext:value-type="float">
            <text:p>0.2833333333</text:p>
          </table:table-cell>
          <table:table-cell table:formula="of:=LN([.B321])" office:value-type="float" office:value="-1.26113121816589" calcext:value-type="float">
            <text:p>-1.2611312182</text:p>
          </table:table-cell>
          <table:table-cell table:number-columns-repeated="1021"/>
        </table:table-row>
        <table:table-row table:style-name="ro1">
          <table:table-cell office:value-type="float" office:value="310.5847475226" calcext:value-type="float">
            <text:p>310.5847475226</text:p>
          </table:table-cell>
          <table:table-cell office:value-type="float" office:value="0.283333333333333" calcext:value-type="float">
            <text:p>0.2833333333</text:p>
          </table:table-cell>
          <table:table-cell table:formula="of:=LN([.B322])" office:value-type="float" office:value="-1.26113121816589" calcext:value-type="float">
            <text:p>-1.2611312182</text:p>
          </table:table-cell>
          <table:table-cell table:number-columns-repeated="1021"/>
        </table:table-row>
        <table:table-row table:style-name="ro1">
          <table:table-cell office:value-type="float" office:value="311.5523012532" calcext:value-type="float">
            <text:p>311.5523012532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23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12.5198549838" calcext:value-type="float">
            <text:p>312.5198549838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24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13.4874087144" calcext:value-type="float">
            <text:p>313.4874087144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25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14.454962445" calcext:value-type="float">
            <text:p>314.454962445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26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15.4225161756" calcext:value-type="float">
            <text:p>315.4225161756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27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16.3900699062" calcext:value-type="float">
            <text:p>316.3900699062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28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17.3576236368" calcext:value-type="float">
            <text:p>317.3576236368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29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18.3251773674" calcext:value-type="float">
            <text:p>318.3251773674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30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19.292731098" calcext:value-type="float">
            <text:p>319.292731098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31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20.2602848286" calcext:value-type="float">
            <text:p>320.2602848286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32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21.2278385592" calcext:value-type="float">
            <text:p>321.2278385592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33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22.1953922898" calcext:value-type="float">
            <text:p>322.1953922898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34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23.1629460204" calcext:value-type="float">
            <text:p>323.1629460204</text:p>
          </table:table-cell>
          <table:table-cell office:value-type="float" office:value="0.266666666666667" calcext:value-type="float">
            <text:p>0.2666666667</text:p>
          </table:table-cell>
          <table:table-cell table:formula="of:=LN([.B335])" office:value-type="float" office:value="-1.32175583998232" calcext:value-type="float">
            <text:p>-1.32175584</text:p>
          </table:table-cell>
          <table:table-cell table:number-columns-repeated="1021"/>
        </table:table-row>
        <table:table-row table:style-name="ro1">
          <table:table-cell office:value-type="float" office:value="324.130499751" calcext:value-type="float">
            <text:p>324.130499751</text:p>
          </table:table-cell>
          <table:table-cell office:value-type="float" office:value="0.25" calcext:value-type="float">
            <text:p>0.25</text:p>
          </table:table-cell>
          <table:table-cell table:formula="of:=LN([.B336])" office:value-type="float" office:value="-1.38629436111989" calcext:value-type="float">
            <text:p>-1.3862943611</text:p>
          </table:table-cell>
          <table:table-cell table:number-columns-repeated="1021"/>
        </table:table-row>
        <table:table-row table:style-name="ro1">
          <table:table-cell office:value-type="float" office:value="325.0980534816" calcext:value-type="float">
            <text:p>325.0980534816</text:p>
          </table:table-cell>
          <table:table-cell office:value-type="float" office:value="0.25" calcext:value-type="float">
            <text:p>0.25</text:p>
          </table:table-cell>
          <table:table-cell table:formula="of:=LN([.B337])" office:value-type="float" office:value="-1.38629436111989" calcext:value-type="float">
            <text:p>-1.3862943611</text:p>
          </table:table-cell>
          <table:table-cell table:number-columns-repeated="1021"/>
        </table:table-row>
        <table:table-row table:style-name="ro1">
          <table:table-cell office:value-type="float" office:value="326.0656072122" calcext:value-type="float">
            <text:p>326.0656072122</text:p>
          </table:table-cell>
          <table:table-cell office:value-type="float" office:value="0.25" calcext:value-type="float">
            <text:p>0.25</text:p>
          </table:table-cell>
          <table:table-cell table:formula="of:=LN([.B338])" office:value-type="float" office:value="-1.38629436111989" calcext:value-type="float">
            <text:p>-1.3862943611</text:p>
          </table:table-cell>
          <table:table-cell table:number-columns-repeated="1021"/>
        </table:table-row>
        <table:table-row table:style-name="ro1">
          <table:table-cell office:value-type="float" office:value="327.0331609428" calcext:value-type="float">
            <text:p>327.0331609428</text:p>
          </table:table-cell>
          <table:table-cell office:value-type="float" office:value="0.25" calcext:value-type="float">
            <text:p>0.25</text:p>
          </table:table-cell>
          <table:table-cell table:formula="of:=LN([.B339])" office:value-type="float" office:value="-1.38629436111989" calcext:value-type="float">
            <text:p>-1.3862943611</text:p>
          </table:table-cell>
          <table:table-cell table:number-columns-repeated="1021"/>
        </table:table-row>
        <table:table-row table:style-name="ro1">
          <table:table-cell office:value-type="float" office:value="328.0007146734" calcext:value-type="float">
            <text:p>328.0007146734</text:p>
          </table:table-cell>
          <table:table-cell office:value-type="float" office:value="0.25" calcext:value-type="float">
            <text:p>0.25</text:p>
          </table:table-cell>
          <table:table-cell table:formula="of:=LN([.B340])" office:value-type="float" office:value="-1.38629436111989" calcext:value-type="float">
            <text:p>-1.3862943611</text:p>
          </table:table-cell>
          <table:table-cell table:number-columns-repeated="1021"/>
        </table:table-row>
        <table:table-row table:style-name="ro1">
          <table:table-cell office:value-type="float" office:value="328.968268404" calcext:value-type="float">
            <text:p>328.968268404</text:p>
          </table:table-cell>
          <table:table-cell office:value-type="float" office:value="0.25" calcext:value-type="float">
            <text:p>0.25</text:p>
          </table:table-cell>
          <table:table-cell table:formula="of:=LN([.B341])" office:value-type="float" office:value="-1.38629436111989" calcext:value-type="float">
            <text:p>-1.3862943611</text:p>
          </table:table-cell>
          <table:table-cell table:number-columns-repeated="1021"/>
        </table:table-row>
        <table:table-row table:style-name="ro1">
          <table:table-cell office:value-type="float" office:value="329.9358221346" calcext:value-type="float">
            <text:p>329.9358221346</text:p>
          </table:table-cell>
          <table:table-cell office:value-type="float" office:value="0.25" calcext:value-type="float">
            <text:p>0.25</text:p>
          </table:table-cell>
          <table:table-cell table:formula="of:=LN([.B342])" office:value-type="float" office:value="-1.38629436111989" calcext:value-type="float">
            <text:p>-1.3862943611</text:p>
          </table:table-cell>
          <table:table-cell table:number-columns-repeated="1021"/>
        </table:table-row>
        <table:table-row table:style-name="ro1">
          <table:table-cell office:value-type="float" office:value="330.9033758652" calcext:value-type="float">
            <text:p>330.9033758652</text:p>
          </table:table-cell>
          <table:table-cell office:value-type="float" office:value="0.25" calcext:value-type="float">
            <text:p>0.25</text:p>
          </table:table-cell>
          <table:table-cell table:formula="of:=LN([.B343])" office:value-type="float" office:value="-1.38629436111989" calcext:value-type="float">
            <text:p>-1.3862943611</text:p>
          </table:table-cell>
          <table:table-cell table:number-columns-repeated="1021"/>
        </table:table-row>
        <table:table-row table:style-name="ro1">
          <table:table-cell office:value-type="float" office:value="331.8709295958" calcext:value-type="float">
            <text:p>331.8709295958</text:p>
          </table:table-cell>
          <table:table-cell office:value-type="float" office:value="0.25" calcext:value-type="float">
            <text:p>0.25</text:p>
          </table:table-cell>
          <table:table-cell table:formula="of:=LN([.B344])" office:value-type="float" office:value="-1.38629436111989" calcext:value-type="float">
            <text:p>-1.3862943611</text:p>
          </table:table-cell>
          <table:table-cell table:number-columns-repeated="1021"/>
        </table:table-row>
        <table:table-row table:style-name="ro1">
          <table:table-cell office:value-type="float" office:value="332.8384833264" calcext:value-type="float">
            <text:p>332.8384833264</text:p>
          </table:table-cell>
          <table:table-cell office:value-type="float" office:value="0.25" calcext:value-type="float">
            <text:p>0.25</text:p>
          </table:table-cell>
          <table:table-cell table:formula="of:=LN([.B345])" office:value-type="float" office:value="-1.38629436111989" calcext:value-type="float">
            <text:p>-1.3862943611</text:p>
          </table:table-cell>
          <table:table-cell table:number-columns-repeated="1021"/>
        </table:table-row>
        <table:table-row table:style-name="ro1">
          <table:table-cell office:value-type="float" office:value="333.806037057" calcext:value-type="float">
            <text:p>333.806037057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46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34.7735907876" calcext:value-type="float">
            <text:p>334.7735907876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47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35.7411445182" calcext:value-type="float">
            <text:p>335.7411445182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48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36.7086982488" calcext:value-type="float">
            <text:p>336.7086982488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49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37.6762519794" calcext:value-type="float">
            <text:p>337.6762519794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50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38.64380571" calcext:value-type="float">
            <text:p>338.64380571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51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39.6113594406" calcext:value-type="float">
            <text:p>339.6113594406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52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40.5789131712" calcext:value-type="float">
            <text:p>340.5789131712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53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41.5464669018" calcext:value-type="float">
            <text:p>341.5464669018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54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42.5140206324" calcext:value-type="float">
            <text:p>342.5140206324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55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43.481574363" calcext:value-type="float">
            <text:p>343.481574363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56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44.4491280936" calcext:value-type="float">
            <text:p>344.4491280936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57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45.4166818242" calcext:value-type="float">
            <text:p>345.4166818242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58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46.3842355548" calcext:value-type="float">
            <text:p>346.3842355548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59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47.3517892854" calcext:value-type="float">
            <text:p>347.3517892854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60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48.319343016" calcext:value-type="float">
            <text:p>348.319343016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61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49.2868967466" calcext:value-type="float">
            <text:p>349.2868967466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62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50.2544504772" calcext:value-type="float">
            <text:p>350.2544504772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63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51.2220042078" calcext:value-type="float">
            <text:p>351.2220042078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64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52.1895579384" calcext:value-type="float">
            <text:p>352.1895579384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65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53.157111669" calcext:value-type="float">
            <text:p>353.157111669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66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54.1246653996" calcext:value-type="float">
            <text:p>354.1246653996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67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55.0922191302" calcext:value-type="float">
            <text:p>355.0922191302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68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56.0597728608" calcext:value-type="float">
            <text:p>356.0597728608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69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57.0273265914" calcext:value-type="float">
            <text:p>357.0273265914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70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57.994880322" calcext:value-type="float">
            <text:p>357.994880322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71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58.9624340526" calcext:value-type="float">
            <text:p>358.9624340526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72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59.9299877832" calcext:value-type="float">
            <text:p>359.9299877832</text:p>
          </table:table-cell>
          <table:table-cell office:value-type="float" office:value="0.233333333333333" calcext:value-type="float">
            <text:p>0.2333333333</text:p>
          </table:table-cell>
          <table:table-cell table:formula="of:=LN([.B373])" office:value-type="float" office:value="-1.45528723260684" calcext:value-type="float">
            <text:p>-1.4552872326</text:p>
          </table:table-cell>
          <table:table-cell table:number-columns-repeated="1021"/>
        </table:table-row>
        <table:table-row table:style-name="ro1">
          <table:table-cell office:value-type="float" office:value="360.8975415138" calcext:value-type="float">
            <text:p>360.8975415138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74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61.8650952444" calcext:value-type="float">
            <text:p>361.8650952444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75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62.832648975" calcext:value-type="float">
            <text:p>362.832648975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76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63.8002027056" calcext:value-type="float">
            <text:p>363.8002027056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77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64.7677564362" calcext:value-type="float">
            <text:p>364.7677564362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78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65.7353101668" calcext:value-type="float">
            <text:p>365.7353101668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79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66.7028638974" calcext:value-type="float">
            <text:p>366.7028638974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80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67.670417628" calcext:value-type="float">
            <text:p>367.670417628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81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68.6379713586" calcext:value-type="float">
            <text:p>368.6379713586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82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69.6055250892" calcext:value-type="float">
            <text:p>369.6055250892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83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70.5730788198" calcext:value-type="float">
            <text:p>370.5730788198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84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71.5406325504" calcext:value-type="float">
            <text:p>371.5406325504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85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72.508186281" calcext:value-type="float">
            <text:p>372.508186281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86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73.4757400116" calcext:value-type="float">
            <text:p>373.4757400116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87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74.4432937422" calcext:value-type="float">
            <text:p>374.4432937422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88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75.4108474728" calcext:value-type="float">
            <text:p>375.4108474728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89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76.3784012034" calcext:value-type="float">
            <text:p>376.3784012034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90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77.345954934" calcext:value-type="float">
            <text:p>377.345954934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91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78.3135086646" calcext:value-type="float">
            <text:p>378.3135086646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92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79.2810623952" calcext:value-type="float">
            <text:p>379.2810623952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93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80.2486161258" calcext:value-type="float">
            <text:p>380.2486161258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94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81.2161698564" calcext:value-type="float">
            <text:p>381.2161698564</text:p>
          </table:table-cell>
          <table:table-cell office:value-type="float" office:value="0.216666666666667" calcext:value-type="float">
            <text:p>0.2166666667</text:p>
          </table:table-cell>
          <table:table-cell table:formula="of:=LN([.B395])" office:value-type="float" office:value="-1.52939520476056" calcext:value-type="float">
            <text:p>-1.5293952048</text:p>
          </table:table-cell>
          <table:table-cell table:number-columns-repeated="1021"/>
        </table:table-row>
        <table:table-row table:style-name="ro1">
          <table:table-cell office:value-type="float" office:value="382.183723587" calcext:value-type="float">
            <text:p>382.183723587</text:p>
          </table:table-cell>
          <table:table-cell office:value-type="float" office:value="0.2" calcext:value-type="float">
            <text:p>0.2</text:p>
          </table:table-cell>
          <table:table-cell table:formula="of:=LN([.B396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83.1512773176" calcext:value-type="float">
            <text:p>383.1512773176</text:p>
          </table:table-cell>
          <table:table-cell office:value-type="float" office:value="0.2" calcext:value-type="float">
            <text:p>0.2</text:p>
          </table:table-cell>
          <table:table-cell table:formula="of:=LN([.B397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84.1188310482" calcext:value-type="float">
            <text:p>384.1188310482</text:p>
          </table:table-cell>
          <table:table-cell office:value-type="float" office:value="0.2" calcext:value-type="float">
            <text:p>0.2</text:p>
          </table:table-cell>
          <table:table-cell table:formula="of:=LN([.B398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85.0863847788" calcext:value-type="float">
            <text:p>385.0863847788</text:p>
          </table:table-cell>
          <table:table-cell office:value-type="float" office:value="0.2" calcext:value-type="float">
            <text:p>0.2</text:p>
          </table:table-cell>
          <table:table-cell table:formula="of:=LN([.B399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86.0539385094" calcext:value-type="float">
            <text:p>386.0539385094</text:p>
          </table:table-cell>
          <table:table-cell office:value-type="float" office:value="0.2" calcext:value-type="float">
            <text:p>0.2</text:p>
          </table:table-cell>
          <table:table-cell table:formula="of:=LN([.B400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87.02149224" calcext:value-type="float">
            <text:p>387.02149224</text:p>
          </table:table-cell>
          <table:table-cell office:value-type="float" office:value="0.2" calcext:value-type="float">
            <text:p>0.2</text:p>
          </table:table-cell>
          <table:table-cell table:formula="of:=LN([.B401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87.9890459706" calcext:value-type="float">
            <text:p>387.9890459706</text:p>
          </table:table-cell>
          <table:table-cell office:value-type="float" office:value="0.2" calcext:value-type="float">
            <text:p>0.2</text:p>
          </table:table-cell>
          <table:table-cell table:formula="of:=LN([.B402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88.9565997012" calcext:value-type="float">
            <text:p>388.9565997012</text:p>
          </table:table-cell>
          <table:table-cell office:value-type="float" office:value="0.2" calcext:value-type="float">
            <text:p>0.2</text:p>
          </table:table-cell>
          <table:table-cell table:formula="of:=LN([.B403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89.9241534318" calcext:value-type="float">
            <text:p>389.9241534318</text:p>
          </table:table-cell>
          <table:table-cell office:value-type="float" office:value="0.2" calcext:value-type="float">
            <text:p>0.2</text:p>
          </table:table-cell>
          <table:table-cell table:formula="of:=LN([.B404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90.8917071624" calcext:value-type="float">
            <text:p>390.8917071624</text:p>
          </table:table-cell>
          <table:table-cell office:value-type="float" office:value="0.2" calcext:value-type="float">
            <text:p>0.2</text:p>
          </table:table-cell>
          <table:table-cell table:formula="of:=LN([.B405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91.859260893" calcext:value-type="float">
            <text:p>391.859260893</text:p>
          </table:table-cell>
          <table:table-cell office:value-type="float" office:value="0.2" calcext:value-type="float">
            <text:p>0.2</text:p>
          </table:table-cell>
          <table:table-cell table:formula="of:=LN([.B406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92.8268146236" calcext:value-type="float">
            <text:p>392.8268146236</text:p>
          </table:table-cell>
          <table:table-cell office:value-type="float" office:value="0.2" calcext:value-type="float">
            <text:p>0.2</text:p>
          </table:table-cell>
          <table:table-cell table:formula="of:=LN([.B407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93.7943683542" calcext:value-type="float">
            <text:p>393.7943683542</text:p>
          </table:table-cell>
          <table:table-cell office:value-type="float" office:value="0.2" calcext:value-type="float">
            <text:p>0.2</text:p>
          </table:table-cell>
          <table:table-cell table:formula="of:=LN([.B408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94.7619220848" calcext:value-type="float">
            <text:p>394.7619220848</text:p>
          </table:table-cell>
          <table:table-cell office:value-type="float" office:value="0.2" calcext:value-type="float">
            <text:p>0.2</text:p>
          </table:table-cell>
          <table:table-cell table:formula="of:=LN([.B409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95.7294758154" calcext:value-type="float">
            <text:p>395.7294758154</text:p>
          </table:table-cell>
          <table:table-cell office:value-type="float" office:value="0.2" calcext:value-type="float">
            <text:p>0.2</text:p>
          </table:table-cell>
          <table:table-cell table:formula="of:=LN([.B410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96.697029546" calcext:value-type="float">
            <text:p>396.697029546</text:p>
          </table:table-cell>
          <table:table-cell office:value-type="float" office:value="0.2" calcext:value-type="float">
            <text:p>0.2</text:p>
          </table:table-cell>
          <table:table-cell table:formula="of:=LN([.B411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97.6645832766" calcext:value-type="float">
            <text:p>397.6645832766</text:p>
          </table:table-cell>
          <table:table-cell office:value-type="float" office:value="0.2" calcext:value-type="float">
            <text:p>0.2</text:p>
          </table:table-cell>
          <table:table-cell table:formula="of:=LN([.B412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98.6321370072" calcext:value-type="float">
            <text:p>398.6321370072</text:p>
          </table:table-cell>
          <table:table-cell office:value-type="float" office:value="0.2" calcext:value-type="float">
            <text:p>0.2</text:p>
          </table:table-cell>
          <table:table-cell table:formula="of:=LN([.B413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399.5996907378" calcext:value-type="float">
            <text:p>399.5996907378</text:p>
          </table:table-cell>
          <table:table-cell office:value-type="float" office:value="0.2" calcext:value-type="float">
            <text:p>0.2</text:p>
          </table:table-cell>
          <table:table-cell table:formula="of:=LN([.B414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400.5672444684" calcext:value-type="float">
            <text:p>400.5672444684</text:p>
          </table:table-cell>
          <table:table-cell office:value-type="float" office:value="0.2" calcext:value-type="float">
            <text:p>0.2</text:p>
          </table:table-cell>
          <table:table-cell table:formula="of:=LN([.B415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401.534798199" calcext:value-type="float">
            <text:p>401.534798199</text:p>
          </table:table-cell>
          <table:table-cell office:value-type="float" office:value="0.2" calcext:value-type="float">
            <text:p>0.2</text:p>
          </table:table-cell>
          <table:table-cell table:formula="of:=LN([.B416])" office:value-type="float" office:value="-1.6094379124341" calcext:value-type="float">
            <text:p>-1.6094379124</text:p>
          </table:table-cell>
          <table:table-cell table:number-columns-repeated="1021"/>
        </table:table-row>
        <table:table-row table:style-name="ro1">
          <table:table-cell office:value-type="float" office:value="402.5023519296" calcext:value-type="float">
            <text:p>402.5023519296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17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03.4699056602" calcext:value-type="float">
            <text:p>403.4699056602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18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04.4374593908" calcext:value-type="float">
            <text:p>404.4374593908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19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05.4050131214" calcext:value-type="float">
            <text:p>405.4050131214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20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06.372566852" calcext:value-type="float">
            <text:p>406.372566852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21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07.3401205826" calcext:value-type="float">
            <text:p>407.3401205826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22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08.3076743132" calcext:value-type="float">
            <text:p>408.3076743132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23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09.2752280438" calcext:value-type="float">
            <text:p>409.2752280438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24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10.2427817744" calcext:value-type="float">
            <text:p>410.2427817744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25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11.210335505" calcext:value-type="float">
            <text:p>411.210335505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26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12.1778892356" calcext:value-type="float">
            <text:p>412.1778892356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27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13.1454429662" calcext:value-type="float">
            <text:p>413.1454429662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28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14.1129966968" calcext:value-type="float">
            <text:p>414.1129966968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29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15.0805504274" calcext:value-type="float">
            <text:p>415.0805504274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30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16.048104158" calcext:value-type="float">
            <text:p>416.048104158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31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17.0156578886" calcext:value-type="float">
            <text:p>417.0156578886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32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17.9832116192" calcext:value-type="float">
            <text:p>417.9832116192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33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18.9507653498" calcext:value-type="float">
            <text:p>418.9507653498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34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19.9183190804" calcext:value-type="float">
            <text:p>419.9183190804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35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20.885872811" calcext:value-type="float">
            <text:p>420.885872811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36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21.8534265416" calcext:value-type="float">
            <text:p>421.8534265416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37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22.8209802722" calcext:value-type="float">
            <text:p>422.8209802722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38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23.7885340028" calcext:value-type="float">
            <text:p>423.7885340028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39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24.7560877334" calcext:value-type="float">
            <text:p>424.7560877334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40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25.723641464" calcext:value-type="float">
            <text:p>425.723641464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41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26.6911951946" calcext:value-type="float">
            <text:p>426.6911951946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42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27.6587489252" calcext:value-type="float">
            <text:p>427.6587489252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43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28.6263026558" calcext:value-type="float">
            <text:p>428.6263026558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44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29.5938563864" calcext:value-type="float">
            <text:p>429.5938563864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45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30.561410117" calcext:value-type="float">
            <text:p>430.561410117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46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31.5289638476" calcext:value-type="float">
            <text:p>431.5289638476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47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32.4965175782" calcext:value-type="float">
            <text:p>432.4965175782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48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33.4640713088" calcext:value-type="float">
            <text:p>433.4640713088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49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34.4316250394" calcext:value-type="float">
            <text:p>434.4316250394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50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35.39917877" calcext:value-type="float">
            <text:p>435.39917877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51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36.3667325006" calcext:value-type="float">
            <text:p>436.3667325006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52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37.3342862312" calcext:value-type="float">
            <text:p>437.3342862312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53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38.3018399618" calcext:value-type="float">
            <text:p>438.3018399618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54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39.2693936924" calcext:value-type="float">
            <text:p>439.2693936924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55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40.236947423" calcext:value-type="float">
            <text:p>440.236947423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56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41.2045011536" calcext:value-type="float">
            <text:p>441.2045011536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57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42.1720548842" calcext:value-type="float">
            <text:p>442.1720548842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58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43.1396086148" calcext:value-type="float">
            <text:p>443.1396086148</text:p>
          </table:table-cell>
          <table:table-cell office:value-type="float" office:value="0.183333333333333" calcext:value-type="float">
            <text:p>0.1833333333</text:p>
          </table:table-cell>
          <table:table-cell table:formula="of:=LN([.B459])" office:value-type="float" office:value="-1.69644928942373" calcext:value-type="float">
            <text:p>-1.6964492894</text:p>
          </table:table-cell>
          <table:table-cell table:number-columns-repeated="1021"/>
        </table:table-row>
        <table:table-row table:style-name="ro1">
          <table:table-cell office:value-type="float" office:value="444.1071623454" calcext:value-type="float">
            <text:p>444.1071623454</text:p>
          </table:table-cell>
          <table:table-cell office:value-type="float" office:value="0.166666666666667" calcext:value-type="float">
            <text:p>0.1666666667</text:p>
          </table:table-cell>
          <table:table-cell table:formula="of:=LN([.B460])" office:value-type="float" office:value="-1.79175946922805" calcext:value-type="float">
            <text:p>-1.7917594692</text:p>
          </table:table-cell>
          <table:table-cell table:number-columns-repeated="1021"/>
        </table:table-row>
        <table:table-row table:style-name="ro1">
          <table:table-cell office:value-type="float" office:value="445.074716076" calcext:value-type="float">
            <text:p>445.074716076</text:p>
          </table:table-cell>
          <table:table-cell office:value-type="float" office:value="0.166666666666667" calcext:value-type="float">
            <text:p>0.1666666667</text:p>
          </table:table-cell>
          <table:table-cell table:formula="of:=LN([.B461])" office:value-type="float" office:value="-1.79175946922805" calcext:value-type="float">
            <text:p>-1.7917594692</text:p>
          </table:table-cell>
          <table:table-cell table:number-columns-repeated="1021"/>
        </table:table-row>
        <table:table-row table:style-name="ro1">
          <table:table-cell office:value-type="float" office:value="446.0422698066" calcext:value-type="float">
            <text:p>446.0422698066</text:p>
          </table:table-cell>
          <table:table-cell office:value-type="float" office:value="0.15" calcext:value-type="float">
            <text:p>0.15</text:p>
          </table:table-cell>
          <table:table-cell table:formula="of:=LN([.B462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47.0098235372" calcext:value-type="float">
            <text:p>447.0098235372</text:p>
          </table:table-cell>
          <table:table-cell office:value-type="float" office:value="0.15" calcext:value-type="float">
            <text:p>0.15</text:p>
          </table:table-cell>
          <table:table-cell table:formula="of:=LN([.B463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47.9773772678" calcext:value-type="float">
            <text:p>447.9773772678</text:p>
          </table:table-cell>
          <table:table-cell office:value-type="float" office:value="0.15" calcext:value-type="float">
            <text:p>0.15</text:p>
          </table:table-cell>
          <table:table-cell table:formula="of:=LN([.B464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48.9449309984" calcext:value-type="float">
            <text:p>448.9449309984</text:p>
          </table:table-cell>
          <table:table-cell office:value-type="float" office:value="0.15" calcext:value-type="float">
            <text:p>0.15</text:p>
          </table:table-cell>
          <table:table-cell table:formula="of:=LN([.B465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49.912484729" calcext:value-type="float">
            <text:p>449.912484729</text:p>
          </table:table-cell>
          <table:table-cell office:value-type="float" office:value="0.15" calcext:value-type="float">
            <text:p>0.15</text:p>
          </table:table-cell>
          <table:table-cell table:formula="of:=LN([.B466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50.8800384596" calcext:value-type="float">
            <text:p>450.8800384596</text:p>
          </table:table-cell>
          <table:table-cell office:value-type="float" office:value="0.15" calcext:value-type="float">
            <text:p>0.15</text:p>
          </table:table-cell>
          <table:table-cell table:formula="of:=LN([.B467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51.8475921902" calcext:value-type="float">
            <text:p>451.8475921902</text:p>
          </table:table-cell>
          <table:table-cell office:value-type="float" office:value="0.15" calcext:value-type="float">
            <text:p>0.15</text:p>
          </table:table-cell>
          <table:table-cell table:formula="of:=LN([.B468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52.8151459208" calcext:value-type="float">
            <text:p>452.8151459208</text:p>
          </table:table-cell>
          <table:table-cell office:value-type="float" office:value="0.15" calcext:value-type="float">
            <text:p>0.15</text:p>
          </table:table-cell>
          <table:table-cell table:formula="of:=LN([.B469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53.7826996514" calcext:value-type="float">
            <text:p>453.7826996514</text:p>
          </table:table-cell>
          <table:table-cell office:value-type="float" office:value="0.15" calcext:value-type="float">
            <text:p>0.15</text:p>
          </table:table-cell>
          <table:table-cell table:formula="of:=LN([.B470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54.750253382" calcext:value-type="float">
            <text:p>454.750253382</text:p>
          </table:table-cell>
          <table:table-cell office:value-type="float" office:value="0.15" calcext:value-type="float">
            <text:p>0.15</text:p>
          </table:table-cell>
          <table:table-cell table:formula="of:=LN([.B471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55.7178071126" calcext:value-type="float">
            <text:p>455.7178071126</text:p>
          </table:table-cell>
          <table:table-cell office:value-type="float" office:value="0.15" calcext:value-type="float">
            <text:p>0.15</text:p>
          </table:table-cell>
          <table:table-cell table:formula="of:=LN([.B472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56.6853608432" calcext:value-type="float">
            <text:p>456.6853608432</text:p>
          </table:table-cell>
          <table:table-cell office:value-type="float" office:value="0.15" calcext:value-type="float">
            <text:p>0.15</text:p>
          </table:table-cell>
          <table:table-cell table:formula="of:=LN([.B473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57.6529145738" calcext:value-type="float">
            <text:p>457.6529145738</text:p>
          </table:table-cell>
          <table:table-cell office:value-type="float" office:value="0.15" calcext:value-type="float">
            <text:p>0.15</text:p>
          </table:table-cell>
          <table:table-cell table:formula="of:=LN([.B474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58.6204683044" calcext:value-type="float">
            <text:p>458.6204683044</text:p>
          </table:table-cell>
          <table:table-cell office:value-type="float" office:value="0.15" calcext:value-type="float">
            <text:p>0.15</text:p>
          </table:table-cell>
          <table:table-cell table:formula="of:=LN([.B475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59.588022035" calcext:value-type="float">
            <text:p>459.588022035</text:p>
          </table:table-cell>
          <table:table-cell office:value-type="float" office:value="0.15" calcext:value-type="float">
            <text:p>0.15</text:p>
          </table:table-cell>
          <table:table-cell table:formula="of:=LN([.B476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60.5555757656" calcext:value-type="float">
            <text:p>460.5555757656</text:p>
          </table:table-cell>
          <table:table-cell office:value-type="float" office:value="0.15" calcext:value-type="float">
            <text:p>0.15</text:p>
          </table:table-cell>
          <table:table-cell table:formula="of:=LN([.B477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61.5231294962" calcext:value-type="float">
            <text:p>461.5231294962</text:p>
          </table:table-cell>
          <table:table-cell office:value-type="float" office:value="0.15" calcext:value-type="float">
            <text:p>0.15</text:p>
          </table:table-cell>
          <table:table-cell table:formula="of:=LN([.B478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62.4906832268" calcext:value-type="float">
            <text:p>462.4906832268</text:p>
          </table:table-cell>
          <table:table-cell office:value-type="float" office:value="0.15" calcext:value-type="float">
            <text:p>0.15</text:p>
          </table:table-cell>
          <table:table-cell table:formula="of:=LN([.B479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63.4582369574" calcext:value-type="float">
            <text:p>463.4582369574</text:p>
          </table:table-cell>
          <table:table-cell office:value-type="float" office:value="0.15" calcext:value-type="float">
            <text:p>0.15</text:p>
          </table:table-cell>
          <table:table-cell table:formula="of:=LN([.B480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64.425790688" calcext:value-type="float">
            <text:p>464.425790688</text:p>
          </table:table-cell>
          <table:table-cell office:value-type="float" office:value="0.15" calcext:value-type="float">
            <text:p>0.15</text:p>
          </table:table-cell>
          <table:table-cell table:formula="of:=LN([.B481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65.3933444186" calcext:value-type="float">
            <text:p>465.3933444186</text:p>
          </table:table-cell>
          <table:table-cell office:value-type="float" office:value="0.15" calcext:value-type="float">
            <text:p>0.15</text:p>
          </table:table-cell>
          <table:table-cell table:formula="of:=LN([.B482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66.3608981492" calcext:value-type="float">
            <text:p>466.3608981492</text:p>
          </table:table-cell>
          <table:table-cell office:value-type="float" office:value="0.15" calcext:value-type="float">
            <text:p>0.15</text:p>
          </table:table-cell>
          <table:table-cell table:formula="of:=LN([.B483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67.3284518798" calcext:value-type="float">
            <text:p>467.3284518798</text:p>
          </table:table-cell>
          <table:table-cell office:value-type="float" office:value="0.15" calcext:value-type="float">
            <text:p>0.15</text:p>
          </table:table-cell>
          <table:table-cell table:formula="of:=LN([.B484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68.2960056104" calcext:value-type="float">
            <text:p>468.2960056104</text:p>
          </table:table-cell>
          <table:table-cell office:value-type="float" office:value="0.15" calcext:value-type="float">
            <text:p>0.15</text:p>
          </table:table-cell>
          <table:table-cell table:formula="of:=LN([.B485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69.263559341" calcext:value-type="float">
            <text:p>469.263559341</text:p>
          </table:table-cell>
          <table:table-cell office:value-type="float" office:value="0.15" calcext:value-type="float">
            <text:p>0.15</text:p>
          </table:table-cell>
          <table:table-cell table:formula="of:=LN([.B486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70.2311130716" calcext:value-type="float">
            <text:p>470.2311130716</text:p>
          </table:table-cell>
          <table:table-cell office:value-type="float" office:value="0.15" calcext:value-type="float">
            <text:p>0.15</text:p>
          </table:table-cell>
          <table:table-cell table:formula="of:=LN([.B487])" office:value-type="float" office:value="-1.89711998488588" calcext:value-type="float">
            <text:p>-1.8971199849</text:p>
          </table:table-cell>
          <table:table-cell table:number-columns-repeated="1021"/>
        </table:table-row>
        <table:table-row table:style-name="ro1">
          <table:table-cell office:value-type="float" office:value="471.1986668022" calcext:value-type="float">
            <text:p>471.1986668022</text:p>
          </table:table-cell>
          <table:table-cell office:value-type="float" office:value="0.116666666666667" calcext:value-type="float">
            <text:p>0.1166666667</text:p>
          </table:table-cell>
          <table:table-cell table:formula="of:=LN([.B488])" office:value-type="float" office:value="-2.14843441316678" calcext:value-type="float">
            <text:p>-2.1484344132</text:p>
          </table:table-cell>
          <table:table-cell table:number-columns-repeated="1021"/>
        </table:table-row>
        <table:table-row table:style-name="ro1">
          <table:table-cell office:value-type="float" office:value="472.1662205328" calcext:value-type="float">
            <text:p>472.1662205328</text:p>
          </table:table-cell>
          <table:table-cell office:value-type="float" office:value="0.1" calcext:value-type="float">
            <text:p>0.1</text:p>
          </table:table-cell>
          <table:table-cell table:formula="of:=LN([.B489])" office:value-type="float" office:value="-2.30258509299405" calcext:value-type="float">
            <text:p>-2.302585093</text:p>
          </table:table-cell>
          <table:table-cell table:number-columns-repeated="1021"/>
        </table:table-row>
        <table:table-row table:style-name="ro1">
          <table:table-cell office:value-type="float" office:value="473.1337742634" calcext:value-type="float">
            <text:p>473.1337742634</text:p>
          </table:table-cell>
          <table:table-cell office:value-type="float" office:value="0.1" calcext:value-type="float">
            <text:p>0.1</text:p>
          </table:table-cell>
          <table:table-cell table:formula="of:=LN([.B490])" office:value-type="float" office:value="-2.30258509299405" calcext:value-type="float">
            <text:p>-2.302585093</text:p>
          </table:table-cell>
          <table:table-cell table:number-columns-repeated="1021"/>
        </table:table-row>
        <table:table-row table:style-name="ro1">
          <table:table-cell office:value-type="float" office:value="474.101327994" calcext:value-type="float">
            <text:p>474.101327994</text:p>
          </table:table-cell>
          <table:table-cell office:value-type="float" office:value="0.1" calcext:value-type="float">
            <text:p>0.1</text:p>
          </table:table-cell>
          <table:table-cell table:formula="of:=LN([.B491])" office:value-type="float" office:value="-2.30258509299405" calcext:value-type="float">
            <text:p>-2.302585093</text:p>
          </table:table-cell>
          <table:table-cell table:number-columns-repeated="1021"/>
        </table:table-row>
        <table:table-row table:style-name="ro1">
          <table:table-cell office:value-type="float" office:value="475.0688817246" calcext:value-type="float">
            <text:p>475.0688817246</text:p>
          </table:table-cell>
          <table:table-cell office:value-type="float" office:value="0.1" calcext:value-type="float">
            <text:p>0.1</text:p>
          </table:table-cell>
          <table:table-cell table:formula="of:=LN([.B492])" office:value-type="float" office:value="-2.30258509299405" calcext:value-type="float">
            <text:p>-2.302585093</text:p>
          </table:table-cell>
          <table:table-cell table:number-columns-repeated="1021"/>
        </table:table-row>
        <table:table-row table:style-name="ro1">
          <table:table-cell office:value-type="float" office:value="476.0364354552" calcext:value-type="float">
            <text:p>476.0364354552</text:p>
          </table:table-cell>
          <table:table-cell office:value-type="float" office:value="0.1" calcext:value-type="float">
            <text:p>0.1</text:p>
          </table:table-cell>
          <table:table-cell table:formula="of:=LN([.B493])" office:value-type="float" office:value="-2.30258509299405" calcext:value-type="float">
            <text:p>-2.302585093</text:p>
          </table:table-cell>
          <table:table-cell table:number-columns-repeated="1021"/>
        </table:table-row>
        <table:table-row table:style-name="ro1">
          <table:table-cell office:value-type="float" office:value="477.0039891858" calcext:value-type="float">
            <text:p>477.0039891858</text:p>
          </table:table-cell>
          <table:table-cell office:value-type="float" office:value="0.1" calcext:value-type="float">
            <text:p>0.1</text:p>
          </table:table-cell>
          <table:table-cell table:formula="of:=LN([.B494])" office:value-type="float" office:value="-2.30258509299405" calcext:value-type="float">
            <text:p>-2.302585093</text:p>
          </table:table-cell>
          <table:table-cell table:number-columns-repeated="1021"/>
        </table:table-row>
        <table:table-row table:style-name="ro1">
          <table:table-cell office:value-type="float" office:value="477.9715429164" calcext:value-type="float">
            <text:p>477.9715429164</text:p>
          </table:table-cell>
          <table:table-cell office:value-type="float" office:value="0.1" calcext:value-type="float">
            <text:p>0.1</text:p>
          </table:table-cell>
          <table:table-cell table:formula="of:=LN([.B495])" office:value-type="float" office:value="-2.30258509299405" calcext:value-type="float">
            <text:p>-2.302585093</text:p>
          </table:table-cell>
          <table:table-cell table:number-columns-repeated="1021"/>
        </table:table-row>
        <table:table-row table:style-name="ro1">
          <table:table-cell office:value-type="float" office:value="478.939096647" calcext:value-type="float">
            <text:p>478.939096647</text:p>
          </table:table-cell>
          <table:table-cell office:value-type="float" office:value="0.1" calcext:value-type="float">
            <text:p>0.1</text:p>
          </table:table-cell>
          <table:table-cell table:formula="of:=LN([.B496])" office:value-type="float" office:value="-2.30258509299405" calcext:value-type="float">
            <text:p>-2.302585093</text:p>
          </table:table-cell>
          <table:table-cell table:number-columns-repeated="1021"/>
        </table:table-row>
        <table:table-row table:style-name="ro1">
          <table:table-cell office:value-type="float" office:value="479.9066503776" calcext:value-type="float">
            <text:p>479.906650377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497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80.8742041082" calcext:value-type="float">
            <text:p>480.874204108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498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81.8417578388" calcext:value-type="float">
            <text:p>481.841757838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499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82.8093115694" calcext:value-type="float">
            <text:p>482.809311569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00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83.7768653" calcext:value-type="float">
            <text:p>483.7768653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01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84.7444190306" calcext:value-type="float">
            <text:p>484.744419030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02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85.7119727612" calcext:value-type="float">
            <text:p>485.711972761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03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86.6795264918" calcext:value-type="float">
            <text:p>486.679526491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04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87.6470802224" calcext:value-type="float">
            <text:p>487.647080222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05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88.614633953" calcext:value-type="float">
            <text:p>488.614633953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06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89.5821876836" calcext:value-type="float">
            <text:p>489.582187683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07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90.5497414142" calcext:value-type="float">
            <text:p>490.549741414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08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91.5172951448" calcext:value-type="float">
            <text:p>491.517295144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09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92.4848488754" calcext:value-type="float">
            <text:p>492.484848875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10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93.452402606" calcext:value-type="float">
            <text:p>493.45240260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11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94.4199563366" calcext:value-type="float">
            <text:p>494.419956336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12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95.3875100672" calcext:value-type="float">
            <text:p>495.387510067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13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96.3550637978" calcext:value-type="float">
            <text:p>496.355063797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14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97.3226175284" calcext:value-type="float">
            <text:p>497.322617528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15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98.290171259" calcext:value-type="float">
            <text:p>498.290171259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16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499.2577249896" calcext:value-type="float">
            <text:p>499.257724989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17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00.2252787202" calcext:value-type="float">
            <text:p>500.225278720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18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01.1928324508" calcext:value-type="float">
            <text:p>501.192832450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19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02.1603861814" calcext:value-type="float">
            <text:p>502.160386181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20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03.127939912" calcext:value-type="float">
            <text:p>503.12793991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21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04.0954936426" calcext:value-type="float">
            <text:p>504.095493642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22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05.0630473732" calcext:value-type="float">
            <text:p>505.063047373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23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06.0306011038" calcext:value-type="float">
            <text:p>506.030601103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24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06.9981548344" calcext:value-type="float">
            <text:p>506.998154834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25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07.965708565" calcext:value-type="float">
            <text:p>507.965708565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26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08.9332622956" calcext:value-type="float">
            <text:p>508.933262295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27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09.9008160262" calcext:value-type="float">
            <text:p>509.900816026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28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10.8683697568" calcext:value-type="float">
            <text:p>510.868369756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29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11.8359234874" calcext:value-type="float">
            <text:p>511.835923487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30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12.803477218" calcext:value-type="float">
            <text:p>512.80347721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31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13.7710309486" calcext:value-type="float">
            <text:p>513.771030948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32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14.7385846792" calcext:value-type="float">
            <text:p>514.738584679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33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15.7061384098" calcext:value-type="float">
            <text:p>515.706138409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34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16.6736921404" calcext:value-type="float">
            <text:p>516.673692140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35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17.641245871" calcext:value-type="float">
            <text:p>517.641245871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36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18.6087996016" calcext:value-type="float">
            <text:p>518.608799601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37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19.5763533322" calcext:value-type="float">
            <text:p>519.576353332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38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20.5439070628" calcext:value-type="float">
            <text:p>520.543907062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39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21.5114607934" calcext:value-type="float">
            <text:p>521.511460793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40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22.479014524" calcext:value-type="float">
            <text:p>522.47901452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41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23.4465682546" calcext:value-type="float">
            <text:p>523.446568254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42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24.4141219852" calcext:value-type="float">
            <text:p>524.414121985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43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25.3816757158" calcext:value-type="float">
            <text:p>525.381675715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44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26.3492294464" calcext:value-type="float">
            <text:p>526.349229446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45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27.316783177" calcext:value-type="float">
            <text:p>527.316783177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46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28.2843369076" calcext:value-type="float">
            <text:p>528.284336907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47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29.2518906382" calcext:value-type="float">
            <text:p>529.251890638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48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30.2194443688" calcext:value-type="float">
            <text:p>530.219444368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49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31.1869980994" calcext:value-type="float">
            <text:p>531.186998099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50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32.15455183" calcext:value-type="float">
            <text:p>532.15455183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51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33.1221055606" calcext:value-type="float">
            <text:p>533.122105560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52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34.0896592912" calcext:value-type="float">
            <text:p>534.089659291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53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35.0572130218" calcext:value-type="float">
            <text:p>535.057213021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54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36.0247667524" calcext:value-type="float">
            <text:p>536.024766752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55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36.992320483" calcext:value-type="float">
            <text:p>536.992320483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56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37.9598742136" calcext:value-type="float">
            <text:p>537.959874213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57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38.9274279442" calcext:value-type="float">
            <text:p>538.927427944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58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39.8949816748" calcext:value-type="float">
            <text:p>539.894981674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59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40.8625354054" calcext:value-type="float">
            <text:p>540.8625354054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60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41.830089136" calcext:value-type="float">
            <text:p>541.83008913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61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42.7976428666" calcext:value-type="float">
            <text:p>542.7976428666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62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43.7651965972" calcext:value-type="float">
            <text:p>543.7651965972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63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44.7327503278" calcext:value-type="float">
            <text:p>544.7327503278</text:p>
          </table:table-cell>
          <table:table-cell office:value-type="float" office:value="0.0833333333333333" calcext:value-type="float">
            <text:p>0.0833333333</text:p>
          </table:table-cell>
          <table:table-cell table:formula="of:=LN([.B564])" office:value-type="float" office:value="-2.484906649788" calcext:value-type="float">
            <text:p>-2.4849066498</text:p>
          </table:table-cell>
          <table:table-cell table:number-columns-repeated="1021"/>
        </table:table-row>
        <table:table-row table:style-name="ro1">
          <table:table-cell office:value-type="float" office:value="545.7003040584" calcext:value-type="float">
            <text:p>545.7003040584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65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46.667857789" calcext:value-type="float">
            <text:p>546.667857789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66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47.6354115196" calcext:value-type="float">
            <text:p>547.6354115196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67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48.6029652502" calcext:value-type="float">
            <text:p>548.6029652502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68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49.5705189808" calcext:value-type="float">
            <text:p>549.5705189808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69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50.5380727114" calcext:value-type="float">
            <text:p>550.5380727114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70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51.505626442" calcext:value-type="float">
            <text:p>551.505626442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71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52.4731801726" calcext:value-type="float">
            <text:p>552.4731801726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72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53.4407339032" calcext:value-type="float">
            <text:p>553.4407339032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73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54.4082876338" calcext:value-type="float">
            <text:p>554.4082876338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74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55.3758413644" calcext:value-type="float">
            <text:p>555.3758413644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75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56.343395095" calcext:value-type="float">
            <text:p>556.343395095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76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57.3109488256" calcext:value-type="float">
            <text:p>557.3109488256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77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58.2785025562" calcext:value-type="float">
            <text:p>558.2785025562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78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59.2460562868" calcext:value-type="float">
            <text:p>559.2460562868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79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60.2136100174" calcext:value-type="float">
            <text:p>560.2136100174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80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61.181163748" calcext:value-type="float">
            <text:p>561.181163748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81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62.1487174786" calcext:value-type="float">
            <text:p>562.1487174786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82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63.1162712092" calcext:value-type="float">
            <text:p>563.1162712092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83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64.0838249398" calcext:value-type="float">
            <text:p>564.0838249398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84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65.0513786704" calcext:value-type="float">
            <text:p>565.0513786704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85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66.018932401" calcext:value-type="float">
            <text:p>566.018932401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86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66.9864861316" calcext:value-type="float">
            <text:p>566.9864861316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87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67.9540398622" calcext:value-type="float">
            <text:p>567.9540398622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88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68.9215935928" calcext:value-type="float">
            <text:p>568.9215935928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89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69.8891473234" calcext:value-type="float">
            <text:p>569.8891473234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90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70.856701054" calcext:value-type="float">
            <text:p>570.856701054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91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71.8242547846" calcext:value-type="float">
            <text:p>571.8242547846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92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72.7918085152" calcext:value-type="float">
            <text:p>572.7918085152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93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73.7593622458" calcext:value-type="float">
            <text:p>573.7593622458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94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74.7269159764" calcext:value-type="float">
            <text:p>574.7269159764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95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75.694469707" calcext:value-type="float">
            <text:p>575.694469707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96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76.6620234376" calcext:value-type="float">
            <text:p>576.6620234376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97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77.6295771682" calcext:value-type="float">
            <text:p>577.6295771682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98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78.5971308988" calcext:value-type="float">
            <text:p>578.5971308988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599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79.5646846294" calcext:value-type="float">
            <text:p>579.5646846294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600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80.53223836" calcext:value-type="float">
            <text:p>580.53223836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601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81.4997920906" calcext:value-type="float">
            <text:p>581.4997920906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602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82.4673458212" calcext:value-type="float">
            <text:p>582.4673458212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603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83.4348995518" calcext:value-type="float">
            <text:p>583.4348995518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604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84.4024532824" calcext:value-type="float">
            <text:p>584.4024532824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605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85.370007013" calcext:value-type="float">
            <text:p>585.370007013</text:p>
          </table:table-cell>
          <table:table-cell office:value-type="float" office:value="0.0666666666666667" calcext:value-type="float">
            <text:p>0.0666666667</text:p>
          </table:table-cell>
          <table:table-cell table:formula="of:=LN([.B606])" office:value-type="float" office:value="-2.70805020110221" calcext:value-type="float">
            <text:p>-2.7080502011</text:p>
          </table:table-cell>
          <table:table-cell table:number-columns-repeated="1021"/>
        </table:table-row>
        <table:table-row table:style-name="ro1">
          <table:table-cell office:value-type="float" office:value="586.3375607436" calcext:value-type="float">
            <text:p>586.3375607436</text:p>
          </table:table-cell>
          <table:table-cell office:value-type="float" office:value="0.05" calcext:value-type="float">
            <text:p>0.05</text:p>
          </table:table-cell>
          <table:table-cell table:formula="of:=LN([.B607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87.3051144742" calcext:value-type="float">
            <text:p>587.3051144742</text:p>
          </table:table-cell>
          <table:table-cell office:value-type="float" office:value="0.05" calcext:value-type="float">
            <text:p>0.05</text:p>
          </table:table-cell>
          <table:table-cell table:formula="of:=LN([.B608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88.2726682048" calcext:value-type="float">
            <text:p>588.2726682048</text:p>
          </table:table-cell>
          <table:table-cell office:value-type="float" office:value="0.05" calcext:value-type="float">
            <text:p>0.05</text:p>
          </table:table-cell>
          <table:table-cell table:formula="of:=LN([.B609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89.2402219354" calcext:value-type="float">
            <text:p>589.2402219354</text:p>
          </table:table-cell>
          <table:table-cell office:value-type="float" office:value="0.05" calcext:value-type="float">
            <text:p>0.05</text:p>
          </table:table-cell>
          <table:table-cell table:formula="of:=LN([.B610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90.207775666" calcext:value-type="float">
            <text:p>590.207775666</text:p>
          </table:table-cell>
          <table:table-cell office:value-type="float" office:value="0.05" calcext:value-type="float">
            <text:p>0.05</text:p>
          </table:table-cell>
          <table:table-cell table:formula="of:=LN([.B611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91.1753293966" calcext:value-type="float">
            <text:p>591.1753293966</text:p>
          </table:table-cell>
          <table:table-cell office:value-type="float" office:value="0.05" calcext:value-type="float">
            <text:p>0.05</text:p>
          </table:table-cell>
          <table:table-cell table:formula="of:=LN([.B612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92.1428831272" calcext:value-type="float">
            <text:p>592.1428831272</text:p>
          </table:table-cell>
          <table:table-cell office:value-type="float" office:value="0.05" calcext:value-type="float">
            <text:p>0.05</text:p>
          </table:table-cell>
          <table:table-cell table:formula="of:=LN([.B613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93.1104368578" calcext:value-type="float">
            <text:p>593.1104368578</text:p>
          </table:table-cell>
          <table:table-cell office:value-type="float" office:value="0.05" calcext:value-type="float">
            <text:p>0.05</text:p>
          </table:table-cell>
          <table:table-cell table:formula="of:=LN([.B614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94.0779905884" calcext:value-type="float">
            <text:p>594.0779905884</text:p>
          </table:table-cell>
          <table:table-cell office:value-type="float" office:value="0.05" calcext:value-type="float">
            <text:p>0.05</text:p>
          </table:table-cell>
          <table:table-cell table:formula="of:=LN([.B615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95.045544319" calcext:value-type="float">
            <text:p>595.045544319</text:p>
          </table:table-cell>
          <table:table-cell office:value-type="float" office:value="0.05" calcext:value-type="float">
            <text:p>0.05</text:p>
          </table:table-cell>
          <table:table-cell table:formula="of:=LN([.B616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96.0130980496" calcext:value-type="float">
            <text:p>596.0130980496</text:p>
          </table:table-cell>
          <table:table-cell office:value-type="float" office:value="0.05" calcext:value-type="float">
            <text:p>0.05</text:p>
          </table:table-cell>
          <table:table-cell table:formula="of:=LN([.B617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96.9806517802" calcext:value-type="float">
            <text:p>596.9806517802</text:p>
          </table:table-cell>
          <table:table-cell office:value-type="float" office:value="0.05" calcext:value-type="float">
            <text:p>0.05</text:p>
          </table:table-cell>
          <table:table-cell table:formula="of:=LN([.B618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97.9482055108" calcext:value-type="float">
            <text:p>597.9482055108</text:p>
          </table:table-cell>
          <table:table-cell office:value-type="float" office:value="0.05" calcext:value-type="float">
            <text:p>0.05</text:p>
          </table:table-cell>
          <table:table-cell table:formula="of:=LN([.B619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98.9157592414" calcext:value-type="float">
            <text:p>598.9157592414</text:p>
          </table:table-cell>
          <table:table-cell office:value-type="float" office:value="0.05" calcext:value-type="float">
            <text:p>0.05</text:p>
          </table:table-cell>
          <table:table-cell table:formula="of:=LN([.B620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599.883312972" calcext:value-type="float">
            <text:p>599.883312972</text:p>
          </table:table-cell>
          <table:table-cell office:value-type="float" office:value="0.05" calcext:value-type="float">
            <text:p>0.05</text:p>
          </table:table-cell>
          <table:table-cell table:formula="of:=LN([.B621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00.8508667026" calcext:value-type="float">
            <text:p>600.8508667026</text:p>
          </table:table-cell>
          <table:table-cell office:value-type="float" office:value="0.05" calcext:value-type="float">
            <text:p>0.05</text:p>
          </table:table-cell>
          <table:table-cell table:formula="of:=LN([.B622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01.8184204332" calcext:value-type="float">
            <text:p>601.8184204332</text:p>
          </table:table-cell>
          <table:table-cell office:value-type="float" office:value="0.05" calcext:value-type="float">
            <text:p>0.05</text:p>
          </table:table-cell>
          <table:table-cell table:formula="of:=LN([.B623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02.7859741638" calcext:value-type="float">
            <text:p>602.7859741638</text:p>
          </table:table-cell>
          <table:table-cell office:value-type="float" office:value="0.05" calcext:value-type="float">
            <text:p>0.05</text:p>
          </table:table-cell>
          <table:table-cell table:formula="of:=LN([.B624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03.7535278944" calcext:value-type="float">
            <text:p>603.7535278944</text:p>
          </table:table-cell>
          <table:table-cell office:value-type="float" office:value="0.05" calcext:value-type="float">
            <text:p>0.05</text:p>
          </table:table-cell>
          <table:table-cell table:formula="of:=LN([.B625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04.721081625" calcext:value-type="float">
            <text:p>604.721081625</text:p>
          </table:table-cell>
          <table:table-cell office:value-type="float" office:value="0.05" calcext:value-type="float">
            <text:p>0.05</text:p>
          </table:table-cell>
          <table:table-cell table:formula="of:=LN([.B626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05.6886353556" calcext:value-type="float">
            <text:p>605.6886353556</text:p>
          </table:table-cell>
          <table:table-cell office:value-type="float" office:value="0.05" calcext:value-type="float">
            <text:p>0.05</text:p>
          </table:table-cell>
          <table:table-cell table:formula="of:=LN([.B627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06.6561890862" calcext:value-type="float">
            <text:p>606.6561890862</text:p>
          </table:table-cell>
          <table:table-cell office:value-type="float" office:value="0.05" calcext:value-type="float">
            <text:p>0.05</text:p>
          </table:table-cell>
          <table:table-cell table:formula="of:=LN([.B628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07.6237428168" calcext:value-type="float">
            <text:p>607.6237428168</text:p>
          </table:table-cell>
          <table:table-cell office:value-type="float" office:value="0.05" calcext:value-type="float">
            <text:p>0.05</text:p>
          </table:table-cell>
          <table:table-cell table:formula="of:=LN([.B629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08.5912965474" calcext:value-type="float">
            <text:p>608.5912965474</text:p>
          </table:table-cell>
          <table:table-cell office:value-type="float" office:value="0.05" calcext:value-type="float">
            <text:p>0.05</text:p>
          </table:table-cell>
          <table:table-cell table:formula="of:=LN([.B630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09.558850278" calcext:value-type="float">
            <text:p>609.558850278</text:p>
          </table:table-cell>
          <table:table-cell office:value-type="float" office:value="0.05" calcext:value-type="float">
            <text:p>0.05</text:p>
          </table:table-cell>
          <table:table-cell table:formula="of:=LN([.B631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10.5264040086" calcext:value-type="float">
            <text:p>610.5264040086</text:p>
          </table:table-cell>
          <table:table-cell office:value-type="float" office:value="0.05" calcext:value-type="float">
            <text:p>0.05</text:p>
          </table:table-cell>
          <table:table-cell table:formula="of:=LN([.B632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11.4939577392" calcext:value-type="float">
            <text:p>611.4939577392</text:p>
          </table:table-cell>
          <table:table-cell office:value-type="float" office:value="0.05" calcext:value-type="float">
            <text:p>0.05</text:p>
          </table:table-cell>
          <table:table-cell table:formula="of:=LN([.B633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12.4615114698" calcext:value-type="float">
            <text:p>612.4615114698</text:p>
          </table:table-cell>
          <table:table-cell office:value-type="float" office:value="0.05" calcext:value-type="float">
            <text:p>0.05</text:p>
          </table:table-cell>
          <table:table-cell table:formula="of:=LN([.B634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13.4290652004" calcext:value-type="float">
            <text:p>613.4290652004</text:p>
          </table:table-cell>
          <table:table-cell office:value-type="float" office:value="0.05" calcext:value-type="float">
            <text:p>0.05</text:p>
          </table:table-cell>
          <table:table-cell table:formula="of:=LN([.B635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14.396618931" calcext:value-type="float">
            <text:p>614.396618931</text:p>
          </table:table-cell>
          <table:table-cell office:value-type="float" office:value="0.05" calcext:value-type="float">
            <text:p>0.05</text:p>
          </table:table-cell>
          <table:table-cell table:formula="of:=LN([.B636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15.3641726616" calcext:value-type="float">
            <text:p>615.3641726616</text:p>
          </table:table-cell>
          <table:table-cell office:value-type="float" office:value="0.05" calcext:value-type="float">
            <text:p>0.05</text:p>
          </table:table-cell>
          <table:table-cell table:formula="of:=LN([.B637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16.3317263922" calcext:value-type="float">
            <text:p>616.3317263922</text:p>
          </table:table-cell>
          <table:table-cell office:value-type="float" office:value="0.05" calcext:value-type="float">
            <text:p>0.05</text:p>
          </table:table-cell>
          <table:table-cell table:formula="of:=LN([.B638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17.2992801228" calcext:value-type="float">
            <text:p>617.2992801228</text:p>
          </table:table-cell>
          <table:table-cell office:value-type="float" office:value="0.05" calcext:value-type="float">
            <text:p>0.05</text:p>
          </table:table-cell>
          <table:table-cell table:formula="of:=LN([.B639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18.2668338534" calcext:value-type="float">
            <text:p>618.2668338534</text:p>
          </table:table-cell>
          <table:table-cell office:value-type="float" office:value="0.05" calcext:value-type="float">
            <text:p>0.05</text:p>
          </table:table-cell>
          <table:table-cell table:formula="of:=LN([.B640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19.234387584" calcext:value-type="float">
            <text:p>619.234387584</text:p>
          </table:table-cell>
          <table:table-cell office:value-type="float" office:value="0.05" calcext:value-type="float">
            <text:p>0.05</text:p>
          </table:table-cell>
          <table:table-cell table:formula="of:=LN([.B641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20.2019413146" calcext:value-type="float">
            <text:p>620.2019413146</text:p>
          </table:table-cell>
          <table:table-cell office:value-type="float" office:value="0.05" calcext:value-type="float">
            <text:p>0.05</text:p>
          </table:table-cell>
          <table:table-cell table:formula="of:=LN([.B642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21.1694950452" calcext:value-type="float">
            <text:p>621.1694950452</text:p>
          </table:table-cell>
          <table:table-cell office:value-type="float" office:value="0.05" calcext:value-type="float">
            <text:p>0.05</text:p>
          </table:table-cell>
          <table:table-cell table:formula="of:=LN([.B643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22.1370487758" calcext:value-type="float">
            <text:p>622.1370487758</text:p>
          </table:table-cell>
          <table:table-cell office:value-type="float" office:value="0.05" calcext:value-type="float">
            <text:p>0.05</text:p>
          </table:table-cell>
          <table:table-cell table:formula="of:=LN([.B644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23.1046025064" calcext:value-type="float">
            <text:p>623.1046025064</text:p>
          </table:table-cell>
          <table:table-cell office:value-type="float" office:value="0.05" calcext:value-type="float">
            <text:p>0.05</text:p>
          </table:table-cell>
          <table:table-cell table:formula="of:=LN([.B645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24.072156237" calcext:value-type="float">
            <text:p>624.072156237</text:p>
          </table:table-cell>
          <table:table-cell office:value-type="float" office:value="0.05" calcext:value-type="float">
            <text:p>0.05</text:p>
          </table:table-cell>
          <table:table-cell table:formula="of:=LN([.B646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25.0397099676" calcext:value-type="float">
            <text:p>625.0397099676</text:p>
          </table:table-cell>
          <table:table-cell office:value-type="float" office:value="0.05" calcext:value-type="float">
            <text:p>0.05</text:p>
          </table:table-cell>
          <table:table-cell table:formula="of:=LN([.B647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26.0072636982" calcext:value-type="float">
            <text:p>626.0072636982</text:p>
          </table:table-cell>
          <table:table-cell office:value-type="float" office:value="0.05" calcext:value-type="float">
            <text:p>0.05</text:p>
          </table:table-cell>
          <table:table-cell table:formula="of:=LN([.B648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26.9748174288" calcext:value-type="float">
            <text:p>626.9748174288</text:p>
          </table:table-cell>
          <table:table-cell office:value-type="float" office:value="0.05" calcext:value-type="float">
            <text:p>0.05</text:p>
          </table:table-cell>
          <table:table-cell table:formula="of:=LN([.B649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27.9423711594" calcext:value-type="float">
            <text:p>627.9423711594</text:p>
          </table:table-cell>
          <table:table-cell office:value-type="float" office:value="0.05" calcext:value-type="float">
            <text:p>0.05</text:p>
          </table:table-cell>
          <table:table-cell table:formula="of:=LN([.B650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28.90992489" calcext:value-type="float">
            <text:p>628.90992489</text:p>
          </table:table-cell>
          <table:table-cell office:value-type="float" office:value="0.05" calcext:value-type="float">
            <text:p>0.05</text:p>
          </table:table-cell>
          <table:table-cell table:formula="of:=LN([.B651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29.8774786206" calcext:value-type="float">
            <text:p>629.8774786206</text:p>
          </table:table-cell>
          <table:table-cell office:value-type="float" office:value="0.05" calcext:value-type="float">
            <text:p>0.05</text:p>
          </table:table-cell>
          <table:table-cell table:formula="of:=LN([.B652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30.8450323512" calcext:value-type="float">
            <text:p>630.8450323512</text:p>
          </table:table-cell>
          <table:table-cell office:value-type="float" office:value="0.05" calcext:value-type="float">
            <text:p>0.05</text:p>
          </table:table-cell>
          <table:table-cell table:formula="of:=LN([.B653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31.8125860818" calcext:value-type="float">
            <text:p>631.8125860818</text:p>
          </table:table-cell>
          <table:table-cell office:value-type="float" office:value="0.05" calcext:value-type="float">
            <text:p>0.05</text:p>
          </table:table-cell>
          <table:table-cell table:formula="of:=LN([.B654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32.7801398124" calcext:value-type="float">
            <text:p>632.7801398124</text:p>
          </table:table-cell>
          <table:table-cell office:value-type="float" office:value="0.05" calcext:value-type="float">
            <text:p>0.05</text:p>
          </table:table-cell>
          <table:table-cell table:formula="of:=LN([.B655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33.747693543" calcext:value-type="float">
            <text:p>633.747693543</text:p>
          </table:table-cell>
          <table:table-cell office:value-type="float" office:value="0.05" calcext:value-type="float">
            <text:p>0.05</text:p>
          </table:table-cell>
          <table:table-cell table:formula="of:=LN([.B656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34.7152472736" calcext:value-type="float">
            <text:p>634.7152472736</text:p>
          </table:table-cell>
          <table:table-cell office:value-type="float" office:value="0.05" calcext:value-type="float">
            <text:p>0.05</text:p>
          </table:table-cell>
          <table:table-cell table:formula="of:=LN([.B657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35.6828010042" calcext:value-type="float">
            <text:p>635.6828010042</text:p>
          </table:table-cell>
          <table:table-cell office:value-type="float" office:value="0.05" calcext:value-type="float">
            <text:p>0.05</text:p>
          </table:table-cell>
          <table:table-cell table:formula="of:=LN([.B658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36.6503547348" calcext:value-type="float">
            <text:p>636.6503547348</text:p>
          </table:table-cell>
          <table:table-cell office:value-type="float" office:value="0.05" calcext:value-type="float">
            <text:p>0.05</text:p>
          </table:table-cell>
          <table:table-cell table:formula="of:=LN([.B659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37.6179084654" calcext:value-type="float">
            <text:p>637.6179084654</text:p>
          </table:table-cell>
          <table:table-cell office:value-type="float" office:value="0.05" calcext:value-type="float">
            <text:p>0.05</text:p>
          </table:table-cell>
          <table:table-cell table:formula="of:=LN([.B660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38.585462196" calcext:value-type="float">
            <text:p>638.585462196</text:p>
          </table:table-cell>
          <table:table-cell office:value-type="float" office:value="0.05" calcext:value-type="float">
            <text:p>0.05</text:p>
          </table:table-cell>
          <table:table-cell table:formula="of:=LN([.B661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39.5530159266" calcext:value-type="float">
            <text:p>639.5530159266</text:p>
          </table:table-cell>
          <table:table-cell office:value-type="float" office:value="0.05" calcext:value-type="float">
            <text:p>0.05</text:p>
          </table:table-cell>
          <table:table-cell table:formula="of:=LN([.B662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40.5205696572" calcext:value-type="float">
            <text:p>640.5205696572</text:p>
          </table:table-cell>
          <table:table-cell office:value-type="float" office:value="0.05" calcext:value-type="float">
            <text:p>0.05</text:p>
          </table:table-cell>
          <table:table-cell table:formula="of:=LN([.B663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41.4881233878" calcext:value-type="float">
            <text:p>641.4881233878</text:p>
          </table:table-cell>
          <table:table-cell office:value-type="float" office:value="0.05" calcext:value-type="float">
            <text:p>0.05</text:p>
          </table:table-cell>
          <table:table-cell table:formula="of:=LN([.B664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42.4556771184" calcext:value-type="float">
            <text:p>642.4556771184</text:p>
          </table:table-cell>
          <table:table-cell office:value-type="float" office:value="0.05" calcext:value-type="float">
            <text:p>0.05</text:p>
          </table:table-cell>
          <table:table-cell table:formula="of:=LN([.B665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43.423230849" calcext:value-type="float">
            <text:p>643.423230849</text:p>
          </table:table-cell>
          <table:table-cell office:value-type="float" office:value="0.05" calcext:value-type="float">
            <text:p>0.05</text:p>
          </table:table-cell>
          <table:table-cell table:formula="of:=LN([.B666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44.3907845796" calcext:value-type="float">
            <text:p>644.3907845796</text:p>
          </table:table-cell>
          <table:table-cell office:value-type="float" office:value="0.05" calcext:value-type="float">
            <text:p>0.05</text:p>
          </table:table-cell>
          <table:table-cell table:formula="of:=LN([.B667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45.3583383102" calcext:value-type="float">
            <text:p>645.3583383102</text:p>
          </table:table-cell>
          <table:table-cell office:value-type="float" office:value="0.05" calcext:value-type="float">
            <text:p>0.05</text:p>
          </table:table-cell>
          <table:table-cell table:formula="of:=LN([.B668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46.3258920408" calcext:value-type="float">
            <text:p>646.3258920408</text:p>
          </table:table-cell>
          <table:table-cell office:value-type="float" office:value="0.05" calcext:value-type="float">
            <text:p>0.05</text:p>
          </table:table-cell>
          <table:table-cell table:formula="of:=LN([.B669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47.2934457714" calcext:value-type="float">
            <text:p>647.2934457714</text:p>
          </table:table-cell>
          <table:table-cell office:value-type="float" office:value="0.05" calcext:value-type="float">
            <text:p>0.05</text:p>
          </table:table-cell>
          <table:table-cell table:formula="of:=LN([.B670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48.260999502" calcext:value-type="float">
            <text:p>648.260999502</text:p>
          </table:table-cell>
          <table:table-cell office:value-type="float" office:value="0.05" calcext:value-type="float">
            <text:p>0.05</text:p>
          </table:table-cell>
          <table:table-cell table:formula="of:=LN([.B671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49.2285532326" calcext:value-type="float">
            <text:p>649.2285532326</text:p>
          </table:table-cell>
          <table:table-cell office:value-type="float" office:value="0.05" calcext:value-type="float">
            <text:p>0.05</text:p>
          </table:table-cell>
          <table:table-cell table:formula="of:=LN([.B672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50.1961069632" calcext:value-type="float">
            <text:p>650.1961069632</text:p>
          </table:table-cell>
          <table:table-cell office:value-type="float" office:value="0.05" calcext:value-type="float">
            <text:p>0.05</text:p>
          </table:table-cell>
          <table:table-cell table:formula="of:=LN([.B673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51.1636606938" calcext:value-type="float">
            <text:p>651.1636606938</text:p>
          </table:table-cell>
          <table:table-cell office:value-type="float" office:value="0.05" calcext:value-type="float">
            <text:p>0.05</text:p>
          </table:table-cell>
          <table:table-cell table:formula="of:=LN([.B674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52.1312144244" calcext:value-type="float">
            <text:p>652.1312144244</text:p>
          </table:table-cell>
          <table:table-cell office:value-type="float" office:value="0.05" calcext:value-type="float">
            <text:p>0.05</text:p>
          </table:table-cell>
          <table:table-cell table:formula="of:=LN([.B675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53.098768155" calcext:value-type="float">
            <text:p>653.098768155</text:p>
          </table:table-cell>
          <table:table-cell office:value-type="float" office:value="0.05" calcext:value-type="float">
            <text:p>0.05</text:p>
          </table:table-cell>
          <table:table-cell table:formula="of:=LN([.B676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54.0663218856" calcext:value-type="float">
            <text:p>654.0663218856</text:p>
          </table:table-cell>
          <table:table-cell office:value-type="float" office:value="0.05" calcext:value-type="float">
            <text:p>0.05</text:p>
          </table:table-cell>
          <table:table-cell table:formula="of:=LN([.B677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55.0338756162" calcext:value-type="float">
            <text:p>655.0338756162</text:p>
          </table:table-cell>
          <table:table-cell office:value-type="float" office:value="0.05" calcext:value-type="float">
            <text:p>0.05</text:p>
          </table:table-cell>
          <table:table-cell table:formula="of:=LN([.B678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56.0014293468" calcext:value-type="float">
            <text:p>656.0014293468</text:p>
          </table:table-cell>
          <table:table-cell office:value-type="float" office:value="0.05" calcext:value-type="float">
            <text:p>0.05</text:p>
          </table:table-cell>
          <table:table-cell table:formula="of:=LN([.B679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56.9689830774" calcext:value-type="float">
            <text:p>656.9689830774</text:p>
          </table:table-cell>
          <table:table-cell office:value-type="float" office:value="0.05" calcext:value-type="float">
            <text:p>0.05</text:p>
          </table:table-cell>
          <table:table-cell table:formula="of:=LN([.B680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57.936536808" calcext:value-type="float">
            <text:p>657.936536808</text:p>
          </table:table-cell>
          <table:table-cell office:value-type="float" office:value="0.05" calcext:value-type="float">
            <text:p>0.05</text:p>
          </table:table-cell>
          <table:table-cell table:formula="of:=LN([.B681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58.9040905386" calcext:value-type="float">
            <text:p>658.9040905386</text:p>
          </table:table-cell>
          <table:table-cell office:value-type="float" office:value="0.05" calcext:value-type="float">
            <text:p>0.05</text:p>
          </table:table-cell>
          <table:table-cell table:formula="of:=LN([.B682])" office:value-type="float" office:value="-2.99573227355399" calcext:value-type="float">
            <text:p>-2.9957322736</text:p>
          </table:table-cell>
          <table:table-cell table:number-columns-repeated="1021"/>
        </table:table-row>
        <table:table-row table:style-name="ro1">
          <table:table-cell office:value-type="float" office:value="659.8716442692" calcext:value-type="float">
            <text:p>659.871644269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8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60.8391979998" calcext:value-type="float">
            <text:p>660.839197999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8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61.8067517304" calcext:value-type="float">
            <text:p>661.806751730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85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62.774305461" calcext:value-type="float">
            <text:p>662.774305461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86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63.7418591916" calcext:value-type="float">
            <text:p>663.741859191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87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64.7094129222" calcext:value-type="float">
            <text:p>664.709412922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88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65.6769666528" calcext:value-type="float">
            <text:p>665.676966652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89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66.6445203834" calcext:value-type="float">
            <text:p>666.644520383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90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67.612074114" calcext:value-type="float">
            <text:p>667.61207411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91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68.5796278446" calcext:value-type="float">
            <text:p>668.579627844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92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69.5471815752" calcext:value-type="float">
            <text:p>669.547181575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9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70.5147353058" calcext:value-type="float">
            <text:p>670.514735305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9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71.4822890364" calcext:value-type="float">
            <text:p>671.482289036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95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72.449842767" calcext:value-type="float">
            <text:p>672.449842767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96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73.4173964976" calcext:value-type="float">
            <text:p>673.417396497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97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74.3849502282" calcext:value-type="float">
            <text:p>674.384950228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98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75.3525039588" calcext:value-type="float">
            <text:p>675.352503958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699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76.3200576894" calcext:value-type="float">
            <text:p>676.320057689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00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77.28761142" calcext:value-type="float">
            <text:p>677.2876114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01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78.2551651506" calcext:value-type="float">
            <text:p>678.255165150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02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79.2227188812" calcext:value-type="float">
            <text:p>679.222718881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0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80.1902726118" calcext:value-type="float">
            <text:p>680.190272611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0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81.1578263424" calcext:value-type="float">
            <text:p>681.157826342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05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82.125380073" calcext:value-type="float">
            <text:p>682.125380073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06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83.0929338036" calcext:value-type="float">
            <text:p>683.092933803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07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84.0604875342" calcext:value-type="float">
            <text:p>684.060487534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08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85.0280412648" calcext:value-type="float">
            <text:p>685.028041264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09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85.9955949954" calcext:value-type="float">
            <text:p>685.995594995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10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86.963148726" calcext:value-type="float">
            <text:p>686.96314872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11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87.9307024566" calcext:value-type="float">
            <text:p>687.930702456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12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88.8982561872" calcext:value-type="float">
            <text:p>688.898256187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1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89.8658099178" calcext:value-type="float">
            <text:p>689.865809917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1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90.8333636484" calcext:value-type="float">
            <text:p>690.833363648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15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91.800917379" calcext:value-type="float">
            <text:p>691.800917379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16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92.7684711096" calcext:value-type="float">
            <text:p>692.768471109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17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93.7360248402" calcext:value-type="float">
            <text:p>693.736024840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18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94.7035785708" calcext:value-type="float">
            <text:p>694.703578570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19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95.6711323014" calcext:value-type="float">
            <text:p>695.671132301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20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96.638686032" calcext:value-type="float">
            <text:p>696.63868603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21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97.6062397626" calcext:value-type="float">
            <text:p>697.606239762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22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98.5737934932" calcext:value-type="float">
            <text:p>698.573793493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2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699.5413472238" calcext:value-type="float">
            <text:p>699.541347223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2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00.5089009544" calcext:value-type="float">
            <text:p>700.508900954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25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01.476454685" calcext:value-type="float">
            <text:p>701.476454685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26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02.4440084156" calcext:value-type="float">
            <text:p>702.444008415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27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03.4115621462" calcext:value-type="float">
            <text:p>703.411562146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28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04.3791158768" calcext:value-type="float">
            <text:p>704.379115876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29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05.3466696074" calcext:value-type="float">
            <text:p>705.346669607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30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06.314223338" calcext:value-type="float">
            <text:p>706.31422333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31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07.2817770686" calcext:value-type="float">
            <text:p>707.281777068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32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08.2493307992" calcext:value-type="float">
            <text:p>708.249330799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3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09.2168845298" calcext:value-type="float">
            <text:p>709.216884529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3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10.1844382604" calcext:value-type="float">
            <text:p>710.184438260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35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11.151991991" calcext:value-type="float">
            <text:p>711.151991991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36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12.1195457216" calcext:value-type="float">
            <text:p>712.119545721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37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13.0870994522" calcext:value-type="float">
            <text:p>713.087099452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38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14.0546531828" calcext:value-type="float">
            <text:p>714.054653182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39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15.0222069134" calcext:value-type="float">
            <text:p>715.022206913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40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15.989760644" calcext:value-type="float">
            <text:p>715.98976064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41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16.9573143746" calcext:value-type="float">
            <text:p>716.957314374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42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17.9248681052" calcext:value-type="float">
            <text:p>717.924868105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4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18.8924218358" calcext:value-type="float">
            <text:p>718.892421835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4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19.8599755664" calcext:value-type="float">
            <text:p>719.859975566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45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20.827529297" calcext:value-type="float">
            <text:p>720.827529297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46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21.7950830276" calcext:value-type="float">
            <text:p>721.795083027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47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22.7626367582" calcext:value-type="float">
            <text:p>722.762636758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48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23.7301904888" calcext:value-type="float">
            <text:p>723.730190488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49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24.6977442194" calcext:value-type="float">
            <text:p>724.697744219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50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25.66529795" calcext:value-type="float">
            <text:p>725.66529795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51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26.6328516806" calcext:value-type="float">
            <text:p>726.632851680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52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27.6004054112" calcext:value-type="float">
            <text:p>727.600405411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5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28.5679591418" calcext:value-type="float">
            <text:p>728.567959141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5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29.5355128724" calcext:value-type="float">
            <text:p>729.535512872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55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30.503066603" calcext:value-type="float">
            <text:p>730.503066603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56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31.4706203336" calcext:value-type="float">
            <text:p>731.470620333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57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32.4381740642" calcext:value-type="float">
            <text:p>732.438174064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58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33.4057277948" calcext:value-type="float">
            <text:p>733.405727794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59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34.3732815254" calcext:value-type="float">
            <text:p>734.373281525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60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35.340835256" calcext:value-type="float">
            <text:p>735.34083525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61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36.3083889866" calcext:value-type="float">
            <text:p>736.308388986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62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37.2759427172" calcext:value-type="float">
            <text:p>737.275942717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6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38.2434964478" calcext:value-type="float">
            <text:p>738.243496447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6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39.2110501784" calcext:value-type="float">
            <text:p>739.211050178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65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40.178603909" calcext:value-type="float">
            <text:p>740.178603909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66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41.1461576396" calcext:value-type="float">
            <text:p>741.146157639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67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42.1137113702" calcext:value-type="float">
            <text:p>742.113711370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68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43.0812651008" calcext:value-type="float">
            <text:p>743.081265100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69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44.0488188314" calcext:value-type="float">
            <text:p>744.048818831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70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45.016372562" calcext:value-type="float">
            <text:p>745.01637256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71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45.9839262926" calcext:value-type="float">
            <text:p>745.983926292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72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46.9514800232" calcext:value-type="float">
            <text:p>746.951480023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7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47.9190337538" calcext:value-type="float">
            <text:p>747.919033753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7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48.8865874844" calcext:value-type="float">
            <text:p>748.886587484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75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49.854141215" calcext:value-type="float">
            <text:p>749.854141215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76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50.8216949456" calcext:value-type="float">
            <text:p>750.821694945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77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51.7892486762" calcext:value-type="float">
            <text:p>751.789248676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78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52.7568024068" calcext:value-type="float">
            <text:p>752.756802406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79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53.7243561374" calcext:value-type="float">
            <text:p>753.724356137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80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54.691909868" calcext:value-type="float">
            <text:p>754.69190986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81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55.6594635986" calcext:value-type="float">
            <text:p>755.659463598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82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56.6270173292" calcext:value-type="float">
            <text:p>756.627017329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8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57.5945710598" calcext:value-type="float">
            <text:p>757.594571059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8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58.5621247904" calcext:value-type="float">
            <text:p>758.562124790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85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59.529678521" calcext:value-type="float">
            <text:p>759.529678521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86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60.4972322516" calcext:value-type="float">
            <text:p>760.497232251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87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61.4647859822" calcext:value-type="float">
            <text:p>761.464785982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88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62.4323397128" calcext:value-type="float">
            <text:p>762.432339712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89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63.3998934434" calcext:value-type="float">
            <text:p>763.399893443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90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64.367447174" calcext:value-type="float">
            <text:p>764.367447174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91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65.3350009046" calcext:value-type="float">
            <text:p>765.3350009046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92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66.3025546352" calcext:value-type="float">
            <text:p>766.3025546352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93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67.2701083658" calcext:value-type="float">
            <text:p>767.2701083658</text:p>
          </table:table-cell>
          <table:table-cell office:value-type="float" office:value="0.0333333333333333" calcext:value-type="float">
            <text:p>0.0333333333</text:p>
          </table:table-cell>
          <table:table-cell table:formula="of:=LN([.B794])" office:value-type="float" office:value="-3.40119738166216" calcext:value-type="float">
            <text:p>-3.4011973817</text:p>
          </table:table-cell>
          <table:table-cell table:number-columns-repeated="1021"/>
        </table:table-row>
        <table:table-row table:style-name="ro1">
          <table:table-cell office:value-type="float" office:value="768.2376620964" calcext:value-type="float">
            <text:p>768.237662096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79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69.205215827" calcext:value-type="float">
            <text:p>769.205215827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79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70.1727695576" calcext:value-type="float">
            <text:p>770.172769557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79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71.1403232882" calcext:value-type="float">
            <text:p>771.140323288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79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72.1078770188" calcext:value-type="float">
            <text:p>772.107877018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79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73.0754307494" calcext:value-type="float">
            <text:p>773.075430749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0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74.04298448" calcext:value-type="float">
            <text:p>774.0429844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0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75.0105382106" calcext:value-type="float">
            <text:p>775.010538210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0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75.9780919412" calcext:value-type="float">
            <text:p>775.978091941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0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76.9456456718" calcext:value-type="float">
            <text:p>776.945645671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0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77.9131994024" calcext:value-type="float">
            <text:p>777.913199402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0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78.880753133" calcext:value-type="float">
            <text:p>778.880753133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0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79.8483068636" calcext:value-type="float">
            <text:p>779.848306863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0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80.8158605942" calcext:value-type="float">
            <text:p>780.815860594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0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81.7834143248" calcext:value-type="float">
            <text:p>781.783414324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0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82.7509680554" calcext:value-type="float">
            <text:p>782.750968055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1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83.718521786" calcext:value-type="float">
            <text:p>783.71852178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1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84.6860755166" calcext:value-type="float">
            <text:p>784.686075516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1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85.6536292472" calcext:value-type="float">
            <text:p>785.653629247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1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86.6211829778" calcext:value-type="float">
            <text:p>786.621182977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1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87.5887367084" calcext:value-type="float">
            <text:p>787.588736708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1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88.556290439" calcext:value-type="float">
            <text:p>788.556290439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1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89.5238441696" calcext:value-type="float">
            <text:p>789.523844169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1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90.4913979002" calcext:value-type="float">
            <text:p>790.491397900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1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91.4589516308" calcext:value-type="float">
            <text:p>791.458951630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1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92.4265053614" calcext:value-type="float">
            <text:p>792.426505361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2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93.394059092" calcext:value-type="float">
            <text:p>793.39405909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2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94.3616128226" calcext:value-type="float">
            <text:p>794.361612822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2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95.3291665532" calcext:value-type="float">
            <text:p>795.329166553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2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96.2967202838" calcext:value-type="float">
            <text:p>796.296720283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2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97.2642740144" calcext:value-type="float">
            <text:p>797.264274014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2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98.231827745" calcext:value-type="float">
            <text:p>798.231827745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2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799.1993814756" calcext:value-type="float">
            <text:p>799.199381475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2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00.1669352062" calcext:value-type="float">
            <text:p>800.166935206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2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01.1344889368" calcext:value-type="float">
            <text:p>801.134488936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2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02.1020426674" calcext:value-type="float">
            <text:p>802.102042667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3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03.069596398" calcext:value-type="float">
            <text:p>803.06959639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3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04.0371501286" calcext:value-type="float">
            <text:p>804.037150128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3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05.0047038592" calcext:value-type="float">
            <text:p>805.004703859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3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05.9722575898" calcext:value-type="float">
            <text:p>805.972257589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3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06.9398113204" calcext:value-type="float">
            <text:p>806.939811320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3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07.907365051" calcext:value-type="float">
            <text:p>807.907365051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3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08.8749187816" calcext:value-type="float">
            <text:p>808.874918781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3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09.8424725122" calcext:value-type="float">
            <text:p>809.842472512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3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10.8100262428" calcext:value-type="float">
            <text:p>810.810026242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3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11.7775799734" calcext:value-type="float">
            <text:p>811.777579973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4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12.745133704" calcext:value-type="float">
            <text:p>812.74513370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4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13.7126874346" calcext:value-type="float">
            <text:p>813.712687434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4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14.6802411652" calcext:value-type="float">
            <text:p>814.680241165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4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15.6477948958" calcext:value-type="float">
            <text:p>815.647794895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4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16.6153486264" calcext:value-type="float">
            <text:p>816.615348626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4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17.582902357" calcext:value-type="float">
            <text:p>817.582902357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4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18.5504560876" calcext:value-type="float">
            <text:p>818.550456087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4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19.5180098182" calcext:value-type="float">
            <text:p>819.518009818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4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20.4855635488" calcext:value-type="float">
            <text:p>820.485563548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4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21.4531172794" calcext:value-type="float">
            <text:p>821.453117279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5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22.42067101" calcext:value-type="float">
            <text:p>822.42067101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5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23.3882247406" calcext:value-type="float">
            <text:p>823.388224740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5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24.3557784712" calcext:value-type="float">
            <text:p>824.355778471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5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25.3233322018" calcext:value-type="float">
            <text:p>825.323332201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5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26.2908859324" calcext:value-type="float">
            <text:p>826.290885932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5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27.258439663" calcext:value-type="float">
            <text:p>827.258439663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5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28.2259933936" calcext:value-type="float">
            <text:p>828.225993393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5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29.1935471242" calcext:value-type="float">
            <text:p>829.193547124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5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30.1611008548" calcext:value-type="float">
            <text:p>830.161100854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5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31.1286545854" calcext:value-type="float">
            <text:p>831.128654585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6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32.096208316" calcext:value-type="float">
            <text:p>832.09620831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6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33.0637620466" calcext:value-type="float">
            <text:p>833.063762046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6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34.0313157772" calcext:value-type="float">
            <text:p>834.031315777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6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34.9988695078" calcext:value-type="float">
            <text:p>834.998869507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6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35.9664232384" calcext:value-type="float">
            <text:p>835.966423238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6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36.933976969" calcext:value-type="float">
            <text:p>836.933976969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6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37.9015306996" calcext:value-type="float">
            <text:p>837.901530699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6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38.8690844302" calcext:value-type="float">
            <text:p>838.869084430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6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39.8366381608" calcext:value-type="float">
            <text:p>839.836638160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6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40.8041918914" calcext:value-type="float">
            <text:p>840.804191891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7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41.771745622" calcext:value-type="float">
            <text:p>841.77174562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7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42.7392993526" calcext:value-type="float">
            <text:p>842.739299352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7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43.7068530832" calcext:value-type="float">
            <text:p>843.706853083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7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44.6744068138" calcext:value-type="float">
            <text:p>844.674406813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7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45.6419605444" calcext:value-type="float">
            <text:p>845.641960544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7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46.609514275" calcext:value-type="float">
            <text:p>846.609514275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7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47.5770680056" calcext:value-type="float">
            <text:p>847.577068005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7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48.5446217362" calcext:value-type="float">
            <text:p>848.544621736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7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49.5121754668" calcext:value-type="float">
            <text:p>849.512175466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7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50.4797291974" calcext:value-type="float">
            <text:p>850.479729197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8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51.447282928" calcext:value-type="float">
            <text:p>851.44728292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8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52.4148366586" calcext:value-type="float">
            <text:p>852.414836658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8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53.3823903892" calcext:value-type="float">
            <text:p>853.382390389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8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54.3499441198" calcext:value-type="float">
            <text:p>854.349944119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8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55.3174978504" calcext:value-type="float">
            <text:p>855.317497850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8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56.285051581" calcext:value-type="float">
            <text:p>856.285051581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8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57.2526053116" calcext:value-type="float">
            <text:p>857.252605311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8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58.2201590422" calcext:value-type="float">
            <text:p>858.220159042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8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59.1877127728" calcext:value-type="float">
            <text:p>859.187712772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8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60.1552665034" calcext:value-type="float">
            <text:p>860.155266503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9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61.122820234" calcext:value-type="float">
            <text:p>861.12282023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9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62.0903739646" calcext:value-type="float">
            <text:p>862.090373964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9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63.0579276952" calcext:value-type="float">
            <text:p>863.057927695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9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64.0254814258" calcext:value-type="float">
            <text:p>864.025481425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9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64.9930351564" calcext:value-type="float">
            <text:p>864.993035156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9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65.960588887" calcext:value-type="float">
            <text:p>865.960588887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9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66.9281426176" calcext:value-type="float">
            <text:p>866.928142617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9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67.8956963482" calcext:value-type="float">
            <text:p>867.895696348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9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68.8632500788" calcext:value-type="float">
            <text:p>868.863250078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89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69.8308038094" calcext:value-type="float">
            <text:p>869.830803809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0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70.79835754" calcext:value-type="float">
            <text:p>870.7983575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0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71.7659112706" calcext:value-type="float">
            <text:p>871.765911270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0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72.7334650012" calcext:value-type="float">
            <text:p>872.733465001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0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73.7010187318" calcext:value-type="float">
            <text:p>873.701018731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0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74.6685724624" calcext:value-type="float">
            <text:p>874.668572462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0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75.636126193" calcext:value-type="float">
            <text:p>875.636126193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0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76.6036799236" calcext:value-type="float">
            <text:p>876.603679923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0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77.5712336542" calcext:value-type="float">
            <text:p>877.571233654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0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78.5387873848" calcext:value-type="float">
            <text:p>878.538787384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0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79.5063411154" calcext:value-type="float">
            <text:p>879.506341115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1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80.473894846" calcext:value-type="float">
            <text:p>880.47389484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1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81.4414485766" calcext:value-type="float">
            <text:p>881.441448576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1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82.4090023072" calcext:value-type="float">
            <text:p>882.409002307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1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83.3765560378" calcext:value-type="float">
            <text:p>883.376556037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1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84.3441097684" calcext:value-type="float">
            <text:p>884.344109768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1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85.311663499" calcext:value-type="float">
            <text:p>885.311663499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1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86.2792172296" calcext:value-type="float">
            <text:p>886.279217229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1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87.2467709602" calcext:value-type="float">
            <text:p>887.246770960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1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88.2143246908" calcext:value-type="float">
            <text:p>888.214324690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1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89.1818784214" calcext:value-type="float">
            <text:p>889.181878421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2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90.149432152" calcext:value-type="float">
            <text:p>890.14943215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2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91.1169858826" calcext:value-type="float">
            <text:p>891.116985882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2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92.0845396132" calcext:value-type="float">
            <text:p>892.084539613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2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93.0520933438" calcext:value-type="float">
            <text:p>893.052093343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2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94.0196470744" calcext:value-type="float">
            <text:p>894.019647074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2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94.987200805" calcext:value-type="float">
            <text:p>894.987200805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2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95.9547545356" calcext:value-type="float">
            <text:p>895.954754535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2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96.9223082662" calcext:value-type="float">
            <text:p>896.922308266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2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97.8898619968" calcext:value-type="float">
            <text:p>897.889861996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2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98.8574157274" calcext:value-type="float">
            <text:p>898.857415727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3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899.824969458" calcext:value-type="float">
            <text:p>899.82496945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3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00.7925231886" calcext:value-type="float">
            <text:p>900.792523188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3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01.7600769192" calcext:value-type="float">
            <text:p>901.760076919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3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02.7276306498" calcext:value-type="float">
            <text:p>902.727630649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3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03.6951843804" calcext:value-type="float">
            <text:p>903.695184380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3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04.662738111" calcext:value-type="float">
            <text:p>904.662738111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3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05.6302918416" calcext:value-type="float">
            <text:p>905.630291841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3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06.5978455722" calcext:value-type="float">
            <text:p>906.597845572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3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07.5653993028" calcext:value-type="float">
            <text:p>907.565399302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3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08.5329530334" calcext:value-type="float">
            <text:p>908.532953033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4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09.500506764" calcext:value-type="float">
            <text:p>909.50050676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4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10.4680604946" calcext:value-type="float">
            <text:p>910.468060494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4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11.4356142252" calcext:value-type="float">
            <text:p>911.435614225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4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12.4031679558" calcext:value-type="float">
            <text:p>912.403167955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4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13.3707216864" calcext:value-type="float">
            <text:p>913.370721686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4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14.338275417" calcext:value-type="float">
            <text:p>914.338275417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4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15.3058291476" calcext:value-type="float">
            <text:p>915.305829147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4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16.2733828782" calcext:value-type="float">
            <text:p>916.273382878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4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17.2409366088" calcext:value-type="float">
            <text:p>917.240936608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4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18.2084903394" calcext:value-type="float">
            <text:p>918.208490339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5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19.17604407" calcext:value-type="float">
            <text:p>919.17604407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5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20.1435978006" calcext:value-type="float">
            <text:p>920.143597800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5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21.1111515312" calcext:value-type="float">
            <text:p>921.111151531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5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22.0787052618" calcext:value-type="float">
            <text:p>922.078705261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5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23.0462589924" calcext:value-type="float">
            <text:p>923.046258992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5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24.013812723" calcext:value-type="float">
            <text:p>924.013812723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5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24.9813664536" calcext:value-type="float">
            <text:p>924.981366453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5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25.9489201842" calcext:value-type="float">
            <text:p>925.948920184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5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26.9164739148" calcext:value-type="float">
            <text:p>926.916473914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5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27.8840276454" calcext:value-type="float">
            <text:p>927.884027645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6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28.851581376" calcext:value-type="float">
            <text:p>928.85158137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6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29.8191351066" calcext:value-type="float">
            <text:p>929.819135106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6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30.7866888372" calcext:value-type="float">
            <text:p>930.786688837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6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31.7542425678" calcext:value-type="float">
            <text:p>931.754242567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6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32.7217962984" calcext:value-type="float">
            <text:p>932.721796298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6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33.689350029" calcext:value-type="float">
            <text:p>933.689350029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6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34.6569037596" calcext:value-type="float">
            <text:p>934.656903759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6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35.6244574902" calcext:value-type="float">
            <text:p>935.624457490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6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36.5920112208" calcext:value-type="float">
            <text:p>936.592011220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6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37.5595649514" calcext:value-type="float">
            <text:p>937.559564951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7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38.527118682" calcext:value-type="float">
            <text:p>938.52711868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7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39.4946724126" calcext:value-type="float">
            <text:p>939.494672412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7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40.4622261432" calcext:value-type="float">
            <text:p>940.462226143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7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41.4297798738" calcext:value-type="float">
            <text:p>941.429779873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7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42.3973336044" calcext:value-type="float">
            <text:p>942.397333604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7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43.364887335" calcext:value-type="float">
            <text:p>943.364887335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7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44.3324410656" calcext:value-type="float">
            <text:p>944.332441065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7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45.2999947962" calcext:value-type="float">
            <text:p>945.299994796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7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46.2675485268" calcext:value-type="float">
            <text:p>946.267548526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7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47.2351022574" calcext:value-type="float">
            <text:p>947.235102257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8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48.202655988" calcext:value-type="float">
            <text:p>948.20265598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8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49.1702097186" calcext:value-type="float">
            <text:p>949.170209718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8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50.1377634492" calcext:value-type="float">
            <text:p>950.137763449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8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51.1053171798" calcext:value-type="float">
            <text:p>951.105317179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8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52.0728709104" calcext:value-type="float">
            <text:p>952.072870910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8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53.040424641" calcext:value-type="float">
            <text:p>953.040424641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8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54.0079783716" calcext:value-type="float">
            <text:p>954.007978371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8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54.9755321022" calcext:value-type="float">
            <text:p>954.975532102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8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55.9430858328" calcext:value-type="float">
            <text:p>955.943085832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8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56.9106395634" calcext:value-type="float">
            <text:p>956.910639563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9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57.878193294" calcext:value-type="float">
            <text:p>957.87819329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9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58.8457470246" calcext:value-type="float">
            <text:p>958.845747024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9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59.8133007552" calcext:value-type="float">
            <text:p>959.813300755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9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60.7808544858" calcext:value-type="float">
            <text:p>960.780854485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9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61.7484082164" calcext:value-type="float">
            <text:p>961.748408216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9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62.715961947" calcext:value-type="float">
            <text:p>962.715961947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9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63.6835156776" calcext:value-type="float">
            <text:p>963.683515677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9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64.6510694082" calcext:value-type="float">
            <text:p>964.651069408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9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65.6186231388" calcext:value-type="float">
            <text:p>965.618623138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99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66.5861768694" calcext:value-type="float">
            <text:p>966.586176869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0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67.5537306" calcext:value-type="float">
            <text:p>967.553730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0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68.5212843306" calcext:value-type="float">
            <text:p>968.521284330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0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69.4888380612" calcext:value-type="float">
            <text:p>969.488838061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0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70.4563917918" calcext:value-type="float">
            <text:p>970.456391791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0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71.4239455224" calcext:value-type="float">
            <text:p>971.423945522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0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72.391499253" calcext:value-type="float">
            <text:p>972.391499253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0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73.3590529836" calcext:value-type="float">
            <text:p>973.359052983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0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74.3266067142" calcext:value-type="float">
            <text:p>974.326606714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0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75.2941604448" calcext:value-type="float">
            <text:p>975.294160444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0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76.2617141754" calcext:value-type="float">
            <text:p>976.261714175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1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77.229267906" calcext:value-type="float">
            <text:p>977.22926790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1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78.1968216366" calcext:value-type="float">
            <text:p>978.196821636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1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79.1643753672" calcext:value-type="float">
            <text:p>979.164375367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1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80.1319290978" calcext:value-type="float">
            <text:p>980.131929097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1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81.0994828284" calcext:value-type="float">
            <text:p>981.099482828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1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82.067036559" calcext:value-type="float">
            <text:p>982.067036559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1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83.0345902896" calcext:value-type="float">
            <text:p>983.034590289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1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84.0021440202" calcext:value-type="float">
            <text:p>984.002144020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1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84.9696977508" calcext:value-type="float">
            <text:p>984.969697750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1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85.9372514814" calcext:value-type="float">
            <text:p>985.937251481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2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86.904805212" calcext:value-type="float">
            <text:p>986.90480521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2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87.8723589426" calcext:value-type="float">
            <text:p>987.872358942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2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88.8399126732" calcext:value-type="float">
            <text:p>988.839912673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2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89.8074664038" calcext:value-type="float">
            <text:p>989.807466403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2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90.7750201344" calcext:value-type="float">
            <text:p>990.775020134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2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91.742573865" calcext:value-type="float">
            <text:p>991.742573865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2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92.7101275956" calcext:value-type="float">
            <text:p>992.710127595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2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93.6776813262" calcext:value-type="float">
            <text:p>993.677681326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2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94.6452350568" calcext:value-type="float">
            <text:p>994.645235056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2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95.6127887874" calcext:value-type="float">
            <text:p>995.612788787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3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96.580342518" calcext:value-type="float">
            <text:p>996.58034251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3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97.5478962486" calcext:value-type="float">
            <text:p>997.547896248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3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98.5154499792" calcext:value-type="float">
            <text:p>998.515449979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3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999.4830037098" calcext:value-type="float">
            <text:p>999.483003709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3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00.4505574404" calcext:value-type="float">
            <text:p>1000.450557440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3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01.418111171" calcext:value-type="float">
            <text:p>1001.418111171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3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02.3856649016" calcext:value-type="float">
            <text:p>1002.385664901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3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03.3532186322" calcext:value-type="float">
            <text:p>1003.353218632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3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04.3207723628" calcext:value-type="float">
            <text:p>1004.320772362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3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05.2883260934" calcext:value-type="float">
            <text:p>1005.288326093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4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06.255879824" calcext:value-type="float">
            <text:p>1006.25587982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4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07.2234335546" calcext:value-type="float">
            <text:p>1007.223433554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4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08.1909872852" calcext:value-type="float">
            <text:p>1008.190987285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4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09.1585410158" calcext:value-type="float">
            <text:p>1009.158541015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4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10.1260947464" calcext:value-type="float">
            <text:p>1010.126094746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4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11.093648477" calcext:value-type="float">
            <text:p>1011.093648477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4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12.0612022076" calcext:value-type="float">
            <text:p>1012.061202207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4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13.0287559382" calcext:value-type="float">
            <text:p>1013.028755938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4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13.9963096688" calcext:value-type="float">
            <text:p>1013.996309668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4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14.9638633994" calcext:value-type="float">
            <text:p>1014.963863399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5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15.93141713" calcext:value-type="float">
            <text:p>1015.93141713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5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16.8989708606" calcext:value-type="float">
            <text:p>1016.898970860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5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17.8665245912" calcext:value-type="float">
            <text:p>1017.866524591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5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18.8340783218" calcext:value-type="float">
            <text:p>1018.834078321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5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19.8016320524" calcext:value-type="float">
            <text:p>1019.801632052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5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20.769185783" calcext:value-type="float">
            <text:p>1020.769185783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5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21.7367395136" calcext:value-type="float">
            <text:p>1021.736739513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5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22.7042932442" calcext:value-type="float">
            <text:p>1022.704293244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5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23.6718469748" calcext:value-type="float">
            <text:p>1023.671846974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5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24.6394007054" calcext:value-type="float">
            <text:p>1024.639400705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6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25.606954436" calcext:value-type="float">
            <text:p>1025.60695443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6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26.5745081666" calcext:value-type="float">
            <text:p>1026.574508166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6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27.5420618972" calcext:value-type="float">
            <text:p>1027.542061897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6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28.5096156278" calcext:value-type="float">
            <text:p>1028.509615627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6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29.4771693584" calcext:value-type="float">
            <text:p>1029.477169358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6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30.444723089" calcext:value-type="float">
            <text:p>1030.444723089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6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31.4122768196" calcext:value-type="float">
            <text:p>1031.412276819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6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32.3798305502" calcext:value-type="float">
            <text:p>1032.379830550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6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33.3473842808" calcext:value-type="float">
            <text:p>1033.347384280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6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34.3149380114" calcext:value-type="float">
            <text:p>1034.314938011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7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35.282491742" calcext:value-type="float">
            <text:p>1035.28249174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7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36.2500454726" calcext:value-type="float">
            <text:p>1036.250045472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7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37.2175992032" calcext:value-type="float">
            <text:p>1037.217599203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7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38.1851529338" calcext:value-type="float">
            <text:p>1038.185152933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7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39.1527066644" calcext:value-type="float">
            <text:p>1039.152706664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7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40.120260395" calcext:value-type="float">
            <text:p>1040.120260395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7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41.0878141256" calcext:value-type="float">
            <text:p>1041.087814125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7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42.0553678562" calcext:value-type="float">
            <text:p>1042.055367856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7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43.0229215868" calcext:value-type="float">
            <text:p>1043.022921586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7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43.9904753174" calcext:value-type="float">
            <text:p>1043.990475317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8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44.958029048" calcext:value-type="float">
            <text:p>1044.95802904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8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45.9255827786" calcext:value-type="float">
            <text:p>1045.925582778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8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46.8931365092" calcext:value-type="float">
            <text:p>1046.893136509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8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47.8606902398" calcext:value-type="float">
            <text:p>1047.860690239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8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48.8282439704" calcext:value-type="float">
            <text:p>1048.828243970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8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49.795797701" calcext:value-type="float">
            <text:p>1049.795797701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8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50.7633514316" calcext:value-type="float">
            <text:p>1050.763351431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8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51.7309051622" calcext:value-type="float">
            <text:p>1051.730905162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8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52.6984588928" calcext:value-type="float">
            <text:p>1052.698458892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8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53.6660126234" calcext:value-type="float">
            <text:p>1053.666012623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9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54.633566354" calcext:value-type="float">
            <text:p>1054.63356635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9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55.6011200846" calcext:value-type="float">
            <text:p>1055.601120084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9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56.5686738152" calcext:value-type="float">
            <text:p>1056.568673815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9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57.5362275458" calcext:value-type="float">
            <text:p>1057.536227545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9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58.5037812764" calcext:value-type="float">
            <text:p>1058.503781276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9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59.471335007" calcext:value-type="float">
            <text:p>1059.471335007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9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60.4388887376" calcext:value-type="float">
            <text:p>1060.438888737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9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61.4064424682" calcext:value-type="float">
            <text:p>1061.406442468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9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62.3739961988" calcext:value-type="float">
            <text:p>1062.373996198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09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63.3415499294" calcext:value-type="float">
            <text:p>1063.341549929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0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64.30910366" calcext:value-type="float">
            <text:p>1064.3091036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0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65.2766573906" calcext:value-type="float">
            <text:p>1065.276657390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0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66.2442111212" calcext:value-type="float">
            <text:p>1066.244211121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0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67.2117648518" calcext:value-type="float">
            <text:p>1067.211764851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0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68.1793185824" calcext:value-type="float">
            <text:p>1068.179318582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0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69.146872313" calcext:value-type="float">
            <text:p>1069.146872313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0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70.1144260436" calcext:value-type="float">
            <text:p>1070.114426043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0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71.0819797742" calcext:value-type="float">
            <text:p>1071.081979774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0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72.0495335048" calcext:value-type="float">
            <text:p>1072.049533504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0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73.0170872354" calcext:value-type="float">
            <text:p>1073.017087235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1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73.984640966" calcext:value-type="float">
            <text:p>1073.98464096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1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74.9521946966" calcext:value-type="float">
            <text:p>1074.952194696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1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75.9197484272" calcext:value-type="float">
            <text:p>1075.919748427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1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76.8873021578" calcext:value-type="float">
            <text:p>1076.887302157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1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77.8548558884" calcext:value-type="float">
            <text:p>1077.854855888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15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78.822409619" calcext:value-type="float">
            <text:p>1078.822409619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16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79.7899633496" calcext:value-type="float">
            <text:p>1079.789963349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17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80.7575170802" calcext:value-type="float">
            <text:p>1080.757517080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18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81.7250708108" calcext:value-type="float">
            <text:p>1081.725070810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19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82.6926245414" calcext:value-type="float">
            <text:p>1082.6926245414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20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83.660178272" calcext:value-type="float">
            <text:p>1083.66017827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21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84.6277320026" calcext:value-type="float">
            <text:p>1084.6277320026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22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85.5952857332" calcext:value-type="float">
            <text:p>1085.5952857332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23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86.5628394638" calcext:value-type="float">
            <text:p>1086.5628394638</text:p>
          </table:table-cell>
          <table:table-cell office:value-type="float" office:value="0.0166666666666667" calcext:value-type="float">
            <text:p>0.0166666667</text:p>
          </table:table-cell>
          <table:table-cell table:formula="of:=LN([.B1124])" office:value-type="float" office:value="-4.0943445622221" calcext:value-type="float">
            <text:p>-4.0943445622</text:p>
          </table:table-cell>
          <table:table-cell table:number-columns-repeated="1021"/>
        </table:table-row>
        <table:table-row table:style-name="ro1">
          <table:table-cell office:value-type="float" office:value="1087.5303931944" calcext:value-type="float">
            <text:p>1087.53039319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88.497946925" calcext:value-type="float">
            <text:p>1088.4979469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89.4655006556" calcext:value-type="float">
            <text:p>1089.46550065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0.4330543862" calcext:value-type="float">
            <text:p>1090.43305438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1.4006081168" calcext:value-type="float">
            <text:p>1091.400608116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2.3681618474" calcext:value-type="float">
            <text:p>1092.368161847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3.335715578" calcext:value-type="float">
            <text:p>1093.3357155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4.3032693086" calcext:value-type="float">
            <text:p>1094.30326930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5.2708230392" calcext:value-type="float">
            <text:p>1095.270823039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6.2383767698" calcext:value-type="float">
            <text:p>1096.23837676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7.2059305004" calcext:value-type="float">
            <text:p>1097.20593050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8.173484231" calcext:value-type="float">
            <text:p>1098.17348423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9.1410379616" calcext:value-type="float">
            <text:p>1099.14103796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0.1085916922" calcext:value-type="float">
            <text:p>1100.10859169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1.0761454228" calcext:value-type="float">
            <text:p>1101.07614542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2.0436991534" calcext:value-type="float">
            <text:p>1102.04369915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3.011252884" calcext:value-type="float">
            <text:p>1103.0112528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3.9788066146" calcext:value-type="float">
            <text:p>1103.97880661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4.9463603452" calcext:value-type="float">
            <text:p>1104.94636034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5.9139140758" calcext:value-type="float">
            <text:p>1105.913914075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6.8814678064" calcext:value-type="float">
            <text:p>1106.88146780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7.849021537" calcext:value-type="float">
            <text:p>1107.8490215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8.8165752676" calcext:value-type="float">
            <text:p>1108.81657526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9.7841289982" calcext:value-type="float">
            <text:p>1109.78412899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0.7516827288" calcext:value-type="float">
            <text:p>1110.75168272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1.7192364594" calcext:value-type="float">
            <text:p>1111.71923645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2.68679019" calcext:value-type="float">
            <text:p>1112.686790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3.6543439206" calcext:value-type="float">
            <text:p>1113.65434392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4.6218976512" calcext:value-type="float">
            <text:p>1114.62189765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5.5894513818" calcext:value-type="float">
            <text:p>1115.58945138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6.5570051124" calcext:value-type="float">
            <text:p>1116.55700511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7.524558843" calcext:value-type="float">
            <text:p>1117.52455884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8.4921125736" calcext:value-type="float">
            <text:p>1118.49211257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9.4596663042" calcext:value-type="float">
            <text:p>1119.459666304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0.4272200348" calcext:value-type="float">
            <text:p>1120.42722003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1.3947737654" calcext:value-type="float">
            <text:p>1121.394773765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2.362327496" calcext:value-type="float">
            <text:p>1122.3623274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3.3298812266" calcext:value-type="float">
            <text:p>1123.32988122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4.2974349572" calcext:value-type="float">
            <text:p>1124.29743495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5.2649886878" calcext:value-type="float">
            <text:p>1125.26498868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6.2325424184" calcext:value-type="float">
            <text:p>1126.23254241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7.200096149" calcext:value-type="float">
            <text:p>1127.2000961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8.1676498796" calcext:value-type="float">
            <text:p>1128.16764987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9.1352036102" calcext:value-type="float">
            <text:p>1129.13520361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0.1027573408" calcext:value-type="float">
            <text:p>1130.10275734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1.0703110714" calcext:value-type="float">
            <text:p>1131.07031107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2.037864802" calcext:value-type="float">
            <text:p>1132.0378648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3.0054185326" calcext:value-type="float">
            <text:p>1133.00541853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3.9729722632" calcext:value-type="float">
            <text:p>1133.97297226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4.9405259938" calcext:value-type="float">
            <text:p>1134.94052599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5.9080797244" calcext:value-type="float">
            <text:p>1135.90807972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6.875633455" calcext:value-type="float">
            <text:p>1136.8756334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7.8431871856" calcext:value-type="float">
            <text:p>1137.84318718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8.8107409162" calcext:value-type="float">
            <text:p>1138.81074091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9.7782946468" calcext:value-type="float">
            <text:p>1139.778294646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0.7458483774" calcext:value-type="float">
            <text:p>1140.745848377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1.713402108" calcext:value-type="float">
            <text:p>1141.7134021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2.6809558386" calcext:value-type="float">
            <text:p>1142.68095583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3.6485095692" calcext:value-type="float">
            <text:p>1143.648509569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4.6160632998" calcext:value-type="float">
            <text:p>1144.61606329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5.5836170304" calcext:value-type="float">
            <text:p>1145.58361703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6.551170761" calcext:value-type="float">
            <text:p>1146.55117076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7.5187244916" calcext:value-type="float">
            <text:p>1147.51872449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8.4862782222" calcext:value-type="float">
            <text:p>1148.48627822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9.4538319528" calcext:value-type="float">
            <text:p>1149.45383195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0.4213856834" calcext:value-type="float">
            <text:p>1150.42138568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1.388939414" calcext:value-type="float">
            <text:p>1151.3889394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2.3564931446" calcext:value-type="float">
            <text:p>1152.35649314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3.3240468752" calcext:value-type="float">
            <text:p>1153.32404687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4.2916006058" calcext:value-type="float">
            <text:p>1154.291600605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5.2591543364" calcext:value-type="float">
            <text:p>1155.25915433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6.226708067" calcext:value-type="float">
            <text:p>1156.22670806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7.1942617976" calcext:value-type="float">
            <text:p>1157.19426179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8.1618155282" calcext:value-type="float">
            <text:p>1158.16181552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9.1293692588" calcext:value-type="float">
            <text:p>1159.12936925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0.0969229894" calcext:value-type="float">
            <text:p>1160.09692298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1.06447672" calcext:value-type="float">
            <text:p>1161.064476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2.0320304506" calcext:value-type="float">
            <text:p>1162.03203045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2.9995841812" calcext:value-type="float">
            <text:p>1162.99958418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3.9671379118" calcext:value-type="float">
            <text:p>1163.96713791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4.9346916424" calcext:value-type="float">
            <text:p>1164.93469164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5.902245373" calcext:value-type="float">
            <text:p>1165.90224537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6.8697991036" calcext:value-type="float">
            <text:p>1166.86979910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7.8373528342" calcext:value-type="float">
            <text:p>1167.837352834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8.8049065648" calcext:value-type="float">
            <text:p>1168.80490656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9.7724602954" calcext:value-type="float">
            <text:p>1169.772460295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0.740014026" calcext:value-type="float">
            <text:p>1170.7400140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1.7075677566" calcext:value-type="float">
            <text:p>1171.70756775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2.6751214872" calcext:value-type="float">
            <text:p>1172.67512148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3.6426752178" calcext:value-type="float">
            <text:p>1173.64267521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4.6102289484" calcext:value-type="float">
            <text:p>1174.61022894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5.577782679" calcext:value-type="float">
            <text:p>1175.5777826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6.5453364096" calcext:value-type="float">
            <text:p>1176.54533640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7.5128901402" calcext:value-type="float">
            <text:p>1177.51289014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8.4804438708" calcext:value-type="float">
            <text:p>1178.48044387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9.4479976014" calcext:value-type="float">
            <text:p>1179.44799760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0.415551332" calcext:value-type="float">
            <text:p>1180.4155513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1.3831050626" calcext:value-type="float">
            <text:p>1181.38310506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2.3506587932" calcext:value-type="float">
            <text:p>1182.35065879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3.3182125238" calcext:value-type="float">
            <text:p>1183.31821252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4.2857662544" calcext:value-type="float">
            <text:p>1184.28576625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5.253319985" calcext:value-type="float">
            <text:p>1185.2533199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6.2208737156" calcext:value-type="float">
            <text:p>1186.22087371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7.1884274462" calcext:value-type="float">
            <text:p>1187.18842744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8.1559811768" calcext:value-type="float">
            <text:p>1188.155981176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5:10:28.685255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8:27:28.170146833</meta:creation-date>
    <dc:date>2018-03-13T15:11:32.030099373</dc:date>
    <meta:editing-duration>PT39M29S</meta:editing-duration>
    <meta:editing-cycles>11</meta:editing-cycles>
    <meta:generator>LibreOffice/5.1.6.2$Linux_X86_64 LibreOffice_project/10m0$Build-2</meta:generator>
    <meta:document-statistic meta:table-count="1" meta:cell-count="35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>
      <style:chart-properties chart:auto-position="true" style:rotation-angle="9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43cm" svg:height="15.637cm" xlink:href=".." xlink:type="simple" chart:class="chart:scatter" chart:style-name="ch1">
        <chart:plot-area chart:style-name="ch2" table:cell-range-address="Sheet1.A1:Sheet1.A950 Sheet1.C1:Sheet1.C950" svg:x="2.107cm" svg:y="0.312cm" svg:width="25.376cm" svg:height="13.496cm">
          <chartooo:coordinate-region svg:x="3.337cm" svg:y="0.616cm" svg:width="23.509cm" svg:height="12.887cm"/>
          <chart:axis chart:dimension="x" chart:name="primary-x" chart:style-name="ch3">
            <chart:title svg:x="13.437cm" svg:y="14.12cm" chart:style-name="ch4">
              <text:p>Time (fs)</text:p>
            </chart:title>
          </chart:axis>
          <chart:axis chart:dimension="y" chart:name="primary-y" chart:style-name="ch3">
            <chart:title svg:x="0.451cm" svg:y="9.37cm" chart:style-name="ch5">
              <text:p>Log(Population)</text:p>
            </chart:title>
            <chart:grid chart:style-name="ch6" chart:class="major"/>
          </chart:axis>
          <chart:series chart:style-name="ch7" chart:values-cell-range-address="Sheet1.C1:Sheet1.C950" chart:class="chart:scatter">
            <chart:domain table:cell-range-address="Sheet1.A1:Sheet1.A950"/>
            <chart:regression-curve chart:style-name="ch8">
              <chart:equation chart:display-equation="true" chart:display-r-square="true" svg:x="3.528cm" svg:y="5.906cm"/>
            </chart:regression-curve>
            <chart:data-point chart:repeated="9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950</svg:desc>
                </draw:g>
              </table:table-cell>
              <table:table-cell office:value-type="float" office:value="NaN">
                <text:p>NaN</text:p>
                <draw:g>
                  <svg:desc>Sheet1.C1:Sheet1.C9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75537306">
                <text:p>0.9675537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351074612">
                <text:p>1.9351074612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026611918">
                <text:p>2.9026611918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702149224">
                <text:p>3.8702149224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37768653">
                <text:p>4.837768653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053223836">
                <text:p>5.8053223836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728761142">
                <text:p>6.7728761142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404298448">
                <text:p>7.7404298448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079835754">
                <text:p>8.7079835754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75537306">
                <text:p>9.675537306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430910366">
                <text:p>10.6430910366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106447672">
                <text:p>11.6106447672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5781984978">
                <text:p>12.5781984978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5457522284">
                <text:p>13.5457522284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13305959">
                <text:p>14.513305959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4808596896">
                <text:p>15.4808596896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4484134202">
                <text:p>16.4484134202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4159671508">
                <text:p>17.4159671508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3835208814">
                <text:p>18.3835208814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351074612">
                <text:p>19.351074612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3186283426">
                <text:p>20.3186283426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2861820732">
                <text:p>21.2861820732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2537358038">
                <text:p>22.2537358038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2212895344">
                <text:p>23.2212895344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188843265">
                <text:p>24.188843265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1563969956">
                <text:p>25.1563969956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1239507262">
                <text:p>26.1239507262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0915044568">
                <text:p>27.0915044568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0590581874">
                <text:p>28.0590581874</text:p>
              </table:table-cell>
              <table:table-cell office:value-type="float" office:value="-0.0168071183163815">
                <text:p>-0.0168071183163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026611918">
                <text:p>29.026611918</text:p>
              </table:table-cell>
              <table:table-cell office:value-type="float" office:value="-0.0339015516756809">
                <text:p>-0.0339015516756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9941656486">
                <text:p>29.9941656486</text:p>
              </table:table-cell>
              <table:table-cell office:value-type="float" office:value="-0.0339015516756809">
                <text:p>-0.0339015516756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9617193792">
                <text:p>30.9617193792</text:p>
              </table:table-cell>
              <table:table-cell office:value-type="float" office:value="-0.0339015516756809">
                <text:p>-0.03390155167568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9292731098">
                <text:p>31.9292731098</text:p>
              </table:table-cell>
              <table:table-cell office:value-type="float" office:value="-0.0339015516756809">
                <text:p>-0.03390155167568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8968268404">
                <text:p>32.8968268404</text:p>
              </table:table-cell>
              <table:table-cell office:value-type="float" office:value="-0.0339015516756809">
                <text:p>-0.033901551675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864380571">
                <text:p>33.864380571</text:p>
              </table:table-cell>
              <table:table-cell office:value-type="float" office:value="-0.0339015516756809">
                <text:p>-0.0339015516756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8319343016">
                <text:p>34.8319343016</text:p>
              </table:table-cell>
              <table:table-cell office:value-type="float" office:value="-0.0339015516756809">
                <text:p>-0.0339015516756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7994880322">
                <text:p>35.7994880322</text:p>
              </table:table-cell>
              <table:table-cell office:value-type="float" office:value="-0.0339015516756809">
                <text:p>-0.0339015516756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.7670417628">
                <text:p>36.7670417628</text:p>
              </table:table-cell>
              <table:table-cell office:value-type="float" office:value="-0.0339015516756809">
                <text:p>-0.03390155167568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7345954934">
                <text:p>37.7345954934</text:p>
              </table:table-cell>
              <table:table-cell office:value-type="float" office:value="-0.0512932943875505">
                <text:p>-0.0512932943875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702149224">
                <text:p>38.702149224</text:p>
              </table:table-cell>
              <table:table-cell office:value-type="float" office:value="-0.0512932943875505">
                <text:p>-0.0512932943875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6697029546">
                <text:p>39.6697029546</text:p>
              </table:table-cell>
              <table:table-cell office:value-type="float" office:value="-0.0512932943875505">
                <text:p>-0.0512932943875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6372566852">
                <text:p>40.6372566852</text:p>
              </table:table-cell>
              <table:table-cell office:value-type="float" office:value="-0.0689928714869517">
                <text:p>-0.0689928714869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6048104158">
                <text:p>41.6048104158</text:p>
              </table:table-cell>
              <table:table-cell office:value-type="float" office:value="-0.0870113769896293">
                <text:p>-0.0870113769896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5723641464">
                <text:p>42.5723641464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539917877">
                <text:p>43.539917877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5074716076">
                <text:p>44.5074716076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4750253382">
                <text:p>45.4750253382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4425790688">
                <text:p>46.4425790688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4101327994">
                <text:p>47.4101327994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37768653">
                <text:p>48.37768653</text:p>
              </table:table-cell>
              <table:table-cell office:value-type="float" office:value="-0.202524264111474">
                <text:p>-0.202524264111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.3452402606">
                <text:p>49.3452402606</text:p>
              </table:table-cell>
              <table:table-cell office:value-type="float" office:value="-0.22314355131421">
                <text:p>-0.223143551314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.3127939912">
                <text:p>50.3127939912</text:p>
              </table:table-cell>
              <table:table-cell office:value-type="float" office:value="-0.22314355131421">
                <text:p>-0.223143551314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.2803477218">
                <text:p>51.2803477218</text:p>
              </table:table-cell>
              <table:table-cell office:value-type="float" office:value="-0.22314355131421">
                <text:p>-0.22314355131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.2479014524">
                <text:p>52.2479014524</text:p>
              </table:table-cell>
              <table:table-cell office:value-type="float" office:value="-0.244196960512042">
                <text:p>-0.2441969605120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.215455183">
                <text:p>53.215455183</text:p>
              </table:table-cell>
              <table:table-cell office:value-type="float" office:value="-0.265703165733005">
                <text:p>-0.265703165733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.1830089136">
                <text:p>54.1830089136</text:p>
              </table:table-cell>
              <table:table-cell office:value-type="float" office:value="-0.265703165733005">
                <text:p>-0.265703165733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1505626442">
                <text:p>55.150562644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.1181163748">
                <text:p>56.1181163748</text:p>
              </table:table-cell>
              <table:table-cell office:value-type="float" office:value="-0.31015492830384">
                <text:p>-0.31015492830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.0856701054">
                <text:p>57.0856701054</text:p>
              </table:table-cell>
              <table:table-cell office:value-type="float" office:value="-0.31015492830384">
                <text:p>-0.31015492830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.053223836">
                <text:p>58.053223836</text:p>
              </table:table-cell>
              <table:table-cell office:value-type="float" office:value="-0.31015492830384">
                <text:p>-0.310154928303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0207775666">
                <text:p>59.0207775666</text:p>
              </table:table-cell>
              <table:table-cell office:value-type="float" office:value="-0.333144446528538">
                <text:p>-0.333144446528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.9883312972">
                <text:p>59.9883312972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.9558850278">
                <text:p>60.9558850278</text:p>
              </table:table-cell>
              <table:table-cell office:value-type="float" office:value="-0.430782916092454">
                <text:p>-0.4307829160924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.9234387584">
                <text:p>61.9234387584</text:p>
              </table:table-cell>
              <table:table-cell office:value-type="float" office:value="-0.430782916092454">
                <text:p>-0.430782916092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.890992489">
                <text:p>62.890992489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.8585462196">
                <text:p>63.8585462196</text:p>
              </table:table-cell>
              <table:table-cell office:value-type="float" office:value="-0.483426649577876">
                <text:p>-0.483426649577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.8260999502">
                <text:p>64.8260999502</text:p>
              </table:table-cell>
              <table:table-cell office:value-type="float" office:value="-0.538996500732688">
                <text:p>-0.538996500732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.7936536808">
                <text:p>65.7936536808</text:p>
              </table:table-cell>
              <table:table-cell office:value-type="float" office:value="-0.567984037605939">
                <text:p>-0.5679840376059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.7612074114">
                <text:p>66.7612074114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.728761142">
                <text:p>67.728761142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.6963148726">
                <text:p>68.6963148726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.6638686032">
                <text:p>69.6638686032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6314223338">
                <text:p>70.6314223338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.5989760644">
                <text:p>71.5989760644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.566529795">
                <text:p>72.566529795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.5340835256">
                <text:p>73.5340835256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.5016372562">
                <text:p>74.5016372562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.4691909868">
                <text:p>75.4691909868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.4367447174">
                <text:p>76.4367447174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404298448">
                <text:p>77.404298448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3718521786">
                <text:p>78.3718521786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.3394059092">
                <text:p>79.3394059092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.3069596398">
                <text:p>80.3069596398</text:p>
              </table:table-cell>
              <table:table-cell office:value-type="float" office:value="-0.628608659422375">
                <text:p>-0.628608659422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.2745133704">
                <text:p>81.2745133704</text:p>
              </table:table-cell>
              <table:table-cell office:value-type="float" office:value="-0.628608659422375">
                <text:p>-0.628608659422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.242067101">
                <text:p>82.242067101</text:p>
              </table:table-cell>
              <table:table-cell office:value-type="float" office:value="-0.628608659422375">
                <text:p>-0.628608659422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.2096208316">
                <text:p>83.2096208316</text:p>
              </table:table-cell>
              <table:table-cell office:value-type="float" office:value="-0.628608659422375">
                <text:p>-0.628608659422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.1771745622">
                <text:p>84.1771745622</text:p>
              </table:table-cell>
              <table:table-cell office:value-type="float" office:value="-0.628608659422375">
                <text:p>-0.628608659422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1447282928">
                <text:p>85.1447282928</text:p>
              </table:table-cell>
              <table:table-cell office:value-type="float" office:value="-0.628608659422375">
                <text:p>-0.628608659422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.1122820234">
                <text:p>86.1122820234</text:p>
              </table:table-cell>
              <table:table-cell office:value-type="float" office:value="-0.628608659422375">
                <text:p>-0.628608659422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7.079835754">
                <text:p>87.079835754</text:p>
              </table:table-cell>
              <table:table-cell office:value-type="float" office:value="-0.628608659422375">
                <text:p>-0.628608659422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0473894846">
                <text:p>88.0473894846</text:p>
              </table:table-cell>
              <table:table-cell office:value-type="float" office:value="-0.628608659422375">
                <text:p>-0.628608659422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.0149432152">
                <text:p>89.0149432152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.9824969458">
                <text:p>89.9824969458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.9500506764">
                <text:p>90.9500506764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.917604407">
                <text:p>91.917604407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2.8851581376">
                <text:p>92.8851581376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3.8527118682">
                <text:p>93.8527118682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.8202655988">
                <text:p>94.8202655988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.7878193294">
                <text:p>95.7878193294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6.75537306">
                <text:p>96.75537306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.7229267906">
                <text:p>97.7229267906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.6904805212">
                <text:p>98.6904805212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.6580342518">
                <text:p>99.6580342518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.6255879824">
                <text:p>100.6255879824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1.593141713">
                <text:p>101.593141713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.5606954436">
                <text:p>102.5606954436</text:p>
              </table:table-cell>
              <table:table-cell office:value-type="float" office:value="-0.660357357736954">
                <text:p>-0.6603573577369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3.5282491742">
                <text:p>103.528249174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.4958029048">
                <text:p>104.4958029048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5.4633566354">
                <text:p>105.463356635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6.430910366">
                <text:p>106.430910366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7.3984640966">
                <text:p>107.3984640966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8.3660178272">
                <text:p>108.3660178272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9.3335715578">
                <text:p>109.3335715578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3011252884">
                <text:p>110.3011252884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1.268679019">
                <text:p>111.268679019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.2362327496">
                <text:p>112.2362327496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.2037864802">
                <text:p>113.2037864802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4.1713402108">
                <text:p>114.1713402108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.1388939414">
                <text:p>115.1388939414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6.106447672">
                <text:p>116.106447672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7.0740014026">
                <text:p>117.0740014026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8.0415551332">
                <text:p>118.0415551332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9.0091088638">
                <text:p>119.0091088638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9.9766625944">
                <text:p>119.9766625944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.944216325">
                <text:p>120.944216325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1.9117700556">
                <text:p>121.9117700556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2.8793237862">
                <text:p>122.8793237862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8468775168">
                <text:p>123.8468775168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4.8144312474">
                <text:p>124.8144312474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.781984978">
                <text:p>125.781984978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6.7495387086">
                <text:p>126.7495387086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7.7170924392">
                <text:p>127.7170924392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8.6846461698">
                <text:p>128.6846461698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9.6521999004">
                <text:p>129.6521999004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0.619753631">
                <text:p>130.619753631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1.5873073616">
                <text:p>131.5873073616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2.5548610922">
                <text:p>132.5548610922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3.5224148228">
                <text:p>133.5224148228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4.4899685534">
                <text:p>134.4899685534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5.457522284">
                <text:p>135.457522284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6.4250760146">
                <text:p>136.4250760146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7.3926297452">
                <text:p>137.3926297452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8.3601834758">
                <text:p>138.3601834758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9.3277372064">
                <text:p>139.3277372064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.295290937">
                <text:p>140.295290937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1.2628446676">
                <text:p>141.2628446676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2.2303983982">
                <text:p>142.2303983982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3.1979521288">
                <text:p>143.1979521288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.1655058594">
                <text:p>144.1655058594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5.13305959">
                <text:p>145.13305959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.1006133206">
                <text:p>146.1006133206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.0681670512">
                <text:p>147.0681670512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8.0357207818">
                <text:p>148.0357207818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.0032745124">
                <text:p>149.0032745124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9.970828243">
                <text:p>149.970828243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0.9383819736">
                <text:p>150.9383819736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1.9059357042">
                <text:p>151.9059357042</text:p>
              </table:table-cell>
              <table:table-cell office:value-type="float" office:value="-0.762140052046896">
                <text:p>-0.7621400520468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2.8734894348">
                <text:p>152.8734894348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3.8410431654">
                <text:p>153.841043165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4.808596896">
                <text:p>154.808596896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.7761506266">
                <text:p>155.7761506266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6.7437043572">
                <text:p>156.7437043572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.7112580878">
                <text:p>157.7112580878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8.6788118184">
                <text:p>158.678811818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9.646365549">
                <text:p>159.646365549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0.6139192796">
                <text:p>160.6139192796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1.5814730102">
                <text:p>161.5814730102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2.5490267408">
                <text:p>162.5490267408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3.5165804714">
                <text:p>163.516580471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4.484134202">
                <text:p>164.484134202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.4516879326">
                <text:p>165.4516879326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6.4192416632">
                <text:p>166.4192416632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7.3867953938">
                <text:p>167.3867953938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8.3543491244">
                <text:p>168.354349124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9.321902855">
                <text:p>169.321902855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0.2894565856">
                <text:p>170.2894565856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1.2570103162">
                <text:p>171.2570103162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2.2245640468">
                <text:p>172.2245640468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3.1921177774">
                <text:p>173.192117777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4.159671508">
                <text:p>174.159671508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5.1272252386">
                <text:p>175.1272252386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6.0947789692">
                <text:p>176.0947789692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7.0623326998">
                <text:p>177.0623326998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8.0298864304">
                <text:p>178.029886430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8.997440161">
                <text:p>178.997440161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9.9649938916">
                <text:p>179.9649938916</text:p>
              </table:table-cell>
              <table:table-cell office:value-type="float" office:value="-0.836248024200619">
                <text:p>-0.8362480242006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0.9325476222">
                <text:p>180.9325476222</text:p>
              </table:table-cell>
              <table:table-cell office:value-type="float" office:value="-0.836248024200619">
                <text:p>-0.8362480242006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1.9001013528">
                <text:p>181.9001013528</text:p>
              </table:table-cell>
              <table:table-cell office:value-type="float" office:value="-0.836248024200619">
                <text:p>-0.8362480242006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.8676550834">
                <text:p>182.8676550834</text:p>
              </table:table-cell>
              <table:table-cell office:value-type="float" office:value="-0.836248024200619">
                <text:p>-0.8362480242006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3.835208814">
                <text:p>183.835208814</text:p>
              </table:table-cell>
              <table:table-cell office:value-type="float" office:value="-0.836248024200619">
                <text:p>-0.8362480242006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4.8027625446">
                <text:p>184.8027625446</text:p>
              </table:table-cell>
              <table:table-cell office:value-type="float" office:value="-0.875468737353899">
                <text:p>-0.8754687373538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5.7703162752">
                <text:p>185.7703162752</text:p>
              </table:table-cell>
              <table:table-cell office:value-type="float" office:value="-0.875468737353899">
                <text:p>-0.8754687373538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.7378700058">
                <text:p>186.7378700058</text:p>
              </table:table-cell>
              <table:table-cell office:value-type="float" office:value="-0.875468737353899">
                <text:p>-0.8754687373538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7.7054237364">
                <text:p>187.7054237364</text:p>
              </table:table-cell>
              <table:table-cell office:value-type="float" office:value="-0.875468737353899">
                <text:p>-0.875468737353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8.672977467">
                <text:p>188.672977467</text:p>
              </table:table-cell>
              <table:table-cell office:value-type="float" office:value="-0.875468737353899">
                <text:p>-0.8754687373538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9.6405311976">
                <text:p>189.6405311976</text:p>
              </table:table-cell>
              <table:table-cell office:value-type="float" office:value="-0.875468737353899">
                <text:p>-0.8754687373538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0.6080849282">
                <text:p>190.6080849282</text:p>
              </table:table-cell>
              <table:table-cell office:value-type="float" office:value="-0.875468737353899">
                <text:p>-0.8754687373538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1.5756386588">
                <text:p>191.5756386588</text:p>
              </table:table-cell>
              <table:table-cell office:value-type="float" office:value="-0.875468737353899">
                <text:p>-0.8754687373538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2.5431923894">
                <text:p>192.5431923894</text:p>
              </table:table-cell>
              <table:table-cell office:value-type="float" office:value="-0.875468737353899">
                <text:p>-0.8754687373538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3.51074612">
                <text:p>193.5107461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4.4782998506">
                <text:p>194.478299850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5.4458535812">
                <text:p>195.445853581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6.4134073118">
                <text:p>196.413407311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7.3809610424">
                <text:p>197.3809610424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8.348514773">
                <text:p>198.348514773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9.3160685036">
                <text:p>199.316068503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0.2836222342">
                <text:p>200.283622234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1.2511759648">
                <text:p>201.251175964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2.2187296954">
                <text:p>202.2187296954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3.186283426">
                <text:p>203.18628342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4.1538371566">
                <text:p>204.153837156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5.1213908872">
                <text:p>205.121390887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6.0889446178">
                <text:p>206.0889446178</text:p>
              </table:table-cell>
              <table:table-cell office:value-type="float" office:value="-0.958850346292952">
                <text:p>-0.9588503462929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7.0564983484">
                <text:p>207.0564983484</text:p>
              </table:table-cell>
              <table:table-cell office:value-type="float" office:value="-0.958850346292952">
                <text:p>-0.9588503462929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8.024052079">
                <text:p>208.024052079</text:p>
              </table:table-cell>
              <table:table-cell office:value-type="float" office:value="-0.958850346292952">
                <text:p>-0.9588503462929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8.9916058096">
                <text:p>208.9916058096</text:p>
              </table:table-cell>
              <table:table-cell office:value-type="float" office:value="-0.958850346292952">
                <text:p>-0.9588503462929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9.9591595402">
                <text:p>209.9591595402</text:p>
              </table:table-cell>
              <table:table-cell office:value-type="float" office:value="-0.958850346292952">
                <text:p>-0.9588503462929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0.9267132708">
                <text:p>210.9267132708</text:p>
              </table:table-cell>
              <table:table-cell office:value-type="float" office:value="-0.958850346292952">
                <text:p>-0.958850346292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1.8942670014">
                <text:p>211.8942670014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2.861820732">
                <text:p>212.86182073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3.8293744626">
                <text:p>213.8293744626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4.7969281932">
                <text:p>214.796928193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5.7644819238">
                <text:p>215.7644819238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6.7320356544">
                <text:p>216.7320356544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7.699589385">
                <text:p>217.699589385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8.6671431156">
                <text:p>218.6671431156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9.6346968462">
                <text:p>219.634696846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0.6022505768">
                <text:p>220.6022505768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1.5698043074">
                <text:p>221.5698043074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2.537358038">
                <text:p>222.537358038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3.5049117686">
                <text:p>223.5049117686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4.4724654992">
                <text:p>224.472465499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5.4400192298">
                <text:p>225.4400192298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6.4075729604">
                <text:p>226.4075729604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7.375126691">
                <text:p>227.375126691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8.3426804216">
                <text:p>228.3426804216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9.3102341522">
                <text:p>229.310234152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0.2777878828">
                <text:p>230.2777878828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1.2453416134">
                <text:p>231.2453416134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2.212895344">
                <text:p>232.212895344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3.1804490746">
                <text:p>233.1804490746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4.1480028052">
                <text:p>234.148002805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5.1155565358">
                <text:p>235.1155565358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6.0831102664">
                <text:p>236.0831102664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7.050663997">
                <text:p>237.050663997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8.0182177276">
                <text:p>238.0182177276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8.9857714582">
                <text:p>238.985771458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9.9533251888">
                <text:p>239.9533251888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0.9208789194">
                <text:p>240.9208789194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1.88843265">
                <text:p>241.88843265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2.8559863806">
                <text:p>242.8559863806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3.8235401112">
                <text:p>243.823540111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4.7910938418">
                <text:p>244.7910938418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5.7586475724">
                <text:p>245.7586475724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6.726201303">
                <text:p>246.726201303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7.6937550336">
                <text:p>247.6937550336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8.6613087642">
                <text:p>248.661308764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9.6288624948">
                <text:p>249.6288624948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0.5964162254">
                <text:p>250.5964162254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1.563969956">
                <text:p>251.563969956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2.5315236866">
                <text:p>252.5315236866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3.4990774172">
                <text:p>253.499077417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4.4666311478">
                <text:p>254.4666311478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.4341848784">
                <text:p>255.4341848784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6.401738609">
                <text:p>256.401738609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7.3692923396">
                <text:p>257.3692923396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8.3368460702">
                <text:p>258.3368460702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9.3043998008">
                <text:p>259.3043998008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0.2719535314">
                <text:p>260.2719535314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1.239507262">
                <text:p>261.239507262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2.2070609926">
                <text:p>262.2070609926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3.1746147232">
                <text:p>263.1746147232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4.1421684538">
                <text:p>264.1421684538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5.1097221844">
                <text:p>265.1097221844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6.077275915">
                <text:p>266.077275915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7.0448296456">
                <text:p>267.0448296456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8.0123833762">
                <text:p>268.0123833762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8.9799371068">
                <text:p>268.9799371068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9.9474908374">
                <text:p>269.9474908374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0.915044568">
                <text:p>270.915044568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1.8825982986">
                <text:p>271.8825982986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2.8501520292">
                <text:p>272.8501520292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3.8177057598">
                <text:p>273.8177057598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4.7852594904">
                <text:p>274.7852594904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5.752813221">
                <text:p>275.752813221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6.7203669516">
                <text:p>276.7203669516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7.6879206822">
                <text:p>277.6879206822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8.6554744128">
                <text:p>278.6554744128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9.6230281434">
                <text:p>279.6230281434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0.590581874">
                <text:p>280.590581874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1.5581356046">
                <text:p>281.5581356046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2.5256893352">
                <text:p>282.5256893352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3.4932430658">
                <text:p>283.4932430658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4.4607967964">
                <text:p>284.4607967964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5.428350527">
                <text:p>285.428350527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6.3959042576">
                <text:p>286.3959042576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7.3634579882">
                <text:p>287.3634579882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8.3310117188">
                <text:p>288.3310117188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9.2985654494">
                <text:p>289.2985654494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0.26611918">
                <text:p>290.26611918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1.2336729106">
                <text:p>291.2336729106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2.2012266412">
                <text:p>292.2012266412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3.1687803718">
                <text:p>293.1687803718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4.1363341024">
                <text:p>294.1363341024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5.103887833">
                <text:p>295.103887833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6.0714415636">
                <text:p>296.0714415636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7.0389952942">
                <text:p>297.0389952942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8.0065490248">
                <text:p>298.0065490248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8.9741027554">
                <text:p>298.9741027554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9.941656486">
                <text:p>299.941656486</text:p>
              </table:table-cell>
              <table:table-cell office:value-type="float" office:value="-1.14990558305566">
                <text:p>-1.149905583055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0.9092102166">
                <text:p>300.9092102166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1.8767639472">
                <text:p>301.8767639472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2.8443176778">
                <text:p>302.8443176778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3.8118714084">
                <text:p>303.8118714084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4.779425139">
                <text:p>304.779425139</text:p>
              </table:table-cell>
              <table:table-cell office:value-type="float" office:value="-1.26113121816589">
                <text:p>-1.261131218165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5.7469788696">
                <text:p>305.7469788696</text:p>
              </table:table-cell>
              <table:table-cell office:value-type="float" office:value="-1.26113121816589">
                <text:p>-1.261131218165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6.7145326002">
                <text:p>306.7145326002</text:p>
              </table:table-cell>
              <table:table-cell office:value-type="float" office:value="-1.26113121816589">
                <text:p>-1.261131218165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7.6820863308">
                <text:p>307.6820863308</text:p>
              </table:table-cell>
              <table:table-cell office:value-type="float" office:value="-1.26113121816589">
                <text:p>-1.261131218165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8.6496400614">
                <text:p>308.6496400614</text:p>
              </table:table-cell>
              <table:table-cell office:value-type="float" office:value="-1.26113121816589">
                <text:p>-1.261131218165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9.617193792">
                <text:p>309.617193792</text:p>
              </table:table-cell>
              <table:table-cell office:value-type="float" office:value="-1.26113121816589">
                <text:p>-1.261131218165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0.5847475226">
                <text:p>310.5847475226</text:p>
              </table:table-cell>
              <table:table-cell office:value-type="float" office:value="-1.26113121816589">
                <text:p>-1.261131218165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1.5523012532">
                <text:p>311.5523012532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2.5198549838">
                <text:p>312.5198549838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13.4874087144">
                <text:p>313.4874087144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4.454962445">
                <text:p>314.454962445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15.4225161756">
                <text:p>315.4225161756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16.3900699062">
                <text:p>316.3900699062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17.3576236368">
                <text:p>317.3576236368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8.3251773674">
                <text:p>318.3251773674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9.292731098">
                <text:p>319.292731098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0.2602848286">
                <text:p>320.2602848286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1.2278385592">
                <text:p>321.2278385592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2.1953922898">
                <text:p>322.1953922898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3.1629460204">
                <text:p>323.1629460204</text:p>
              </table:table-cell>
              <table:table-cell office:value-type="float" office:value="-1.32175583998232">
                <text:p>-1.321755839982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4.130499751">
                <text:p>324.130499751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5.0980534816">
                <text:p>325.0980534816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26.0656072122">
                <text:p>326.0656072122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7.0331609428">
                <text:p>327.0331609428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28.0007146734">
                <text:p>328.0007146734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8.968268404">
                <text:p>328.968268404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9.9358221346">
                <text:p>329.9358221346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0.9033758652">
                <text:p>330.9033758652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1.8709295958">
                <text:p>331.8709295958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2.8384833264">
                <text:p>332.8384833264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3.806037057">
                <text:p>333.806037057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4.7735907876">
                <text:p>334.7735907876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5.7411445182">
                <text:p>335.7411445182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6.7086982488">
                <text:p>336.7086982488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7.6762519794">
                <text:p>337.6762519794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8.64380571">
                <text:p>338.64380571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39.6113594406">
                <text:p>339.6113594406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0.5789131712">
                <text:p>340.5789131712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1.5464669018">
                <text:p>341.5464669018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2.5140206324">
                <text:p>342.5140206324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3.481574363">
                <text:p>343.481574363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4.4491280936">
                <text:p>344.4491280936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5.4166818242">
                <text:p>345.4166818242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6.3842355548">
                <text:p>346.3842355548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7.3517892854">
                <text:p>347.3517892854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8.319343016">
                <text:p>348.319343016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49.2868967466">
                <text:p>349.2868967466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0.2544504772">
                <text:p>350.2544504772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1.2220042078">
                <text:p>351.2220042078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2.1895579384">
                <text:p>352.1895579384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3.157111669">
                <text:p>353.157111669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4.1246653996">
                <text:p>354.1246653996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5.0922191302">
                <text:p>355.0922191302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6.0597728608">
                <text:p>356.0597728608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7.0273265914">
                <text:p>357.0273265914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7.994880322">
                <text:p>357.994880322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8.9624340526">
                <text:p>358.9624340526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9.9299877832">
                <text:p>359.9299877832</text:p>
              </table:table-cell>
              <table:table-cell office:value-type="float" office:value="-1.45528723260684">
                <text:p>-1.45528723260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0.8975415138">
                <text:p>360.8975415138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1.8650952444">
                <text:p>361.8650952444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2.832648975">
                <text:p>362.832648975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3.8002027056">
                <text:p>363.8002027056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4.7677564362">
                <text:p>364.7677564362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5.7353101668">
                <text:p>365.7353101668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6.7028638974">
                <text:p>366.7028638974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7.670417628">
                <text:p>367.670417628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8.6379713586">
                <text:p>368.6379713586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9.6055250892">
                <text:p>369.6055250892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0.5730788198">
                <text:p>370.5730788198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1.5406325504">
                <text:p>371.5406325504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2.508186281">
                <text:p>372.508186281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3.4757400116">
                <text:p>373.4757400116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4.4432937422">
                <text:p>374.4432937422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5.4108474728">
                <text:p>375.4108474728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6.3784012034">
                <text:p>376.3784012034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77.345954934">
                <text:p>377.345954934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8.3135086646">
                <text:p>378.3135086646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9.2810623952">
                <text:p>379.2810623952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0.2486161258">
                <text:p>380.2486161258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1.2161698564">
                <text:p>381.2161698564</text:p>
              </table:table-cell>
              <table:table-cell office:value-type="float" office:value="-1.52939520476056">
                <text:p>-1.529395204760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2.183723587">
                <text:p>382.183723587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3.1512773176">
                <text:p>383.1512773176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4.1188310482">
                <text:p>384.1188310482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5.0863847788">
                <text:p>385.0863847788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6.0539385094">
                <text:p>386.0539385094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87.02149224">
                <text:p>387.02149224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7.9890459706">
                <text:p>387.9890459706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8.9565997012">
                <text:p>388.9565997012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9.9241534318">
                <text:p>389.9241534318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0.8917071624">
                <text:p>390.8917071624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1.859260893">
                <text:p>391.859260893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2.8268146236">
                <text:p>392.8268146236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3.7943683542">
                <text:p>393.7943683542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4.7619220848">
                <text:p>394.7619220848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5.7294758154">
                <text:p>395.7294758154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6.697029546">
                <text:p>396.697029546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7.6645832766">
                <text:p>397.6645832766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8.6321370072">
                <text:p>398.6321370072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9.5996907378">
                <text:p>399.5996907378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0.5672444684">
                <text:p>400.5672444684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1.534798199">
                <text:p>401.534798199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2.5023519296">
                <text:p>402.5023519296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3.4699056602">
                <text:p>403.4699056602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4.4374593908">
                <text:p>404.4374593908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5.4050131214">
                <text:p>405.4050131214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6.372566852">
                <text:p>406.372566852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7.3401205826">
                <text:p>407.3401205826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8.3076743132">
                <text:p>408.3076743132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9.2752280438">
                <text:p>409.2752280438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0.2427817744">
                <text:p>410.2427817744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1.210335505">
                <text:p>411.210335505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12.1778892356">
                <text:p>412.1778892356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3.1454429662">
                <text:p>413.1454429662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4.1129966968">
                <text:p>414.1129966968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15.0805504274">
                <text:p>415.0805504274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6.048104158">
                <text:p>416.048104158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7.0156578886">
                <text:p>417.0156578886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7.9832116192">
                <text:p>417.9832116192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18.9507653498">
                <text:p>418.9507653498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9.9183190804">
                <text:p>419.9183190804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0.885872811">
                <text:p>420.885872811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1.8534265416">
                <text:p>421.8534265416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22.8209802722">
                <text:p>422.8209802722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3.7885340028">
                <text:p>423.7885340028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4.7560877334">
                <text:p>424.7560877334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5.723641464">
                <text:p>425.723641464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6.6911951946">
                <text:p>426.6911951946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7.6587489252">
                <text:p>427.6587489252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8.6263026558">
                <text:p>428.6263026558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9.5938563864">
                <text:p>429.5938563864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30.561410117">
                <text:p>430.561410117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31.5289638476">
                <text:p>431.5289638476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32.4965175782">
                <text:p>432.4965175782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33.4640713088">
                <text:p>433.4640713088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34.4316250394">
                <text:p>434.4316250394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35.39917877">
                <text:p>435.39917877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36.3667325006">
                <text:p>436.3667325006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37.3342862312">
                <text:p>437.3342862312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8.3018399618">
                <text:p>438.3018399618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9.2693936924">
                <text:p>439.2693936924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40.236947423">
                <text:p>440.236947423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41.2045011536">
                <text:p>441.2045011536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42.1720548842">
                <text:p>442.1720548842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3.1396086148">
                <text:p>443.1396086148</text:p>
              </table:table-cell>
              <table:table-cell office:value-type="float" office:value="-1.69644928942373">
                <text:p>-1.696449289423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44.1071623454">
                <text:p>444.1071623454</text:p>
              </table:table-cell>
              <table:table-cell office:value-type="float" office:value="-1.79175946922805">
                <text:p>-1.791759469228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45.074716076">
                <text:p>445.074716076</text:p>
              </table:table-cell>
              <table:table-cell office:value-type="float" office:value="-1.79175946922805">
                <text:p>-1.791759469228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6.0422698066">
                <text:p>446.0422698066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47.0098235372">
                <text:p>447.0098235372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7.9773772678">
                <text:p>447.9773772678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8.9449309984">
                <text:p>448.9449309984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9.912484729">
                <text:p>449.912484729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50.8800384596">
                <text:p>450.8800384596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51.8475921902">
                <text:p>451.8475921902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52.8151459208">
                <text:p>452.8151459208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53.7826996514">
                <text:p>453.7826996514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54.750253382">
                <text:p>454.750253382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55.7178071126">
                <text:p>455.7178071126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56.6853608432">
                <text:p>456.6853608432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57.6529145738">
                <text:p>457.6529145738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8.6204683044">
                <text:p>458.6204683044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59.588022035">
                <text:p>459.588022035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60.5555757656">
                <text:p>460.5555757656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61.5231294962">
                <text:p>461.5231294962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2.4906832268">
                <text:p>462.4906832268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63.4582369574">
                <text:p>463.4582369574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64.425790688">
                <text:p>464.425790688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65.3933444186">
                <text:p>465.3933444186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66.3608981492">
                <text:p>466.3608981492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67.3284518798">
                <text:p>467.3284518798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68.2960056104">
                <text:p>468.2960056104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69.263559341">
                <text:p>469.263559341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70.2311130716">
                <text:p>470.2311130716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71.1986668022">
                <text:p>471.1986668022</text:p>
              </table:table-cell>
              <table:table-cell office:value-type="float" office:value="-2.14843441316678">
                <text:p>-2.148434413166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72.1662205328">
                <text:p>472.166220532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73.1337742634">
                <text:p>473.133774263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74.101327994">
                <text:p>474.10132799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75.0688817246">
                <text:p>475.068881724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76.0364354552">
                <text:p>476.036435455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77.0039891858">
                <text:p>477.003989185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77.9715429164">
                <text:p>477.971542916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78.939096647">
                <text:p>478.939096647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79.9066503776">
                <text:p>479.906650377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80.8742041082">
                <text:p>480.874204108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81.8417578388">
                <text:p>481.841757838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2.8093115694">
                <text:p>482.809311569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83.7768653">
                <text:p>483.7768653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84.7444190306">
                <text:p>484.744419030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85.7119727612">
                <text:p>485.711972761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86.6795264918">
                <text:p>486.679526491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87.6470802224">
                <text:p>487.647080222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88.614633953">
                <text:p>488.614633953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89.5821876836">
                <text:p>489.582187683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0.5497414142">
                <text:p>490.549741414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1.5172951448">
                <text:p>491.517295144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2.4848488754">
                <text:p>492.484848875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3.452402606">
                <text:p>493.45240260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4.4199563366">
                <text:p>494.419956336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95.3875100672">
                <text:p>495.387510067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96.3550637978">
                <text:p>496.355063797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97.3226175284">
                <text:p>497.322617528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98.290171259">
                <text:p>498.290171259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99.2577249896">
                <text:p>499.257724989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00.2252787202">
                <text:p>500.225278720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01.1928324508">
                <text:p>501.192832450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02.1603861814">
                <text:p>502.160386181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03.127939912">
                <text:p>503.12793991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4.0954936426">
                <text:p>504.095493642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05.0630473732">
                <text:p>505.063047373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06.0306011038">
                <text:p>506.030601103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06.9981548344">
                <text:p>506.998154834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07.965708565">
                <text:p>507.965708565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8.9332622956">
                <text:p>508.933262295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09.9008160262">
                <text:p>509.900816026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10.8683697568">
                <text:p>510.868369756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11.8359234874">
                <text:p>511.835923487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12.803477218">
                <text:p>512.80347721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13.7710309486">
                <text:p>513.771030948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14.7385846792">
                <text:p>514.738584679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15.7061384098">
                <text:p>515.706138409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16.6736921404">
                <text:p>516.673692140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17.641245871">
                <text:p>517.641245871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18.6087996016">
                <text:p>518.608799601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19.5763533322">
                <text:p>519.576353332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20.5439070628">
                <text:p>520.543907062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21.5114607934">
                <text:p>521.511460793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22.479014524">
                <text:p>522.47901452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23.4465682546">
                <text:p>523.446568254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24.4141219852">
                <text:p>524.414121985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25.3816757158">
                <text:p>525.381675715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6.3492294464">
                <text:p>526.349229446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7.316783177">
                <text:p>527.316783177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28.2843369076">
                <text:p>528.284336907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29.2518906382">
                <text:p>529.251890638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30.2194443688">
                <text:p>530.219444368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31.1869980994">
                <text:p>531.186998099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32.15455183">
                <text:p>532.15455183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33.1221055606">
                <text:p>533.122105560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34.0896592912">
                <text:p>534.089659291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35.0572130218">
                <text:p>535.057213021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36.0247667524">
                <text:p>536.024766752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6.992320483">
                <text:p>536.992320483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37.9598742136">
                <text:p>537.959874213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38.9274279442">
                <text:p>538.927427944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39.8949816748">
                <text:p>539.894981674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40.8625354054">
                <text:p>540.8625354054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41.830089136">
                <text:p>541.83008913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42.7976428666">
                <text:p>542.7976428666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43.7651965972">
                <text:p>543.7651965972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44.7327503278">
                <text:p>544.7327503278</text:p>
              </table:table-cell>
              <table:table-cell office:value-type="float" office:value="-2.484906649788">
                <text:p>-2.4849066497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45.7003040584">
                <text:p>545.700304058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46.667857789">
                <text:p>546.667857789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47.6354115196">
                <text:p>547.635411519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48.6029652502">
                <text:p>548.602965250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49.5705189808">
                <text:p>549.570518980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50.5380727114">
                <text:p>550.538072711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51.505626442">
                <text:p>551.50562644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52.4731801726">
                <text:p>552.473180172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53.4407339032">
                <text:p>553.440733903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54.4082876338">
                <text:p>554.408287633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55.3758413644">
                <text:p>555.375841364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56.343395095">
                <text:p>556.343395095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7.3109488256">
                <text:p>557.310948825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58.2785025562">
                <text:p>558.278502556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59.2460562868">
                <text:p>559.246056286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60.2136100174">
                <text:p>560.213610017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61.181163748">
                <text:p>561.18116374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62.1487174786">
                <text:p>562.148717478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63.1162712092">
                <text:p>563.116271209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64.0838249398">
                <text:p>564.083824939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65.0513786704">
                <text:p>565.051378670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66.018932401">
                <text:p>566.018932401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66.9864861316">
                <text:p>566.986486131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67.9540398622">
                <text:p>567.954039862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68.9215935928">
                <text:p>568.921593592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69.8891473234">
                <text:p>569.889147323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70.856701054">
                <text:p>570.85670105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71.8242547846">
                <text:p>571.824254784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72.7918085152">
                <text:p>572.791808515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73.7593622458">
                <text:p>573.759362245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74.7269159764">
                <text:p>574.726915976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75.694469707">
                <text:p>575.694469707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6.6620234376">
                <text:p>576.662023437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7.6295771682">
                <text:p>577.629577168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78.5971308988">
                <text:p>578.597130898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9.5646846294">
                <text:p>579.564684629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0.53223836">
                <text:p>580.5322383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81.4997920906">
                <text:p>581.499792090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82.4673458212">
                <text:p>582.467345821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83.4348995518">
                <text:p>583.434899551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84.4024532824">
                <text:p>584.402453282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5.370007013">
                <text:p>585.370007013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86.3375607436">
                <text:p>586.337560743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87.3051144742">
                <text:p>587.305114474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88.2726682048">
                <text:p>588.272668204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89.2402219354">
                <text:p>589.240221935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90.207775666">
                <text:p>590.20777566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91.1753293966">
                <text:p>591.175329396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92.1428831272">
                <text:p>592.142883127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93.1104368578">
                <text:p>593.110436857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94.0779905884">
                <text:p>594.077990588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5.045544319">
                <text:p>595.045544319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96.0130980496">
                <text:p>596.013098049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96.9806517802">
                <text:p>596.980651780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97.9482055108">
                <text:p>597.948205510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98.9157592414">
                <text:p>598.915759241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99.883312972">
                <text:p>599.88331297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00.8508667026">
                <text:p>600.850866702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01.8184204332">
                <text:p>601.818420433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02.7859741638">
                <text:p>602.785974163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03.7535278944">
                <text:p>603.753527894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04.721081625">
                <text:p>604.721081625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05.6886353556">
                <text:p>605.688635355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06.6561890862">
                <text:p>606.656189086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07.6237428168">
                <text:p>607.623742816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08.5912965474">
                <text:p>608.591296547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09.558850278">
                <text:p>609.55885027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10.5264040086">
                <text:p>610.526404008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11.4939577392">
                <text:p>611.493957739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12.4615114698">
                <text:p>612.461511469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13.4290652004">
                <text:p>613.429065200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14.396618931">
                <text:p>614.396618931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15.3641726616">
                <text:p>615.364172661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16.3317263922">
                <text:p>616.331726392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17.2992801228">
                <text:p>617.299280122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18.2668338534">
                <text:p>618.266833853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19.234387584">
                <text:p>619.23438758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20.2019413146">
                <text:p>620.201941314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21.1694950452">
                <text:p>621.169495045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22.1370487758">
                <text:p>622.137048775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23.1046025064">
                <text:p>623.104602506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24.072156237">
                <text:p>624.072156237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25.0397099676">
                <text:p>625.039709967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26.0072636982">
                <text:p>626.007263698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26.9748174288">
                <text:p>626.974817428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27.9423711594">
                <text:p>627.942371159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28.90992489">
                <text:p>628.90992489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29.8774786206">
                <text:p>629.877478620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30.8450323512">
                <text:p>630.845032351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31.8125860818">
                <text:p>631.812586081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32.7801398124">
                <text:p>632.780139812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33.747693543">
                <text:p>633.747693543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4.7152472736">
                <text:p>634.715247273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35.6828010042">
                <text:p>635.682801004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36.6503547348">
                <text:p>636.650354734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37.6179084654">
                <text:p>637.617908465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38.585462196">
                <text:p>638.58546219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39.5530159266">
                <text:p>639.553015926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40.5205696572">
                <text:p>640.520569657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41.4881233878">
                <text:p>641.488123387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42.4556771184">
                <text:p>642.455677118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43.423230849">
                <text:p>643.423230849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44.3907845796">
                <text:p>644.390784579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45.3583383102">
                <text:p>645.358338310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6.3258920408">
                <text:p>646.325892040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7.2934457714">
                <text:p>647.293445771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48.260999502">
                <text:p>648.26099950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49.2285532326">
                <text:p>649.228553232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50.1961069632">
                <text:p>650.196106963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51.1636606938">
                <text:p>651.163660693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52.1312144244">
                <text:p>652.131214424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53.098768155">
                <text:p>653.098768155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54.0663218856">
                <text:p>654.066321885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55.0338756162">
                <text:p>655.033875616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56.0014293468">
                <text:p>656.001429346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6.9689830774">
                <text:p>656.968983077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7.936536808">
                <text:p>657.93653680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58.9040905386">
                <text:p>658.904090538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59.8716442692">
                <text:p>659.871644269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60.8391979998">
                <text:p>660.839197999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1.8067517304">
                <text:p>661.806751730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62.774305461">
                <text:p>662.774305461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63.7418591916">
                <text:p>663.741859191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64.7094129222">
                <text:p>664.709412922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65.6769666528">
                <text:p>665.676966652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66.6445203834">
                <text:p>666.644520383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67.612074114">
                <text:p>667.61207411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68.5796278446">
                <text:p>668.579627844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69.5471815752">
                <text:p>669.547181575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70.5147353058">
                <text:p>670.514735305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71.4822890364">
                <text:p>671.482289036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72.449842767">
                <text:p>672.449842767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73.4173964976">
                <text:p>673.417396497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74.3849502282">
                <text:p>674.384950228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75.3525039588">
                <text:p>675.352503958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76.3200576894">
                <text:p>676.320057689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77.28761142">
                <text:p>677.2876114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78.2551651506">
                <text:p>678.255165150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79.2227188812">
                <text:p>679.222718881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80.1902726118">
                <text:p>680.190272611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81.1578263424">
                <text:p>681.157826342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82.125380073">
                <text:p>682.125380073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83.0929338036">
                <text:p>683.092933803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84.0604875342">
                <text:p>684.060487534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85.0280412648">
                <text:p>685.028041264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85.9955949954">
                <text:p>685.995594995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86.963148726">
                <text:p>686.96314872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87.9307024566">
                <text:p>687.930702456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88.8982561872">
                <text:p>688.898256187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89.8658099178">
                <text:p>689.865809917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90.8333636484">
                <text:p>690.833363648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91.800917379">
                <text:p>691.800917379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92.7684711096">
                <text:p>692.768471109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93.7360248402">
                <text:p>693.736024840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94.7035785708">
                <text:p>694.703578570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95.6711323014">
                <text:p>695.671132301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96.638686032">
                <text:p>696.63868603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97.6062397626">
                <text:p>697.606239762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98.5737934932">
                <text:p>698.573793493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99.5413472238">
                <text:p>699.541347223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00.5089009544">
                <text:p>700.508900954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01.476454685">
                <text:p>701.476454685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02.4440084156">
                <text:p>702.444008415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03.4115621462">
                <text:p>703.411562146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04.3791158768">
                <text:p>704.379115876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05.3466696074">
                <text:p>705.346669607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06.314223338">
                <text:p>706.31422333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07.2817770686">
                <text:p>707.281777068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08.2493307992">
                <text:p>708.249330799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09.2168845298">
                <text:p>709.216884529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10.1844382604">
                <text:p>710.184438260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11.151991991">
                <text:p>711.151991991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12.1195457216">
                <text:p>712.119545721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13.0870994522">
                <text:p>713.087099452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14.0546531828">
                <text:p>714.054653182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15.0222069134">
                <text:p>715.022206913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15.989760644">
                <text:p>715.98976064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16.9573143746">
                <text:p>716.957314374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17.9248681052">
                <text:p>717.924868105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18.8924218358">
                <text:p>718.892421835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19.8599755664">
                <text:p>719.859975566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20.827529297">
                <text:p>720.827529297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21.7950830276">
                <text:p>721.795083027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22.7626367582">
                <text:p>722.762636758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23.7301904888">
                <text:p>723.730190488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24.6977442194">
                <text:p>724.697744219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25.66529795">
                <text:p>725.66529795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26.6328516806">
                <text:p>726.632851680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27.6004054112">
                <text:p>727.600405411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28.5679591418">
                <text:p>728.567959141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29.5355128724">
                <text:p>729.535512872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30.503066603">
                <text:p>730.503066603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31.4706203336">
                <text:p>731.470620333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32.4381740642">
                <text:p>732.438174064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3.4057277948">
                <text:p>733.405727794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34.3732815254">
                <text:p>734.373281525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35.340835256">
                <text:p>735.34083525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36.3083889866">
                <text:p>736.308388986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37.2759427172">
                <text:p>737.275942717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38.2434964478">
                <text:p>738.243496447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39.2110501784">
                <text:p>739.211050178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40.178603909">
                <text:p>740.178603909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41.1461576396">
                <text:p>741.146157639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42.1137113702">
                <text:p>742.113711370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43.0812651008">
                <text:p>743.081265100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44.0488188314">
                <text:p>744.048818831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45.016372562">
                <text:p>745.01637256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45.9839262926">
                <text:p>745.983926292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46.9514800232">
                <text:p>746.951480023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47.9190337538">
                <text:p>747.919033753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48.8865874844">
                <text:p>748.886587484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49.854141215">
                <text:p>749.854141215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50.8216949456">
                <text:p>750.821694945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1.7892486762">
                <text:p>751.789248676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52.7568024068">
                <text:p>752.756802406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53.7243561374">
                <text:p>753.724356137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54.691909868">
                <text:p>754.69190986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55.6594635986">
                <text:p>755.659463598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56.6270173292">
                <text:p>756.627017329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57.5945710598">
                <text:p>757.594571059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58.5621247904">
                <text:p>758.562124790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59.529678521">
                <text:p>759.529678521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60.4972322516">
                <text:p>760.497232251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61.4647859822">
                <text:p>761.464785982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62.4323397128">
                <text:p>762.432339712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63.3998934434">
                <text:p>763.399893443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64.367447174">
                <text:p>764.36744717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65.3350009046">
                <text:p>765.335000904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66.3025546352">
                <text:p>766.302554635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67.2701083658">
                <text:p>767.270108365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68.2376620964">
                <text:p>768.237662096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69.205215827">
                <text:p>769.205215827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70.1727695576">
                <text:p>770.172769557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71.1403232882">
                <text:p>771.140323288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72.1078770188">
                <text:p>772.107877018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73.0754307494">
                <text:p>773.075430749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74.04298448">
                <text:p>774.0429844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75.0105382106">
                <text:p>775.010538210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75.9780919412">
                <text:p>775.978091941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76.9456456718">
                <text:p>776.945645671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77.9131994024">
                <text:p>777.913199402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78.880753133">
                <text:p>778.880753133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79.8483068636">
                <text:p>779.848306863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80.8158605942">
                <text:p>780.815860594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81.7834143248">
                <text:p>781.783414324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82.7509680554">
                <text:p>782.750968055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83.718521786">
                <text:p>783.71852178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84.6860755166">
                <text:p>784.686075516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85.6536292472">
                <text:p>785.653629247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86.6211829778">
                <text:p>786.621182977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87.5887367084">
                <text:p>787.588736708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88.556290439">
                <text:p>788.556290439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89.5238441696">
                <text:p>789.523844169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90.4913979002">
                <text:p>790.491397900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91.4589516308">
                <text:p>791.458951630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92.4265053614">
                <text:p>792.426505361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93.394059092">
                <text:p>793.39405909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94.3616128226">
                <text:p>794.361612822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95.3291665532">
                <text:p>795.329166553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96.2967202838">
                <text:p>796.296720283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97.2642740144">
                <text:p>797.264274014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98.231827745">
                <text:p>798.231827745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99.1993814756">
                <text:p>799.199381475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00.1669352062">
                <text:p>800.166935206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01.1344889368">
                <text:p>801.134488936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02.1020426674">
                <text:p>802.102042667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03.069596398">
                <text:p>803.06959639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04.0371501286">
                <text:p>804.037150128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05.0047038592">
                <text:p>805.004703859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05.9722575898">
                <text:p>805.972257589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06.9398113204">
                <text:p>806.939811320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07.907365051">
                <text:p>807.907365051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08.8749187816">
                <text:p>808.874918781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09.8424725122">
                <text:p>809.842472512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10.8100262428">
                <text:p>810.810026242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11.7775799734">
                <text:p>811.777579973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12.745133704">
                <text:p>812.74513370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13.7126874346">
                <text:p>813.712687434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14.6802411652">
                <text:p>814.680241165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15.6477948958">
                <text:p>815.647794895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16.6153486264">
                <text:p>816.615348626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17.582902357">
                <text:p>817.582902357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18.5504560876">
                <text:p>818.550456087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19.5180098182">
                <text:p>819.518009818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20.4855635488">
                <text:p>820.485563548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21.4531172794">
                <text:p>821.453117279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22.42067101">
                <text:p>822.42067101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23.3882247406">
                <text:p>823.388224740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24.3557784712">
                <text:p>824.355778471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25.3233322018">
                <text:p>825.323332201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26.2908859324">
                <text:p>826.290885932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27.258439663">
                <text:p>827.258439663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28.2259933936">
                <text:p>828.225993393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29.1935471242">
                <text:p>829.193547124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30.1611008548">
                <text:p>830.161100854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31.1286545854">
                <text:p>831.128654585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32.096208316">
                <text:p>832.09620831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33.0637620466">
                <text:p>833.063762046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34.0313157772">
                <text:p>834.031315777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34.9988695078">
                <text:p>834.998869507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35.9664232384">
                <text:p>835.966423238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36.933976969">
                <text:p>836.933976969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37.9015306996">
                <text:p>837.901530699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38.8690844302">
                <text:p>838.869084430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39.8366381608">
                <text:p>839.836638160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40.8041918914">
                <text:p>840.804191891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41.771745622">
                <text:p>841.77174562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42.7392993526">
                <text:p>842.739299352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43.7068530832">
                <text:p>843.706853083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44.6744068138">
                <text:p>844.674406813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45.6419605444">
                <text:p>845.641960544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46.609514275">
                <text:p>846.609514275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47.5770680056">
                <text:p>847.577068005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48.5446217362">
                <text:p>848.544621736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49.5121754668">
                <text:p>849.512175466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50.4797291974">
                <text:p>850.479729197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51.447282928">
                <text:p>851.44728292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52.4148366586">
                <text:p>852.414836658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53.3823903892">
                <text:p>853.382390389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54.3499441198">
                <text:p>854.349944119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55.3174978504">
                <text:p>855.317497850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56.285051581">
                <text:p>856.285051581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57.2526053116">
                <text:p>857.252605311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58.2201590422">
                <text:p>858.220159042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59.1877127728">
                <text:p>859.187712772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60.1552665034">
                <text:p>860.155266503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61.122820234">
                <text:p>861.12282023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62.0903739646">
                <text:p>862.090373964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63.0579276952">
                <text:p>863.057927695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64.0254814258">
                <text:p>864.025481425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64.9930351564">
                <text:p>864.993035156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65.960588887">
                <text:p>865.960588887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66.9281426176">
                <text:p>866.928142617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67.8956963482">
                <text:p>867.895696348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68.8632500788">
                <text:p>868.863250078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69.8308038094">
                <text:p>869.830803809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70.79835754">
                <text:p>870.7983575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71.7659112706">
                <text:p>871.765911270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72.7334650012">
                <text:p>872.733465001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73.7010187318">
                <text:p>873.701018731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74.6685724624">
                <text:p>874.668572462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75.636126193">
                <text:p>875.636126193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76.6036799236">
                <text:p>876.603679923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77.5712336542">
                <text:p>877.571233654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78.5387873848">
                <text:p>878.538787384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79.5063411154">
                <text:p>879.506341115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80.473894846">
                <text:p>880.47389484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81.4414485766">
                <text:p>881.441448576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82.4090023072">
                <text:p>882.409002307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83.3765560378">
                <text:p>883.376556037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84.3441097684">
                <text:p>884.344109768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85.311663499">
                <text:p>885.311663499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86.2792172296">
                <text:p>886.279217229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87.2467709602">
                <text:p>887.246770960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88.2143246908">
                <text:p>888.214324690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89.1818784214">
                <text:p>889.181878421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90.149432152">
                <text:p>890.14943215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91.1169858826">
                <text:p>891.116985882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92.0845396132">
                <text:p>892.084539613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93.0520933438">
                <text:p>893.052093343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94.0196470744">
                <text:p>894.019647074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94.987200805">
                <text:p>894.987200805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95.9547545356">
                <text:p>895.954754535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96.9223082662">
                <text:p>896.922308266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97.8898619968">
                <text:p>897.889861996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98.8574157274">
                <text:p>898.857415727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99.824969458">
                <text:p>899.82496945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00.7925231886">
                <text:p>900.792523188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01.7600769192">
                <text:p>901.760076919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02.7276306498">
                <text:p>902.727630649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03.6951843804">
                <text:p>903.695184380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04.662738111">
                <text:p>904.662738111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05.6302918416">
                <text:p>905.630291841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06.5978455722">
                <text:p>906.597845572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07.5653993028">
                <text:p>907.565399302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08.5329530334">
                <text:p>908.532953033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09.500506764">
                <text:p>909.50050676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10.4680604946">
                <text:p>910.468060494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11.4356142252">
                <text:p>911.435614225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12.4031679558">
                <text:p>912.403167955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13.3707216864">
                <text:p>913.3707216864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14.338275417">
                <text:p>914.338275417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15.3058291476">
                <text:p>915.3058291476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16.2733828782">
                <text:p>916.2733828782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17.2409366088">
                <text:p>917.2409366088</text:p>
              </table:table-cell>
              <table:table-cell office:value-type="float" office:value="-4.0943445622221">
                <text:p>-4.094344562222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18.2084903394">
                <text:p>918.2084903394</text:p>
              </table:table-cell>
              <table:table-cell office:value-type="float" office:value="-4.0943445622221">
                <text:p>-4.0943445622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